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BE0000005C853746C87C7DF292.png" manifest:media-type="image/png"/>
  <manifest:file-entry manifest:full-path="Pictures/10000001000001390000005C5F22C062A201AD6B.png" manifest:media-type="image/png"/>
  <manifest:file-entry manifest:full-path="Pictures/100000010000004F0000005CF1A4C75CEA444258.png" manifest:media-type="image/png"/>
  <manifest:file-entry manifest:full-path="Pictures/10000001000000CF0000005CFCE8C518850C17F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Table68" style:family="table">
      <style:table-properties style:width="3.7007in" fo:margin-left="0.3757in" table:align="left"/>
    </style:style>
    <style:style style:name="Table68.A" style:family="table-column">
      <style:table-column-properties style:column-width="1.8896in"/>
    </style:style>
    <style:style style:name="Table68.B" style:family="table-column">
      <style:table-column-properties style:column-width="1.8111in"/>
    </style:style>
    <style:style style:name="Table68.1" style:family="table-row">
      <style:table-row-properties style:min-row-height="0.5576in"/>
    </style:style>
    <style:style style:name="Table68.A1" style:family="table-cell">
      <style:table-cell-properties fo:padding-left="0in" fo:padding-right="0.0799in" fo:padding-top="0.0875in" fo:padding-bottom="0in" fo:border-left="none" fo:border-right="none" fo:border-top="1pt solid #000000" fo:border-bottom="1pt solid #000000" style:writing-mode="lr-tb"/>
    </style:style>
    <style:style style:name="Table68.2" style:family="table-row">
      <style:table-row-properties style:min-row-height="0.4431in"/>
    </style:style>
    <style:style style:name="Table68.A2" style:family="table-cell">
      <style:table-cell-properties fo:padding-left="0in" fo:padding-right="0.0799in" fo:padding-top="0.0875in" fo:padding-bottom="0in" fo:border-left="none" fo:border-right="none" fo:border-top="1pt solid #000000" fo:border-bottom="none" style:writing-mode="lr-tb"/>
    </style:style>
    <style:style style:name="Table68.3" style:family="table-row">
      <style:table-row-properties style:min-row-height="0.5611in"/>
    </style:style>
    <style:style style:name="Table68.A3" style:family="table-cell">
      <style:table-cell-properties style:vertical-align="middle" fo:padding-left="0in" fo:padding-right="0.0799in" fo:padding-top="0.0875in" fo:padding-bottom="0in" fo:border="none" style:writing-mode="lr-tb"/>
    </style:style>
    <style:style style:name="Table68.4" style:family="table-row">
      <style:table-row-properties style:min-row-height="0.5653in"/>
    </style:style>
    <style:style style:name="Table68.7" style:family="table-row">
      <style:table-row-properties style:min-row-height="0.6806in"/>
    </style:style>
    <style:style style:name="Table68.A7" style:family="table-cell">
      <style:table-cell-properties fo:padding-left="0in" fo:padding-right="0.0799in" fo:padding-top="0.0875in" fo:padding-bottom="0in" fo:border-left="none" fo:border-right="none" fo:border-top="none" fo:border-bottom="1pt solid #000000" style:writing-mode="lr-tb"/>
    </style:style>
    <style:style style:name="Table68.B7" style:family="table-cell">
      <style:table-cell-properties fo:padding-left="0in" fo:padding-right="0.0799in" fo:padding-top="0.0875in" fo:padding-bottom="0in" fo:border-left="none" fo:border-right="none" fo:border-top="none" fo:border-bottom="1pt solid #000000" style:writing-mode="lr-tb"/>
    </style:style>
    <style:style style:name="Table69" style:family="table">
      <style:table-properties style:width="4.3035in" fo:margin-left="0.2819in" table:align="left"/>
    </style:style>
    <style:style style:name="Table69.A" style:family="table-column">
      <style:table-column-properties style:column-width="1.8882in"/>
    </style:style>
    <style:style style:name="Table69.B" style:family="table-column">
      <style:table-column-properties style:column-width="2.4153in"/>
    </style:style>
    <style:style style:name="Table69.1" style:family="table-row">
      <style:table-row-properties style:min-row-height="0.4201in"/>
    </style:style>
    <style:style style:name="Table69.A1" style:family="table-cell">
      <style:table-cell-properties fo:padding-left="0in" fo:padding-right="0.0799in" fo:padding-top="0.0875in" fo:padding-bottom="0in" fo:border-left="none" fo:border-right="none" fo:border-top="1pt solid #000000" fo:border-bottom="1pt solid #000000" style:writing-mode="lr-tb"/>
    </style:style>
    <style:style style:name="Table69.2" style:family="table-row">
      <style:table-row-properties style:min-row-height="0.3743in"/>
    </style:style>
    <style:style style:name="Table69.A2" style:family="table-cell">
      <style:table-cell-properties style:vertical-align="middle" fo:padding-left="0in" fo:padding-right="0.0799in" fo:padding-top="0.0875in" fo:padding-bottom="0in" fo:border-left="none" fo:border-right="none" fo:border-top="1pt solid #000000" fo:border-bottom="none" style:writing-mode="lr-tb"/>
    </style:style>
    <style:style style:name="Table69.3" style:family="table-row">
      <style:table-row-properties style:min-row-height="0.4236in"/>
    </style:style>
    <style:style style:name="Table69.A3" style:family="table-cell">
      <style:table-cell-properties style:vertical-align="middle" fo:padding-left="0in" fo:padding-right="0.0799in" fo:padding-top="0.0875in" fo:padding-bottom="0in" fo:border="none" style:writing-mode="lr-tb"/>
    </style:style>
    <style:style style:name="Table69.4" style:family="table-row">
      <style:table-row-properties style:min-row-height="0.4264in"/>
    </style:style>
    <style:style style:name="Table69.6" style:family="table-row">
      <style:table-row-properties style:min-row-height="0.4271in"/>
    </style:style>
    <style:style style:name="Table69.7" style:family="table-row">
      <style:table-row-properties style:min-row-height="0.4528in"/>
    </style:style>
    <style:style style:name="Table69.8" style:family="table-row">
      <style:table-row-properties style:min-row-height="0.5014in"/>
    </style:style>
    <style:style style:name="Table69.A8" style:family="table-cell">
      <style:table-cell-properties style:vertical-align="middle" fo:padding-left="0in" fo:padding-right="0.0799in" fo:padding-top="0.0875in" fo:padding-bottom="0in" fo:border-left="none" fo:border-right="none" fo:border-top="none" fo:border-bottom="1pt solid #000000" style:writing-mode="lr-tb"/>
    </style:style>
    <style:style style:name="Table70" style:family="table">
      <style:table-properties style:width="4.4576in" fo:margin-left="0.3257in" table:align="left"/>
    </style:style>
    <style:style style:name="Table70.A" style:family="table-column">
      <style:table-column-properties style:column-width="2.2681in"/>
    </style:style>
    <style:style style:name="Table70.B" style:family="table-column">
      <style:table-column-properties style:column-width="2.1896in"/>
    </style:style>
    <style:style style:name="Table70.1" style:family="table-row">
      <style:table-row-properties style:min-row-height="0.4007in"/>
    </style:style>
    <style:style style:name="Table70.A1" style:family="table-cell">
      <style:table-cell-properties fo:padding-left="0in" fo:padding-right="0.0799in" fo:padding-top="0.0875in" fo:padding-bottom="0in" fo:border-left="none" fo:border-right="none" fo:border-top="1pt solid #000000" fo:border-bottom="1pt solid #000000" style:writing-mode="lr-tb"/>
    </style:style>
    <style:style style:name="Table70.2" style:family="table-row">
      <style:table-row-properties style:min-row-height="0.3653in"/>
    </style:style>
    <style:style style:name="Table70.A2" style:family="table-cell">
      <style:table-cell-properties style:vertical-align="middle" fo:padding-left="0in" fo:padding-right="0.0799in" fo:padding-top="0.0875in" fo:padding-bottom="0in" fo:border-left="none" fo:border-right="none" fo:border-top="1pt solid #000000" fo:border-bottom="none" style:writing-mode="lr-tb"/>
    </style:style>
    <style:style style:name="Table70.3" style:family="table-row">
      <style:table-row-properties style:min-row-height="0.4042in"/>
    </style:style>
    <style:style style:name="Table70.A3" style:family="table-cell">
      <style:table-cell-properties style:vertical-align="middle" fo:padding-left="0in" fo:padding-right="0.0799in" fo:padding-top="0.0875in" fo:padding-bottom="0in" fo:border="none" style:writing-mode="lr-tb"/>
    </style:style>
    <style:style style:name="Table70.4" style:family="table-row">
      <style:table-row-properties style:min-row-height="0.4451in"/>
    </style:style>
    <style:style style:name="Table70.A4" style:family="table-cell">
      <style:table-cell-properties style:vertical-align="middle" fo:padding-left="0in" fo:padding-right="0.0799in" fo:padding-top="0.0875in" fo:padding-bottom="0in" fo:border-left="none" fo:border-right="none" fo:border-top="none" fo:border-bottom="1pt solid #000000" style:writing-mode="lr-tb"/>
    </style:style>
    <style:style style:name="Table71" style:family="table">
      <style:table-properties style:width="4.5104in" fo:margin-left="0.359in" table:align="left"/>
    </style:style>
    <style:style style:name="Table71.A" style:family="table-column">
      <style:table-column-properties style:column-width="2.2951in"/>
    </style:style>
    <style:style style:name="Table71.B" style:family="table-column">
      <style:table-column-properties style:column-width="2.2153in"/>
    </style:style>
    <style:style style:name="Table71.1" style:family="table-row">
      <style:table-row-properties style:min-row-height="0.3868in"/>
    </style:style>
    <style:style style:name="Table71.A1" style:family="table-cell">
      <style:table-cell-properties style:vertical-align="middle" fo:padding-left="0in" fo:padding-right="0.0799in" fo:padding-top="0in" fo:padding-bottom="0in" fo:border-left="none" fo:border-right="none" fo:border-top="1pt solid #000000" fo:border-bottom="1pt solid #000000" style:writing-mode="lr-tb"/>
    </style:style>
    <style:style style:name="Table71.2" style:family="table-row">
      <style:table-row-properties style:min-row-height="0.3576in"/>
    </style:style>
    <style:style style:name="Table71.A2" style:family="table-cell">
      <style:table-cell-properties style:vertical-align="middle" fo:padding-left="0in" fo:padding-right="0.0799in" fo:padding-top="0in" fo:padding-bottom="0in" fo:border-left="none" fo:border-right="none" fo:border-top="1pt solid #000000" fo:border-bottom="none" style:writing-mode="lr-tb"/>
    </style:style>
    <style:style style:name="Table71.3" style:family="table-row">
      <style:table-row-properties style:min-row-height="0.3903in"/>
    </style:style>
    <style:style style:name="Table71.A3" style:family="table-cell">
      <style:table-cell-properties style:vertical-align="middle" fo:padding-left="0in" fo:padding-right="0.0799in" fo:padding-top="0in" fo:padding-bottom="0in" fo:border="none" style:writing-mode="lr-tb"/>
    </style:style>
    <style:style style:name="Table71.4" style:family="table-row">
      <style:table-row-properties style:min-row-height="0.3931in"/>
    </style:style>
    <style:style style:name="Table71.6" style:family="table-row">
      <style:table-row-properties style:min-row-height="0.3938in"/>
    </style:style>
    <style:style style:name="Table71.9" style:family="table-row">
      <style:table-row-properties style:min-row-height="0.3944in"/>
    </style:style>
    <style:style style:name="Table71.16" style:family="table-row">
      <style:table-row-properties style:min-row-height="0.4243in"/>
    </style:style>
    <style:style style:name="Table71.A16" style:family="table-cell">
      <style:table-cell-properties style:vertical-align="middle" fo:padding-left="0in" fo:padding-right="0.0799in" fo:padding-top="0in" fo:padding-bottom="0in" fo:border-left="none" fo:border-right="none" fo:border-top="none" fo:border-bottom="1pt solid #000000" style:writing-mode="lr-tb"/>
    </style:style>
    <style:style style:name="Table72" style:family="table">
      <style:table-properties style:width="4.5424in" fo:margin-left="0.016in" table:align="left"/>
    </style:style>
    <style:style style:name="Table72.A" style:family="table-column">
      <style:table-column-properties style:column-width="1.4493in"/>
    </style:style>
    <style:style style:name="Table72.B" style:family="table-column">
      <style:table-column-properties style:column-width="3.0931in"/>
    </style:style>
    <style:style style:name="Table72.1" style:family="table-row">
      <style:table-row-properties style:min-row-height="0.4785in"/>
    </style:style>
    <style:style style:name="Table72.A1" style:family="table-cell">
      <style:table-cell-properties fo:padding-left="0in" fo:padding-right="0.0799in" fo:padding-top="0.0868in" fo:padding-bottom="0in" fo:border-left="none" fo:border-right="none" fo:border-top="1pt solid #000000" fo:border-bottom="1pt solid #000000" style:writing-mode="lr-tb"/>
    </style:style>
    <style:style style:name="Table72.2" style:family="table-row">
      <style:table-row-properties style:min-row-height="0.3396in"/>
    </style:style>
    <style:style style:name="Table72.A2" style:family="table-cell">
      <style:table-cell-properties style:vertical-align="middle" fo:padding-left="0in" fo:padding-right="0.0799in" fo:padding-top="0.0868in" fo:padding-bottom="0in" fo:border-left="none" fo:border-right="none" fo:border-top="1pt solid #000000" fo:border-bottom="none" style:writing-mode="lr-tb"/>
    </style:style>
    <style:style style:name="Table72.3" style:family="table-row">
      <style:table-row-properties style:min-row-height="0.3542in"/>
    </style:style>
    <style:style style:name="Table72.A3" style:family="table-cell">
      <style:table-cell-properties style:vertical-align="middle" fo:padding-left="0in" fo:padding-right="0.0799in" fo:padding-top="0.0868in" fo:padding-bottom="0in" fo:border="none" style:writing-mode="lr-tb"/>
    </style:style>
    <style:style style:name="Table72.4" style:family="table-row">
      <style:table-row-properties style:min-row-height="0.3576in"/>
    </style:style>
    <style:style style:name="Table72.7" style:family="table-row">
      <style:table-row-properties style:min-row-height="0.3583in"/>
    </style:style>
    <style:style style:name="Table72.14" style:family="table-row">
      <style:table-row-properties style:min-row-height="0.3708in"/>
    </style:style>
    <style:style style:name="Table72.A14" style:family="table-cell">
      <style:table-cell-properties style:vertical-align="middle" fo:padding-left="0in" fo:padding-right="0.0799in" fo:padding-top="0.0868in" fo:padding-bottom="0in" fo:border-left="none" fo:border-right="none" fo:border-top="none" fo:border-bottom="1pt solid #000000" style:writing-mode="lr-tb"/>
    </style:style>
    <style:style style:name="Table73" style:family="table">
      <style:table-properties style:width="4.5979in" fo:margin-left="0.1521in" table:align="left"/>
    </style:style>
    <style:style style:name="Table73.A" style:family="table-column">
      <style:table-column-properties style:column-width="1.3215in"/>
    </style:style>
    <style:style style:name="Table73.B" style:family="table-column">
      <style:table-column-properties style:column-width="3.2764in"/>
    </style:style>
    <style:style style:name="Table73.1" style:family="table-row">
      <style:table-row-properties style:min-row-height="0.584in"/>
    </style:style>
    <style:style style:name="Table73.A1" style:family="table-cell">
      <style:table-cell-properties fo:padding-left="0in" fo:padding-right="0.0799in" fo:padding-top="0.0875in" fo:padding-bottom="0in" fo:border-left="none" fo:border-right="none" fo:border-top="1pt solid #000000" fo:border-bottom="1pt solid #000000" style:writing-mode="lr-tb"/>
    </style:style>
    <style:style style:name="Table73.2" style:family="table-row">
      <style:table-row-properties style:min-row-height="0.3382in"/>
    </style:style>
    <style:style style:name="Table73.A2" style:family="table-cell">
      <style:table-cell-properties style:vertical-align="middle" fo:padding-left="0in" fo:padding-right="0.0799in" fo:padding-top="0.0875in" fo:padding-bottom="0in" fo:border-left="none" fo:border-right="none" fo:border-top="1pt solid #000000" fo:border-bottom="none" style:writing-mode="lr-tb"/>
    </style:style>
    <style:style style:name="Table73.3" style:family="table-row">
      <style:table-row-properties style:min-row-height="0.35in"/>
    </style:style>
    <style:style style:name="Table73.A3" style:family="table-cell">
      <style:table-cell-properties style:vertical-align="middle" fo:padding-left="0in" fo:padding-right="0.0799in" fo:padding-top="0.0875in" fo:padding-bottom="0in" fo:border="none" style:writing-mode="lr-tb"/>
    </style:style>
    <style:style style:name="Table73.4" style:family="table-row">
      <style:table-row-properties style:min-row-height="0.3542in"/>
    </style:style>
    <style:style style:name="Table73.14" style:family="table-row">
      <style:table-row-properties style:min-row-height="0.3653in"/>
    </style:style>
    <style:style style:name="Table73.A14" style:family="table-cell">
      <style:table-cell-properties style:vertical-align="middle" fo:padding-left="0in" fo:padding-right="0.0799in" fo:padding-top="0.0875in" fo:padding-bottom="0in" fo:border-left="none" fo:border-right="none" fo:border-top="none" fo:border-bottom="1pt solid #000000" style:writing-mode="lr-tb"/>
    </style:style>
    <style:style style:name="Table74" style:family="table">
      <style:table-properties style:width="4.6243in" fo:margin-left="0.0292in" table:align="left"/>
    </style:style>
    <style:style style:name="Table74.A" style:family="table-column">
      <style:table-column-properties style:column-width="1.4993in"/>
    </style:style>
    <style:style style:name="Table74.B" style:family="table-column">
      <style:table-column-properties style:column-width="3.125in"/>
    </style:style>
    <style:style style:name="Table74.1" style:family="table-row">
      <style:table-row-properties style:min-row-height="0.4347in"/>
    </style:style>
    <style:style style:name="Table74.A1" style:family="table-cell">
      <style:table-cell-properties fo:padding-left="0in" fo:padding-right="0.0799in" fo:padding-top="0.0868in" fo:padding-bottom="0in" fo:border-left="none" fo:border-right="none" fo:border-top="1pt solid #000000" fo:border-bottom="1pt solid #000000" style:writing-mode="lr-tb"/>
    </style:style>
    <style:style style:name="Table74.2" style:family="table-row">
      <style:table-row-properties style:min-row-height="0.4431in"/>
    </style:style>
    <style:style style:name="Table74.A2" style:family="table-cell">
      <style:table-cell-properties fo:padding-left="0in" fo:padding-right="0.0799in" fo:padding-top="0.0868in" fo:padding-bottom="0in" fo:border-left="none" fo:border-right="none" fo:border-top="1pt solid #000000" fo:border-bottom="none" style:writing-mode="lr-tb"/>
    </style:style>
    <style:style style:name="Table74.3" style:family="table-row">
      <style:table-row-properties style:min-row-height="0.5618in"/>
    </style:style>
    <style:style style:name="Table74.A3" style:family="table-cell">
      <style:table-cell-properties style:vertical-align="middle" fo:padding-left="0in" fo:padding-right="0.0799in" fo:padding-top="0.0868in" fo:padding-bottom="0in" fo:border="none" style:writing-mode="lr-tb"/>
    </style:style>
    <style:style style:name="Table74.4" style:family="table-row">
      <style:table-row-properties style:min-row-height="0.566in"/>
    </style:style>
    <style:style style:name="Table74.6" style:family="table-row">
      <style:table-row-properties style:min-row-height="0.5653in"/>
    </style:style>
    <style:style style:name="Table74.10" style:family="table-row">
      <style:table-row-properties style:min-row-height="0.6826in"/>
    </style:style>
    <style:style style:name="Table74.A10" style:family="table-cell">
      <style:table-cell-properties fo:padding-left="0in" fo:padding-right="0.0799in" fo:padding-top="0.0868in" fo:padding-bottom="0in" fo:border-left="none" fo:border-right="none" fo:border-top="none" fo:border-bottom="1pt solid #000000" style:writing-mode="lr-tb"/>
    </style:style>
    <style:style style:name="Table74.B10" style:family="table-cell">
      <style:table-cell-properties fo:padding-left="0in" fo:padding-right="0.0799in" fo:padding-top="0.0868in" fo:padding-bottom="0in" fo:border-left="none" fo:border-right="none" fo:border-top="none" fo:border-bottom="1pt solid #000000" style:writing-mode="lr-tb"/>
    </style:style>
    <style:style style:name="Table75" style:family="table">
      <style:table-properties style:width="4.3854in" fo:margin-left="0.2049in" table:align="left"/>
    </style:style>
    <style:style style:name="Table75.A" style:family="table-column">
      <style:table-column-properties style:column-width="1.4451in"/>
    </style:style>
    <style:style style:name="Table75.B" style:family="table-column">
      <style:table-column-properties style:column-width="2.9403in"/>
    </style:style>
    <style:style style:name="Table75.1" style:family="table-row">
      <style:table-row-properties style:min-row-height="0.4083in"/>
    </style:style>
    <style:style style:name="Table75.A1" style:family="table-cell">
      <style:table-cell-properties fo:padding="0in" fo:border="none" style:writing-mode="lr-tb"/>
    </style:style>
    <style:style style:name="Table75.2" style:family="table-row">
      <style:table-row-properties style:min-row-height="0.6632in"/>
    </style:style>
    <style:style style:name="Table75.A2" style:family="table-cell">
      <style:table-cell-properties style:vertical-align="middle" fo:padding="0in" fo:border="none" style:writing-mode="lr-tb"/>
    </style:style>
    <style:style style:name="Table75.3" style:family="table-row">
      <style:table-row-properties style:min-row-height="0.6625in"/>
    </style:style>
    <style:style style:name="Table75.6" style:family="table-row">
      <style:table-row-properties style:min-row-height="0.775in"/>
    </style:style>
    <style:style style:name="Table75.B6" style:family="table-cell">
      <style:table-cell-properties style:vertical-align="bottom" fo:padding="0in" fo:border="none" style:writing-mode="lr-tb"/>
    </style:style>
    <style:style style:name="Table75.7" style:family="table-row">
      <style:table-row-properties style:min-row-height="0.2944in"/>
    </style:style>
    <style:style style:name="Table76" style:family="table">
      <style:table-properties style:width="4.584in" fo:margin-left="0.2229in" table:align="left"/>
    </style:style>
    <style:style style:name="Table76.A" style:family="table-column">
      <style:table-column-properties style:column-width="1.6111in"/>
    </style:style>
    <style:style style:name="Table76.B" style:family="table-column">
      <style:table-column-properties style:column-width="2.9729in"/>
    </style:style>
    <style:style style:name="Table76.1" style:family="table-row">
      <style:table-row-properties style:min-row-height="0.316in"/>
    </style:style>
    <style:style style:name="Table76.A1" style:family="table-cell">
      <style:table-cell-properties style:vertical-align="middle" fo:padding-left="0in" fo:padding-right="0.0021in" fo:padding-top="0.0785in" fo:padding-bottom="0.0694in" fo:border-left="none" fo:border-right="none" fo:border-top="1pt solid #000000" fo:border-bottom="1pt solid #000000" style:writing-mode="lr-tb"/>
    </style:style>
    <style:style style:name="Table76.2" style:family="table-row">
      <style:table-row-properties style:min-row-height="0.334in"/>
    </style:style>
    <style:style style:name="Table76.A2" style:family="table-cell">
      <style:table-cell-properties style:vertical-align="middle" fo:padding-left="0in" fo:padding-right="0.0021in" fo:padding-top="0.0785in" fo:padding-bottom="0.0694in" fo:border-left="none" fo:border-right="none" fo:border-top="1pt solid #000000" fo:border-bottom="none" style:writing-mode="lr-tb"/>
    </style:style>
    <style:style style:name="Table76.3" style:family="table-row">
      <style:table-row-properties style:min-row-height="0.55in"/>
    </style:style>
    <style:style style:name="Table76.A3" style:family="table-cell">
      <style:table-cell-properties fo:padding-left="0in" fo:padding-right="0.0021in" fo:padding-top="0.0785in" fo:padding-bottom="0.0694in" fo:border="none" style:writing-mode="lr-tb"/>
    </style:style>
    <style:style style:name="Table76.B3" style:family="table-cell">
      <style:table-cell-properties style:vertical-align="middle" fo:padding-left="0in" fo:padding-right="0.0021in" fo:padding-top="0.0785in" fo:padding-bottom="0.0694in" fo:border="none" style:writing-mode="lr-tb"/>
    </style:style>
    <style:style style:name="Table76.4" style:family="table-row">
      <style:table-row-properties style:min-row-height="0.5368in"/>
    </style:style>
    <style:style style:name="Table76.A4" style:family="table-cell">
      <style:table-cell-properties fo:padding-left="0in" fo:padding-right="0.0021in" fo:padding-top="0.0785in" fo:padding-bottom="0.0694in" fo:border="none" style:writing-mode="lr-tb"/>
    </style:style>
    <style:style style:name="Table76.5" style:family="table-row">
      <style:table-row-properties style:min-row-height="0.5361in"/>
    </style:style>
    <style:style style:name="Table76.A5" style:family="table-cell">
      <style:table-cell-properties fo:padding-left="0in" fo:padding-right="0.0021in" fo:padding-top="0.0785in" fo:padding-bottom="0.0694in" fo:border="none" style:writing-mode="lr-tb"/>
    </style:style>
    <style:style style:name="Table76.A6" style:family="table-cell">
      <style:table-cell-properties fo:padding-left="0in" fo:padding-right="0.0021in" fo:padding-top="0.0785in" fo:padding-bottom="0.0694in" fo:border="none" style:writing-mode="lr-tb"/>
    </style:style>
    <style:style style:name="Table76.A7" style:family="table-cell">
      <style:table-cell-properties fo:padding-left="0in" fo:padding-right="0.0021in" fo:padding-top="0.0785in" fo:padding-bottom="0.0694in" fo:border="none" style:writing-mode="lr-tb"/>
    </style:style>
    <style:style style:name="Table76.8" style:family="table-row">
      <style:table-row-properties style:min-row-height="0.4153in"/>
    </style:style>
    <style:style style:name="Table76.A8" style:family="table-cell">
      <style:table-cell-properties fo:padding-left="0in" fo:padding-right="0.0021in" fo:padding-top="0.0785in" fo:padding-bottom="0.0694in" fo:border="none" style:writing-mode="lr-tb"/>
    </style:style>
    <style:style style:name="Table76.B8" style:family="table-cell">
      <style:table-cell-properties fo:padding-left="0in" fo:padding-right="0.0021in" fo:padding-top="0.0785in" fo:padding-bottom="0.0694in" fo:border="none" style:writing-mode="lr-tb"/>
    </style:style>
    <style:style style:name="Table76.9" style:family="table-row">
      <style:table-row-properties style:min-row-height="0.5278in"/>
    </style:style>
    <style:style style:name="Table76.10" style:family="table-row">
      <style:table-row-properties style:min-row-height="0.6493in"/>
    </style:style>
    <style:style style:name="Table76.A10" style:family="table-cell">
      <style:table-cell-properties fo:padding-left="0in" fo:padding-right="0.0021in" fo:padding-top="0.0785in" fo:padding-bottom="0.0694in" fo:border="none" style:writing-mode="lr-tb"/>
    </style:style>
    <style:style style:name="Table76.B10" style:family="table-cell">
      <style:table-cell-properties style:vertical-align="bottom" fo:padding-left="0in" fo:padding-right="0.0021in" fo:padding-top="0.0785in" fo:padding-bottom="0.0694in" fo:border="none" style:writing-mode="lr-tb"/>
    </style:style>
    <style:style style:name="Table76.11" style:family="table-row">
      <style:table-row-properties style:min-row-height="0.4236in"/>
    </style:style>
    <style:style style:name="Table76.A11" style:family="table-cell">
      <style:table-cell-properties fo:padding-left="0in" fo:padding-right="0.0021in" fo:padding-top="0.0785in" fo:padding-bottom="0.0694in" fo:border="none" style:writing-mode="lr-tb"/>
    </style:style>
    <style:style style:name="Table76.B11" style:family="table-cell">
      <style:table-cell-properties fo:padding-left="0in" fo:padding-right="0.0021in" fo:padding-top="0.0785in" fo:padding-bottom="0.0694in" fo:border="none" style:writing-mode="lr-tb"/>
    </style:style>
    <style:style style:name="Table76.12" style:family="table-row">
      <style:table-row-properties style:min-row-height="0.6382in"/>
    </style:style>
    <style:style style:name="Table76.A12" style:family="table-cell">
      <style:table-cell-properties fo:padding-left="0in" fo:padding-right="0.0021in" fo:padding-top="0.0785in" fo:padding-bottom="0.0694in" fo:border-left="none" fo:border-right="none" fo:border-top="none" fo:border-bottom="1pt solid #000000" style:writing-mode="lr-tb"/>
    </style:style>
    <style:style style:name="Table76.B12" style:family="table-cell">
      <style:table-cell-properties style:vertical-align="bottom" fo:padding-left="0in" fo:padding-right="0.0021in" fo:padding-top="0.0785in" fo:padding-bottom="0.0694in" fo:border-left="none" fo:border-right="none" fo:border-top="none" fo:border-bottom="1pt solid #000000" style:writing-mode="lr-tb"/>
    </style:style>
    <style:style style:name="Table77" style:family="table">
      <style:table-properties style:width="4.5444in" fo:margin-left="0.1833in" table:align="left"/>
    </style:style>
    <style:style style:name="Table77.A" style:family="table-column">
      <style:table-column-properties style:column-width="1.7375in"/>
    </style:style>
    <style:style style:name="Table77.B" style:family="table-column">
      <style:table-column-properties style:column-width="2.8069in"/>
    </style:style>
    <style:style style:name="Table77.1" style:family="table-row">
      <style:table-row-properties style:min-row-height="0.6792in"/>
    </style:style>
    <style:style style:name="Table77.A1" style:family="table-cell">
      <style:table-cell-properties fo:padding-left="0in" fo:padding-right="0.0799in" fo:padding-top="0.0875in" fo:padding-bottom="0in" fo:border-left="none" fo:border-right="none" fo:border-top="1pt solid #000000" fo:border-bottom="1pt solid #000000" style:writing-mode="lr-tb"/>
    </style:style>
    <style:style style:name="Table77.2" style:family="table-row">
      <style:table-row-properties style:min-row-height="0.5042in"/>
    </style:style>
    <style:style style:name="Table77.A2" style:family="table-cell">
      <style:table-cell-properties fo:padding-left="0in" fo:padding-right="0.0799in" fo:padding-top="0.0875in" fo:padding-bottom="0in" fo:border-left="none" fo:border-right="none" fo:border-top="1pt solid #000000" fo:border-bottom="none" style:writing-mode="lr-tb"/>
    </style:style>
    <style:style style:name="Table77.3" style:family="table-row">
      <style:table-row-properties style:min-row-height="0.6826in"/>
    </style:style>
    <style:style style:name="Table77.A3" style:family="table-cell">
      <style:table-cell-properties style:vertical-align="middle" fo:padding-left="0in" fo:padding-right="0.0799in" fo:padding-top="0.0875in" fo:padding-bottom="0in" fo:border="none" style:writing-mode="lr-tb"/>
    </style:style>
    <style:style style:name="Table77.4" style:family="table-row">
      <style:table-row-properties style:min-row-height="0.8639in"/>
    </style:style>
    <style:style style:name="Table77.A4" style:family="table-cell">
      <style:table-cell-properties fo:padding-left="0in" fo:padding-right="0.0799in" fo:padding-top="0.0875in" fo:padding-bottom="0in" fo:border-left="none" fo:border-right="none" fo:border-top="none" fo:border-bottom="1pt solid #000000" style:writing-mode="lr-tb"/>
    </style:style>
    <style:style style:name="Table77.B4" style:family="table-cell">
      <style:table-cell-properties style:vertical-align="middle" fo:padding-left="0in" fo:padding-right="0.0799in" fo:padding-top="0.0875in" fo:padding-bottom="0in" fo:border-left="none" fo:border-right="none" fo:border-top="none" fo:border-bottom="1pt solid #000000" style:writing-mode="lr-tb"/>
    </style:style>
    <style:style style:name="Table78" style:family="table">
      <style:table-properties style:width="4.4924in" fo:margin-left="0.0819in" table:align="left"/>
    </style:style>
    <style:style style:name="Table78.A" style:family="table-column">
      <style:table-column-properties style:column-width="1.7188in"/>
    </style:style>
    <style:style style:name="Table78.B" style:family="table-column">
      <style:table-column-properties style:column-width="2.7736in"/>
    </style:style>
    <style:style style:name="Table78.1" style:family="table-row">
      <style:table-row-properties style:min-row-height="0.3417in"/>
    </style:style>
    <style:style style:name="Table78.A1" style:family="table-cell">
      <style:table-cell-properties style:vertical-align="middle" fo:padding-left="0in" fo:padding-right="0.0799in" fo:padding-top="0in" fo:padding-bottom="0in" fo:border-left="none" fo:border-right="none" fo:border-top="1pt solid #000000" fo:border-bottom="1pt solid #000000" style:writing-mode="lr-tb"/>
    </style:style>
    <style:style style:name="Table78.2" style:family="table-row">
      <style:table-row-properties style:min-row-height="0.3347in"/>
    </style:style>
    <style:style style:name="Table78.A2" style:family="table-cell">
      <style:table-cell-properties style:vertical-align="middle" fo:padding-left="0in" fo:padding-right="0.0799in" fo:padding-top="0in" fo:padding-bottom="0in" fo:border-left="none" fo:border-right="none" fo:border-top="1pt solid #000000" fo:border-bottom="none" style:writing-mode="lr-tb"/>
    </style:style>
    <style:style style:name="Table78.3" style:family="table-row">
      <style:table-row-properties style:min-row-height="0.3451in"/>
    </style:style>
    <style:style style:name="Table78.A3" style:family="table-cell">
      <style:table-cell-properties style:vertical-align="middle" fo:padding-left="0in" fo:padding-right="0.0799in" fo:padding-top="0in" fo:padding-bottom="0in" fo:border="none" style:writing-mode="lr-tb"/>
    </style:style>
    <style:style style:name="Table78.4" style:family="table-row">
      <style:table-row-properties style:min-row-height="0.3493in"/>
    </style:style>
    <style:style style:name="Table78.6" style:family="table-row">
      <style:table-row-properties style:min-row-height="0.3569in"/>
    </style:style>
    <style:style style:name="Table78.A6" style:family="table-cell">
      <style:table-cell-properties style:vertical-align="middle" fo:padding-left="0in" fo:padding-right="0.0799in" fo:padding-top="0in" fo:padding-bottom="0in" fo:border-left="none" fo:border-right="none" fo:border-top="none" fo:border-bottom="1pt solid #000000" style:writing-mode="lr-tb"/>
    </style:style>
    <style:style style:name="Table79" style:family="table">
      <style:table-properties style:width="4.5104in" fo:margin-left="0.0819in" table:align="left"/>
    </style:style>
    <style:style style:name="Table79.A" style:family="table-column">
      <style:table-column-properties style:column-width="1.7257in"/>
    </style:style>
    <style:style style:name="Table79.B" style:family="table-column">
      <style:table-column-properties style:column-width="2.7847in"/>
    </style:style>
    <style:style style:name="Table79.1" style:family="table-row">
      <style:table-row-properties style:min-row-height="0.3236in"/>
    </style:style>
    <style:style style:name="Table79.A1" style:family="table-cell">
      <style:table-cell-properties style:vertical-align="middle" fo:padding-left="0in" fo:padding-right="0.0799in" fo:padding-top="0in" fo:padding-bottom="0in" fo:border-left="none" fo:border-right="none" fo:border-top="1pt solid #000000" fo:border-bottom="1pt solid #000000" style:writing-mode="lr-tb"/>
    </style:style>
    <style:style style:name="Table79.2" style:family="table-row">
      <style:table-row-properties style:min-row-height="0.3646in"/>
    </style:style>
    <style:style style:name="Table79.A2" style:family="table-cell">
      <style:table-cell-properties style:vertical-align="middle" fo:padding-left="0in" fo:padding-right="0.0799in" fo:padding-top="0in" fo:padding-bottom="0in" fo:border-left="none" fo:border-right="none" fo:border-top="1pt solid #000000" fo:border-bottom="none" style:writing-mode="lr-tb"/>
    </style:style>
    <style:style style:name="Table79.3" style:family="table-row">
      <style:table-row-properties style:min-row-height="0.4035in"/>
    </style:style>
    <style:style style:name="Table79.A3" style:family="table-cell">
      <style:table-cell-properties style:vertical-align="middle" fo:padding-left="0in" fo:padding-right="0.0799in" fo:padding-top="0in" fo:padding-bottom="0in" fo:border="none" style:writing-mode="lr-tb"/>
    </style:style>
    <style:style style:name="Table79.4" style:family="table-row">
      <style:table-row-properties style:min-row-height="0.4069in"/>
    </style:style>
    <style:style style:name="Table79.6" style:family="table-row">
      <style:table-row-properties style:min-row-height="0.4444in"/>
    </style:style>
    <style:style style:name="Table79.A6" style:family="table-cell">
      <style:table-cell-properties style:vertical-align="middle" fo:padding-left="0in" fo:padding-right="0.0799in" fo:padding-top="0in" fo:padding-bottom="0in" fo:border-left="none" fo:border-right="none" fo:border-top="none" fo:border-bottom="1pt solid #000000" style:writing-mode="lr-tb"/>
    </style:style>
    <style:style style:name="P1" style:family="paragraph" style:parent-style-name="Heading_20_2">
      <style:paragraph-properties fo:margin-left="0in" fo:margin-right="0in" fo:margin-top="0in" fo:margin-bottom="0.0335in" style:contextual-spacing="false" fo:text-indent="0in" style:auto-text-indent="false">
        <style:tab-stops>
          <style:tab-stop style:position="2.7189in" style:type="center"/>
          <style:tab-stop style:position="5.0543in" style:type="center"/>
        </style:tab-stops>
      </style:paragraph-properties>
      <style:text-properties officeooo:paragraph-rsid="0019762d"/>
    </style:style>
    <style:style style:name="P2" style:family="paragraph" style:parent-style-name="Heading_20_3" style:master-page-name="MP15">
      <style:paragraph-properties fo:margin-left="1.2118in" fo:margin-right="0in" fo:text-indent="0in" style:auto-text-indent="false" style:page-number="auto" fo:break-before="page">
        <style:tab-stops/>
      </style:paragraph-properties>
      <style:text-properties officeooo:paragraph-rsid="0019762d"/>
    </style:style>
    <style:style style:name="P3" style:family="paragraph" style:parent-style-name="Heading_20_3">
      <style:paragraph-properties fo:margin-left="0.272in" fo:margin-right="0in" fo:text-indent="0in" style:auto-text-indent="false">
        <style:tab-stops/>
      </style:paragraph-properties>
      <style:text-properties officeooo:paragraph-rsid="0019762d"/>
    </style:style>
    <style:style style:name="P4" style:family="paragraph" style:parent-style-name="Heading_20_3">
      <style:paragraph-properties fo:margin-left="0in" fo:margin-right="0in" fo:margin-top="0in" fo:margin-bottom="0.1098in" style:contextual-spacing="false" fo:text-indent="0in" style:auto-text-indent="false">
        <style:tab-stops>
          <style:tab-stop style:position="2.6165in" style:type="center"/>
          <style:tab-stop style:position="4.8862in" style:type="center"/>
        </style:tab-stops>
      </style:paragraph-properties>
      <style:text-properties officeooo:paragraph-rsid="0019762d"/>
    </style:style>
    <style:style style:name="P5" style:family="paragraph" style:parent-style-name="Heading_20_3">
      <style:paragraph-properties fo:margin-left="0in" fo:margin-right="0in" fo:margin-top="0in" fo:margin-bottom="0.2063in" style:contextual-spacing="false" fo:text-indent="0in" style:auto-text-indent="false">
        <style:tab-stops>
          <style:tab-stop style:position="2.0646in" style:type="center"/>
        </style:tab-stops>
      </style:paragraph-properties>
      <style:text-properties officeooo:paragraph-rsid="0019762d"/>
    </style:style>
    <style:style style:name="P6" style:family="paragraph" style:parent-style-name="Heading_20_4">
      <style:paragraph-properties fo:margin-left="0in" fo:margin-right="0in" fo:margin-top="0in" fo:margin-bottom="0.0008in" style:contextual-spacing="false" fo:line-height="110%" fo:text-indent="0in" style:auto-text-indent="false">
        <style:tab-stops>
          <style:tab-stop style:position="0.7366in" style:type="center"/>
          <style:tab-stop style:position="2.1807in" style:type="center"/>
        </style:tab-stops>
      </style:paragraph-properties>
      <style:text-properties officeooo:paragraph-rsid="0019762d"/>
    </style:style>
    <style:style style:name="P7" style:family="paragraph" style:parent-style-name="Heading_20_4">
      <style:paragraph-properties fo:margin-left="0.8071in" fo:margin-right="0in" fo:text-indent="0in" style:auto-text-indent="false">
        <style:tab-stops/>
      </style:paragraph-properties>
      <style:text-properties officeooo:paragraph-rsid="0019762d"/>
    </style:style>
    <style:style style:name="P8" style:family="paragraph" style:parent-style-name="Normal">
      <style:paragraph-properties fo:margin-left="0in" fo:margin-right="0in" fo:margin-top="0in" fo:margin-bottom="0.1783in" style:contextual-spacing="false" fo:line-height="107%" fo:text-align="start" style:justify-single-word="false" fo:text-indent="0in" style:auto-text-indent="false">
        <style:tab-stops/>
      </style:paragraph-properties>
    </style:style>
    <style:style style:name="P9"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10"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style>
    <style:style style:name="P11" style:family="paragraph" style:parent-style-name="Normal">
      <style:paragraph-properties fo:margin-left="2.4984in" fo:margin-right="0in" fo:margin-top="0in" fo:margin-bottom="0in" style:contextual-spacing="false" fo:line-height="107%" fo:text-align="start" style:justify-single-word="false" fo:text-indent="0in" style:auto-text-indent="false">
        <style:tab-stops/>
      </style:paragraph-properties>
    </style:style>
    <style:style style:name="P12" style:family="paragraph" style:parent-style-name="Normal">
      <style:paragraph-properties fo:margin-left="0.3453in" fo:margin-right="0in" fo:margin-top="0in" fo:margin-bottom="0in" style:contextual-spacing="false" fo:line-height="107%" fo:text-align="start" style:justify-single-word="false" fo:text-indent="0in" style:auto-text-indent="false">
        <style:tab-stops/>
      </style:paragraph-properties>
    </style:style>
    <style:style style:name="P13" style:family="paragraph" style:parent-style-name="Normal">
      <style:paragraph-properties fo:margin-left="-0.2602in" fo:margin-right="0in" fo:margin-top="0in" fo:margin-bottom="0in" style:contextual-spacing="false" fo:line-height="107%" fo:text-align="start" style:justify-single-word="false" fo:text-indent="0in" style:auto-text-indent="false">
        <style:tab-stops/>
      </style:paragraph-properties>
    </style:style>
    <style:style style:name="P14" style:family="paragraph" style:parent-style-name="Normal">
      <style:paragraph-properties fo:margin-left="0.0346in" fo:margin-right="0in" fo:margin-top="0in" fo:margin-bottom="0.2217in" style:contextual-spacing="false" fo:line-height="107%" fo:text-align="start" style:justify-single-word="false" fo:text-indent="0in" style:auto-text-indent="false">
        <style:tab-stops/>
      </style:paragraph-properties>
    </style:style>
    <style:style style:name="P15" style:family="paragraph" style:parent-style-name="Normal" style:master-page-name="MPF0">
      <style:paragraph-properties fo:margin-left="0in" fo:margin-right="0in" fo:margin-top="0in" fo:margin-bottom="0.0701in" style:contextual-spacing="false" fo:line-height="107%" fo:text-align="start" style:justify-single-word="false" fo:text-indent="0in" style:auto-text-indent="false" style:page-number="auto" fo:break-before="page">
        <style:tab-stops/>
      </style:paragraph-properties>
      <style:text-properties officeooo:paragraph-rsid="0019762d"/>
    </style:style>
    <style:style style:name="P16"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19762d"/>
    </style:style>
    <style:style style:name="P17" style:family="paragraph" style:parent-style-name="Normal">
      <style:paragraph-properties fo:margin-left="0in" fo:margin-right="0in" fo:margin-top="0in" fo:margin-bottom="0.1339in" style:contextual-spacing="false" fo:line-height="107%" fo:text-align="start" style:justify-single-word="false" fo:text-indent="0in" style:auto-text-indent="false">
        <style:tab-stops/>
      </style:paragraph-properties>
      <style:text-properties officeooo:paragraph-rsid="0019762d"/>
    </style:style>
    <style:style style:name="P18" style:family="paragraph" style:parent-style-name="Normal">
      <style:paragraph-properties fo:margin-left="0in" fo:margin-right="0in" fo:margin-top="0in" fo:margin-bottom="0.1319in" style:contextual-spacing="false" fo:line-height="107%" fo:text-align="start" style:justify-single-word="false" fo:text-indent="0in" style:auto-text-indent="false">
        <style:tab-stops/>
      </style:paragraph-properties>
      <style:text-properties officeooo:paragraph-rsid="0019762d"/>
    </style:style>
    <style:style style:name="P19"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9762d"/>
    </style:style>
    <style:style style:name="P20" style:family="paragraph" style:parent-style-name="Normal">
      <style:paragraph-properties fo:margin-left="0in" fo:margin-right="0in" fo:margin-top="0in" fo:margin-bottom="0.1602in" style:contextual-spacing="false" fo:line-height="107%" fo:text-align="start" style:justify-single-word="false" fo:text-indent="0in" style:auto-text-indent="false">
        <style:tab-stops/>
      </style:paragraph-properties>
      <style:text-properties officeooo:paragraph-rsid="0019762d"/>
    </style:style>
    <style:style style:name="P21" style:family="paragraph" style:parent-style-name="Normal">
      <style:paragraph-properties fo:margin-left="0in" fo:margin-right="0in" fo:margin-top="0in" fo:margin-bottom="0.0925in" style:contextual-spacing="false" fo:line-height="107%" fo:text-align="start" style:justify-single-word="false" fo:text-indent="0in" style:auto-text-indent="false">
        <style:tab-stops/>
      </style:paragraph-properties>
      <style:text-properties officeooo:paragraph-rsid="0019762d"/>
    </style:style>
    <style:style style:name="P22" style:family="paragraph" style:parent-style-name="Normal">
      <style:paragraph-properties fo:margin-left="0.0398in" fo:margin-right="0in" fo:margin-top="0in" fo:margin-bottom="0in" style:contextual-spacing="false" fo:line-height="107%" fo:text-align="start" style:justify-single-word="false" fo:text-indent="0in" style:auto-text-indent="false">
        <style:tab-stops/>
      </style:paragraph-properties>
      <style:text-properties officeooo:paragraph-rsid="0019762d"/>
    </style:style>
    <style:style style:name="P23" style:family="paragraph" style:parent-style-name="Normal">
      <style:paragraph-properties fo:margin-left="0in" fo:margin-right="0.1228in" fo:margin-top="0in" fo:margin-bottom="0in" style:contextual-spacing="false" fo:line-height="107%" fo:text-align="start" style:justify-single-word="false" fo:text-indent="0in" style:auto-text-indent="false">
        <style:tab-stops/>
      </style:paragraph-properties>
      <style:text-properties officeooo:paragraph-rsid="0019762d"/>
    </style:style>
    <style:style style:name="P24" style:family="paragraph" style:parent-style-name="Normal">
      <style:paragraph-properties fo:margin-left="0.039in" fo:margin-right="0in" fo:margin-top="0in" fo:margin-bottom="0in" style:contextual-spacing="false" fo:line-height="107%" fo:text-align="start" style:justify-single-word="false" fo:text-indent="0in" style:auto-text-indent="false">
        <style:tab-stops/>
      </style:paragraph-properties>
      <style:text-properties officeooo:paragraph-rsid="0019762d"/>
    </style:style>
    <style:style style:name="P25" style:family="paragraph" style:parent-style-name="Normal">
      <style:paragraph-properties fo:margin-left="0.1646in" fo:margin-right="0in" fo:margin-top="0in" fo:margin-bottom="0.0807in" style:contextual-spacing="false" fo:line-height="107%" fo:text-align="start" style:justify-single-word="false" fo:text-indent="0in" style:auto-text-indent="false">
        <style:tab-stops/>
      </style:paragraph-properties>
      <style:text-properties officeooo:paragraph-rsid="0019762d"/>
    </style:style>
    <style:style style:name="P26" style:family="paragraph" style:parent-style-name="Normal">
      <style:paragraph-properties fo:margin-left="0.1646in" fo:margin-right="0in" fo:margin-top="0in" fo:margin-bottom="0in" style:contextual-spacing="false" fo:line-height="107%" fo:text-align="start" style:justify-single-word="false" fo:text-indent="0in" style:auto-text-indent="false">
        <style:tab-stops/>
      </style:paragraph-properties>
      <style:text-properties officeooo:paragraph-rsid="0019762d"/>
    </style:style>
    <style:style style:name="P27" style:family="paragraph" style:parent-style-name="Normal">
      <style:paragraph-properties fo:margin-left="0.1154in" fo:margin-right="0in" fo:margin-top="0in" fo:margin-bottom="0in" style:contextual-spacing="false" fo:line-height="107%" fo:text-align="start" style:justify-single-word="false" fo:text-indent="0in" style:auto-text-indent="false">
        <style:tab-stops/>
      </style:paragraph-properties>
      <style:text-properties officeooo:paragraph-rsid="0019762d"/>
    </style:style>
    <style:style style:name="P28" style:family="paragraph" style:parent-style-name="Normal">
      <style:paragraph-properties fo:margin-left="0in" fo:margin-right="0.2291in" fo:margin-top="0in" fo:margin-bottom="0in" style:contextual-spacing="false" fo:line-height="107%" fo:text-align="start" style:justify-single-word="false" fo:text-indent="0in" style:auto-text-indent="false">
        <style:tab-stops/>
      </style:paragraph-properties>
      <style:text-properties officeooo:paragraph-rsid="0019762d"/>
    </style:style>
    <style:style style:name="P29" style:family="paragraph" style:parent-style-name="Normal">
      <style:paragraph-properties fo:margin-left="0in" fo:margin-right="0.2291in" fo:margin-top="0in" fo:margin-bottom="0.1335in" style:contextual-spacing="false" fo:line-height="107%" fo:text-align="start" style:justify-single-word="false" fo:text-indent="0in" style:auto-text-indent="false">
        <style:tab-stops/>
      </style:paragraph-properties>
      <style:text-properties officeooo:paragraph-rsid="0019762d"/>
    </style:style>
    <style:style style:name="P30" style:family="paragraph" style:parent-style-name="Normal">
      <style:paragraph-properties fo:margin-left="0.0402in" fo:margin-right="0in" fo:margin-top="0in" fo:margin-bottom="0in" style:contextual-spacing="false" fo:line-height="107%" fo:text-align="start" style:justify-single-word="false" fo:text-indent="0in" style:auto-text-indent="false">
        <style:tab-stops/>
      </style:paragraph-properties>
      <style:text-properties officeooo:paragraph-rsid="0019762d"/>
    </style:style>
    <style:style style:name="P31" style:family="paragraph" style:parent-style-name="Normal">
      <style:paragraph-properties fo:margin-left="0.361in" fo:margin-right="0in" fo:margin-top="0in" fo:margin-bottom="0in" style:contextual-spacing="false" fo:line-height="107%" fo:text-align="center" style:justify-single-word="false" fo:text-indent="0in" style:auto-text-indent="false">
        <style:tab-stops/>
      </style:paragraph-properties>
    </style:style>
    <style:style style:name="P32" style:family="paragraph" style:parent-style-name="Normal">
      <style:paragraph-properties fo:margin-left="2.3957in" fo:margin-right="0in" fo:margin-top="0in" fo:margin-bottom="0in" style:contextual-spacing="false" fo:line-height="107%" fo:text-align="center" style:justify-single-word="false" fo:text-indent="0in" style:auto-text-indent="false">
        <style:tab-stops/>
      </style:paragraph-properties>
      <style:text-properties officeooo:paragraph-rsid="0019762d"/>
    </style:style>
    <style:style style:name="P33" style:family="paragraph" style:parent-style-name="Normal">
      <style:paragraph-properties fo:margin-left="2.3957in" fo:margin-right="0in" fo:margin-top="0in" fo:margin-bottom="0.1602in" style:contextual-spacing="false" fo:line-height="107%" fo:text-align="center" style:justify-single-word="false" fo:text-indent="0in" style:auto-text-indent="false">
        <style:tab-stops/>
      </style:paragraph-properties>
      <style:text-properties officeooo:paragraph-rsid="0019762d"/>
    </style:style>
    <style:style style:name="P34" style:family="paragraph" style:parent-style-name="Normal">
      <style:paragraph-properties fo:margin-left="0in" fo:margin-right="0.2217in" fo:margin-top="0in" fo:margin-bottom="0.1291in" style:contextual-spacing="false" fo:line-height="107%" fo:text-align="end" style:justify-single-word="false" fo:text-indent="0in" style:auto-text-indent="false">
        <style:tab-stops/>
      </style:paragraph-properties>
      <style:text-properties officeooo:paragraph-rsid="0019762d"/>
    </style:style>
    <style:style style:name="P35" style:family="paragraph" style:parent-style-name="Normal">
      <style:paragraph-properties fo:margin-left="0in" fo:margin-right="0.348in" fo:margin-top="0in" fo:margin-bottom="0.1173in" style:contextual-spacing="false" fo:line-height="107%" fo:text-align="end" style:justify-single-word="false" fo:text-indent="0in" style:auto-text-indent="false">
        <style:tab-stops/>
      </style:paragraph-properties>
      <style:text-properties officeooo:paragraph-rsid="0019762d"/>
    </style:style>
    <style:style style:name="P36" style:family="paragraph" style:parent-style-name="Normal">
      <style:paragraph-properties fo:margin-left="0.0161in" fo:margin-right="0.3193in" fo:margin-top="0in" fo:margin-bottom="0in" style:contextual-spacing="false" fo:line-height="107%" fo:text-align="end" style:justify-single-word="false" fo:text-indent="0in" style:auto-text-indent="false">
        <style:tab-stops/>
      </style:paragraph-properties>
      <style:text-properties officeooo:paragraph-rsid="0019762d"/>
    </style:style>
    <style:style style:name="P37" style:family="paragraph" style:parent-style-name="Normal">
      <style:paragraph-properties fo:margin-left="0in" fo:margin-right="0.1626in" fo:margin-top="0in" fo:margin-bottom="0in" style:contextual-spacing="false" fo:line-height="107%" fo:text-align="end" style:justify-single-word="false" fo:text-indent="0in" style:auto-text-indent="false">
        <style:tab-stops/>
      </style:paragraph-properties>
      <style:text-properties officeooo:paragraph-rsid="0019762d"/>
    </style:style>
    <style:style style:name="P38" style:family="paragraph" style:parent-style-name="Normal">
      <style:paragraph-properties fo:margin-left="0in" fo:margin-right="0.2791in" fo:margin-top="0in" fo:margin-bottom="0in" style:contextual-spacing="false" fo:line-height="107%" fo:text-align="end" style:justify-single-word="false" fo:text-indent="0in" style:auto-text-indent="false">
        <style:tab-stops/>
      </style:paragraph-properties>
      <style:text-properties officeooo:paragraph-rsid="0019762d"/>
    </style:style>
    <style:style style:name="P39" style:family="paragraph" style:parent-style-name="Normal">
      <style:paragraph-properties fo:margin-left="0in" fo:margin-right="0.2791in" fo:margin-top="0in" fo:margin-bottom="0.1335in" style:contextual-spacing="false" fo:line-height="107%" fo:text-align="end" style:justify-single-word="false" fo:text-indent="0in" style:auto-text-indent="false">
        <style:tab-stops/>
      </style:paragraph-properties>
      <style:text-properties officeooo:paragraph-rsid="0019762d"/>
    </style:style>
    <style:style style:name="P40" style:family="paragraph" style:parent-style-name="Normal">
      <style:paragraph-properties fo:margin-left="0.0819in" fo:margin-right="0.0602in" fo:margin-top="0in" fo:margin-bottom="0in" style:contextual-spacing="false" fo:line-height="107%" fo:text-align="end" style:justify-single-word="false" fo:text-indent="0in" style:auto-text-indent="false">
        <style:tab-stops/>
      </style:paragraph-properties>
      <style:text-properties officeooo:paragraph-rsid="0019762d"/>
    </style:style>
    <style:style style:name="P41" style:family="paragraph" style:parent-style-name="Normal">
      <style:paragraph-properties fo:margin-left="0.0819in" fo:margin-right="0.0437in" fo:margin-top="0in" fo:margin-bottom="0in" style:contextual-spacing="false" fo:line-height="107%" fo:text-align="end" style:justify-single-word="false" fo:text-indent="0in" style:auto-text-indent="false">
        <style:tab-stops/>
      </style:paragraph-properties>
      <style:text-properties officeooo:paragraph-rsid="0019762d"/>
    </style:style>
    <style:style style:name="P42"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19762d"/>
    </style:style>
    <style:style style:name="P43" style:family="paragraph" style:parent-style-name="Normal" style:list-style-name="L11">
      <style:paragraph-properties fo:margin-left="0in" fo:margin-right="0.0425in" fo:margin-top="0in" fo:margin-bottom="0.1602in" style:contextual-spacing="false" fo:line-height="107%" fo:text-indent="-0.25in" style:auto-text-indent="false"/>
      <style:text-properties officeooo:paragraph-rsid="0019762d"/>
    </style:style>
    <style:style style:name="P44" style:family="paragraph" style:parent-style-name="Normal" style:list-style-name="L18">
      <style:paragraph-properties fo:margin-left="0in" fo:margin-right="0.0425in" fo:margin-top="0in" fo:margin-bottom="0.0756in" style:contextual-spacing="false" fo:line-height="107%" fo:text-indent="-0.25in" style:auto-text-indent="false"/>
      <style:text-properties officeooo:paragraph-rsid="0019762d"/>
    </style:style>
    <style:style style:name="P45" style:family="paragraph" style:parent-style-name="Normal">
      <style:paragraph-properties fo:margin-left="0.0118in" fo:margin-right="0.0874in" fo:text-indent="0in" style:auto-text-indent="false">
        <style:tab-stops/>
      </style:paragraph-properties>
      <style:text-properties officeooo:paragraph-rsid="0019762d"/>
    </style:style>
    <style:style style:name="P46" style:family="paragraph" style:parent-style-name="Normal">
      <style:paragraph-properties fo:margin-left="0.0118in" fo:margin-right="0.0866in" fo:text-indent="0in" style:auto-text-indent="false">
        <style:tab-stops/>
      </style:paragraph-properties>
      <style:text-properties officeooo:paragraph-rsid="0019762d"/>
    </style:style>
    <style:style style:name="P47" style:family="paragraph" style:parent-style-name="Normal">
      <style:paragraph-properties fo:margin-left="0.0118in" fo:margin-right="0.0425in" fo:text-indent="0in" style:auto-text-indent="false">
        <style:tab-stops/>
      </style:paragraph-properties>
      <style:text-properties officeooo:paragraph-rsid="0019762d"/>
    </style:style>
    <style:style style:name="P48" style:family="paragraph" style:parent-style-name="Normal">
      <style:paragraph-properties fo:margin-left="0.0118in" fo:margin-right="0.0425in" fo:margin-top="0in" fo:margin-bottom="0.0362in" style:contextual-spacing="false" fo:text-indent="0in" style:auto-text-indent="false">
        <style:tab-stops/>
      </style:paragraph-properties>
      <style:text-properties officeooo:paragraph-rsid="0019762d"/>
    </style:style>
    <style:style style:name="P49" style:family="paragraph" style:parent-style-name="Normal">
      <style:paragraph-properties fo:margin-left="0.0118in" fo:margin-right="0.0425in" fo:margin-top="0in" fo:margin-bottom="0.0453in" style:contextual-spacing="false" fo:text-indent="0in" style:auto-text-indent="false">
        <style:tab-stops/>
      </style:paragraph-properties>
      <style:text-properties officeooo:paragraph-rsid="0019762d"/>
    </style:style>
    <style:style style:name="P50" style:family="paragraph" style:parent-style-name="Normal">
      <style:paragraph-properties fo:margin-left="0.0118in" fo:margin-right="0.0425in" fo:margin-top="0in" fo:margin-bottom="0.1535in" style:contextual-spacing="false" fo:text-indent="0in" style:auto-text-indent="false">
        <style:tab-stops/>
      </style:paragraph-properties>
      <style:text-properties officeooo:paragraph-rsid="0019762d"/>
    </style:style>
    <style:style style:name="P51" style:family="paragraph" style:parent-style-name="Normal">
      <style:paragraph-properties fo:margin-left="0.0118in" fo:margin-right="0.0425in" fo:margin-top="0in" fo:margin-bottom="0.061in" style:contextual-spacing="false" fo:text-indent="0in" style:auto-text-indent="false">
        <style:tab-stops/>
      </style:paragraph-properties>
      <style:text-properties officeooo:paragraph-rsid="0019762d"/>
    </style:style>
    <style:style style:name="P52" style:family="paragraph" style:parent-style-name="Normal" style:list-style-name="L2">
      <style:paragraph-properties fo:margin-left="0in" fo:margin-right="0.0425in" fo:margin-top="0in" fo:margin-bottom="0.148in" style:contextual-spacing="false" fo:text-indent="-0.2693in" style:auto-text-indent="false"/>
      <style:text-properties officeooo:paragraph-rsid="0019762d"/>
    </style:style>
    <style:style style:name="P53" style:family="paragraph" style:parent-style-name="Normal" style:list-style-name="L2">
      <style:paragraph-properties fo:margin-left="0in" fo:margin-right="0.0425in" fo:margin-top="0in" fo:margin-bottom="0.0453in" style:contextual-spacing="false" fo:text-indent="-0.2693in" style:auto-text-indent="false"/>
      <style:text-properties officeooo:paragraph-rsid="0019762d"/>
    </style:style>
    <style:style style:name="P54" style:family="paragraph" style:parent-style-name="Normal" style:list-style-name="L2">
      <style:paragraph-properties fo:margin-left="0in" fo:margin-right="0.0425in" fo:margin-top="0in" fo:margin-bottom="0in" style:contextual-spacing="false" fo:text-indent="-0.2693in" style:auto-text-indent="false"/>
      <style:text-properties officeooo:paragraph-rsid="0019762d"/>
    </style:style>
    <style:style style:name="P55" style:family="paragraph" style:parent-style-name="Normal" style:list-style-name="L2">
      <style:paragraph-properties fo:margin-left="0in" fo:margin-right="0.0425in" fo:text-indent="-0.2693in" style:auto-text-indent="false"/>
      <style:text-properties officeooo:paragraph-rsid="0019762d"/>
    </style:style>
    <style:style style:name="P56" style:family="paragraph" style:parent-style-name="Normal">
      <style:paragraph-properties fo:margin-left="-0.0035in" fo:margin-right="0.0382in" fo:margin-top="0in" fo:margin-bottom="0.1075in" style:contextual-spacing="false" fo:line-height="133%" fo:text-align="start" style:justify-single-word="false" fo:text-indent="0in" style:auto-text-indent="false">
        <style:tab-stops/>
      </style:paragraph-properties>
      <style:text-properties officeooo:paragraph-rsid="0019762d"/>
    </style:style>
    <style:style style:name="P57" style:family="paragraph" style:parent-style-name="Normal">
      <style:paragraph-properties fo:margin-left="-0.0035in" fo:margin-right="0.1138in" fo:margin-top="0in" fo:margin-bottom="0.1075in" style:contextual-spacing="false" fo:line-height="133%" fo:text-align="start" style:justify-single-word="false" fo:text-indent="0in" style:auto-text-indent="false">
        <style:tab-stops/>
      </style:paragraph-properties>
      <style:text-properties officeooo:paragraph-rsid="0019762d"/>
    </style:style>
    <style:style style:name="P58" style:family="paragraph" style:parent-style-name="Normal" style:list-style-name="L16">
      <style:paragraph-properties fo:margin-left="0in" fo:margin-right="0.0382in" fo:margin-top="0in" fo:margin-bottom="0.1075in" style:contextual-spacing="false" fo:line-height="133%" fo:text-align="start" style:justify-single-word="false" fo:text-indent="-0.1953in" style:auto-text-indent="false"/>
      <style:text-properties officeooo:paragraph-rsid="0019762d"/>
    </style:style>
    <style:style style:name="P59" style:family="paragraph" style:parent-style-name="Normal">
      <style:paragraph-properties fo:margin-left="-0.0035in" fo:margin-right="0.0382in" fo:margin-top="0in" fo:margin-bottom="0.0543in" style:contextual-spacing="false" fo:line-height="159%" fo:text-align="start" style:justify-single-word="false" fo:text-indent="0in" style:auto-text-indent="false">
        <style:tab-stops/>
      </style:paragraph-properties>
      <style:text-properties officeooo:paragraph-rsid="0019762d"/>
    </style:style>
    <style:style style:name="P60" style:family="paragraph" style:parent-style-name="Normal">
      <style:paragraph-properties fo:margin-left="0.0118in" fo:margin-right="0.0402in" fo:margin-top="0in" fo:margin-bottom="0.1047in" style:contextual-spacing="false" fo:line-height="136%" fo:text-indent="0in" style:auto-text-indent="false">
        <style:tab-stops/>
      </style:paragraph-properties>
      <style:text-properties officeooo:paragraph-rsid="0019762d"/>
    </style:style>
    <style:style style:name="P61" style:family="paragraph" style:parent-style-name="Normal">
      <style:paragraph-properties fo:margin-left="0.0118in" fo:margin-right="0.0402in" fo:margin-top="0in" fo:margin-bottom="0.0756in" style:contextual-spacing="false" fo:line-height="136%" fo:text-indent="0in" style:auto-text-indent="false">
        <style:tab-stops/>
      </style:paragraph-properties>
      <style:text-properties officeooo:paragraph-rsid="0019762d"/>
    </style:style>
    <style:style style:name="P62" style:family="paragraph" style:parent-style-name="Normal" style:list-style-name="L14">
      <style:paragraph-properties fo:margin-left="0in" fo:margin-right="0.0425in" fo:margin-top="0in" fo:margin-bottom="0.0756in" style:contextual-spacing="false" fo:line-height="136%" fo:text-indent="0.0453in" style:auto-text-indent="false"/>
      <style:text-properties officeooo:paragraph-rsid="0019762d"/>
    </style:style>
    <style:style style:name="P63" style:family="paragraph" style:parent-style-name="Normal" style:list-style-name="L15">
      <style:paragraph-properties fo:margin-left="0in" fo:margin-right="0.0417in" fo:margin-top="0in" fo:margin-bottom="0.1043in" style:contextual-spacing="false" fo:line-height="136%" fo:text-indent="0.0453in" style:auto-text-indent="false"/>
      <style:text-properties officeooo:paragraph-rsid="0019762d"/>
    </style:style>
    <style:style style:name="P64" style:family="paragraph" style:parent-style-name="Normal" style:list-style-name="L14">
      <style:paragraph-properties fo:margin-left="0in" fo:margin-right="0.0425in" fo:margin-top="0in" fo:margin-bottom="0.0846in" style:contextual-spacing="false" fo:line-height="157%" fo:text-indent="0.0453in" style:auto-text-indent="false"/>
      <style:text-properties officeooo:paragraph-rsid="0019762d"/>
    </style:style>
    <style:style style:name="P65" style:family="paragraph" style:parent-style-name="Normal">
      <style:paragraph-properties fo:margin-left="0.1728in" fo:margin-right="0in" fo:margin-top="0in" fo:margin-bottom="0.2937in" style:contextual-spacing="false" fo:line-height="110%" fo:text-align="start" style:justify-single-word="false" fo:text-indent="0in" style:auto-text-indent="false">
        <style:tab-stops/>
      </style:paragraph-properties>
      <style:text-properties officeooo:paragraph-rsid="0019762d"/>
    </style:style>
    <style:style style:name="P66" style:family="paragraph" style:parent-style-name="Normal">
      <style:paragraph-properties fo:margin-left="1.772in" fo:margin-right="0in" fo:margin-top="0in" fo:margin-bottom="0.0008in" style:contextual-spacing="false" fo:line-height="110%" fo:text-align="start" style:justify-single-word="false" fo:text-indent="0in" style:auto-text-indent="false">
        <style:tab-stops/>
      </style:paragraph-properties>
      <style:text-properties officeooo:paragraph-rsid="0019762d"/>
    </style:style>
    <style:style style:name="P67" style:family="paragraph" style:parent-style-name="Normal" style:list-style-name="L16">
      <style:paragraph-properties fo:margin-left="0in" fo:margin-right="0.0382in" fo:text-align="start" style:justify-single-word="false" fo:text-indent="-0.1953in" style:auto-text-indent="false"/>
      <style:text-properties officeooo:paragraph-rsid="0019762d"/>
    </style:style>
    <style:style style:name="P68" style:family="paragraph" style:parent-style-name="Normal" style:list-style-name="L11">
      <style:paragraph-properties fo:margin-left="0in" fo:margin-right="0.0425in" fo:margin-top="0in" fo:margin-bottom="0.1555in" style:contextual-spacing="false" fo:text-indent="-0.25in" style:auto-text-indent="false"/>
      <style:text-properties officeooo:paragraph-rsid="0019762d"/>
    </style:style>
    <style:style style:name="P69" style:family="paragraph" style:parent-style-name="Normal" style:list-style-name="L11">
      <style:paragraph-properties fo:margin-left="0in" fo:margin-right="0.0425in" fo:margin-top="0in" fo:margin-bottom="0.1547in" style:contextual-spacing="false" fo:text-indent="-0.25in" style:auto-text-indent="false"/>
      <style:text-properties officeooo:paragraph-rsid="0019762d"/>
    </style:style>
    <style:style style:name="P70" style:family="paragraph" style:parent-style-name="Normal" style:list-style-name="L11">
      <style:paragraph-properties fo:margin-left="0in" fo:margin-right="0.0425in" fo:margin-top="0in" fo:margin-bottom="0.1535in" style:contextual-spacing="false" fo:text-indent="-0.25in" style:auto-text-indent="false"/>
      <style:text-properties officeooo:paragraph-rsid="0019762d"/>
    </style:style>
    <style:style style:name="P71" style:family="paragraph" style:parent-style-name="Normal" style:list-style-name="L12">
      <style:paragraph-properties fo:margin-left="0in" fo:margin-right="0.0425in" fo:margin-top="0in" fo:margin-bottom="0.1555in" style:contextual-spacing="false" fo:text-indent="-0.25in" style:auto-text-indent="false"/>
      <style:text-properties officeooo:paragraph-rsid="0019762d"/>
    </style:style>
    <style:style style:name="P72" style:family="paragraph" style:parent-style-name="Normal" style:list-style-name="L13">
      <style:paragraph-properties fo:margin-left="0in" fo:margin-right="0.0425in" fo:margin-top="0in" fo:margin-bottom="0.1555in" style:contextual-spacing="false" fo:text-indent="-0.25in" style:auto-text-indent="false"/>
      <style:text-properties officeooo:paragraph-rsid="0019762d"/>
    </style:style>
    <style:style style:name="P73" style:family="paragraph" style:parent-style-name="Normal" style:list-style-name="L14">
      <style:paragraph-properties fo:margin-left="0in" fo:margin-right="0.0425in" fo:margin-top="0in" fo:margin-bottom="0.0453in" style:contextual-spacing="false" fo:text-indent="0.0453in" style:auto-text-indent="false"/>
      <style:text-properties officeooo:paragraph-rsid="0019762d"/>
    </style:style>
    <style:style style:name="P74" style:family="paragraph" style:parent-style-name="Normal" style:list-style-name="L14">
      <style:paragraph-properties fo:margin-left="0in" fo:margin-right="0.0425in" fo:margin-top="0in" fo:margin-bottom="0.0035in" style:contextual-spacing="false" fo:text-indent="0.0453in" style:auto-text-indent="false"/>
      <style:text-properties officeooo:paragraph-rsid="0019762d"/>
    </style:style>
    <style:style style:name="P75" style:family="paragraph" style:parent-style-name="Normal" style:list-style-name="L15">
      <style:paragraph-properties fo:margin-left="0in" fo:margin-right="0.0417in" fo:margin-top="0in" fo:margin-bottom="0.0083in" style:contextual-spacing="false" fo:text-indent="0.0453in" style:auto-text-indent="false"/>
      <style:text-properties officeooo:paragraph-rsid="0019762d"/>
    </style:style>
    <style:style style:name="P76" style:family="paragraph" style:parent-style-name="Normal" style:list-style-name="L17">
      <style:paragraph-properties fo:margin-left="0in" fo:margin-right="0.0425in" fo:margin-top="0in" fo:margin-bottom="0.1555in" style:contextual-spacing="false" fo:text-indent="-0.25in" style:auto-text-indent="false"/>
      <style:text-properties officeooo:paragraph-rsid="0019762d"/>
    </style:style>
    <style:style style:name="P77" style:family="paragraph" style:parent-style-name="Normal" style:list-style-name="L17">
      <style:paragraph-properties fo:margin-left="0in" fo:margin-right="0.0425in" fo:margin-top="0in" fo:margin-bottom="0.1543in" style:contextual-spacing="false" fo:text-indent="-0.25in" style:auto-text-indent="false"/>
      <style:text-properties officeooo:paragraph-rsid="0019762d"/>
    </style:style>
    <style:style style:name="P78" style:family="paragraph" style:parent-style-name="Normal" style:list-style-name="L18">
      <style:paragraph-properties fo:margin-left="0in" fo:margin-right="0.0425in" fo:margin-top="0in" fo:margin-bottom="0.1555in" style:contextual-spacing="false" fo:text-indent="-0.25in" style:auto-text-indent="false"/>
      <style:text-properties officeooo:paragraph-rsid="0019762d"/>
    </style:style>
    <style:style style:name="P79" style:family="paragraph" style:parent-style-name="Normal" style:list-style-name="L19">
      <style:paragraph-properties fo:margin-left="0in" fo:margin-right="0.0425in" fo:margin-top="0in" fo:margin-bottom="0.1472in" style:contextual-spacing="false" fo:text-indent="-0.25in" style:auto-text-indent="false"/>
      <style:text-properties officeooo:paragraph-rsid="0019762d"/>
    </style:style>
    <style:style style:name="P80" style:family="paragraph" style:parent-style-name="Normal" style:list-style-name="L19">
      <style:paragraph-properties fo:margin-left="0in" fo:margin-right="0.0425in" fo:margin-top="0in" fo:margin-bottom="0.1535in" style:contextual-spacing="false" fo:text-indent="-0.25in" style:auto-text-indent="false"/>
      <style:text-properties officeooo:paragraph-rsid="0019762d"/>
    </style:style>
    <style:style style:name="P81" style:family="paragraph" style:parent-style-name="Normal" style:list-style-name="L19">
      <style:paragraph-properties fo:margin-left="0in" fo:margin-right="0.0425in" fo:margin-top="0in" fo:margin-bottom="0.1555in" style:contextual-spacing="false" fo:text-indent="-0.25in" style:auto-text-indent="false"/>
      <style:text-properties officeooo:paragraph-rsid="0019762d"/>
    </style:style>
    <style:style style:name="P82" style:family="paragraph" style:parent-style-name="Normal" style:list-style-name="L19">
      <style:paragraph-properties fo:margin-left="0in" fo:margin-right="0.0425in" fo:text-indent="-0.25in" style:auto-text-indent="false"/>
      <style:text-properties officeooo:paragraph-rsid="0019762d"/>
    </style:style>
    <style:style style:name="P83" style:family="paragraph">
      <loext:graphic-properties draw:fill="solid" draw:fill-color="#000000" draw:opacity="100%"/>
    </style:style>
    <style:style style:name="P84" style:family="paragraph">
      <loext:graphic-properties draw:fill="none"/>
    </style:style>
    <style:style style:name="T1" style:family="text">
      <style:text-properties style:font-name="Arial" fo:font-size="10pt" fo:font-weight="bold" style:font-name-asian="Arial" style:font-size-asian="10pt" style:font-weight-asian="bold" style:font-name-complex="Arial"/>
    </style:style>
    <style:style style:name="T2" style:family="text">
      <style:text-properties style:font-name="Arial" style:font-name-asian="Arial" style:font-name-complex="Arial"/>
    </style:style>
    <style:style style:name="T3" style:family="text">
      <style:text-properties style:font-name="Garamond" style:font-name-asian="Garamond" style:font-name-complex="Garamond"/>
    </style:style>
    <style:style style:name="T4" style:family="text">
      <style:text-properties style:font-name="Calibri" fo:font-size="11pt" style:font-name-asian="Calibri" style:font-size-asian="11pt" style:font-name-complex="Calibri"/>
    </style:style>
    <style:style style:name="T5" style:family="text">
      <style:text-properties style:font-name="Calibri" fo:font-size="12pt" style:font-name-asian="Calibri" style:font-size-asian="12pt" style:font-name-complex="Calibri"/>
    </style:style>
    <style:style style:name="T6" style:family="text">
      <style:text-properties style:font-name="Franklin Gothic" style:font-name-asian="Franklin Gothic" style:font-name-complex="Franklin Gothic"/>
    </style:style>
    <style:style style:name="T7" style:family="text">
      <style:text-properties fo:font-weight="bold" style:font-weight-asian="bold"/>
    </style:style>
    <style:style style:name="T8" style:family="text">
      <style:text-properties style:text-position="sub 65%" style:font-name="Calibri" fo:font-size="18.5pt" style:font-name-asian="Calibri" style:font-size-asian="18.5pt" style:font-name-complex="Calibri"/>
    </style:style>
    <style:style style:name="T9" style:family="text">
      <style:text-properties fo:font-size="11pt" style:font-size-asian="11pt"/>
    </style:style>
    <style:style style:name="T10" style:family="text">
      <style:text-properties fo:font-size="12pt" style:font-size-asian="12pt"/>
    </style:style>
    <style:style style:name="T11" style:family="text">
      <style:text-properties fo:font-size="15pt" style:font-size-asian="15pt"/>
    </style:style>
    <text:list-style style:name="L1">
      <text:list-level-style-number text:level="1" text:style-name="WW_5f_CharLFO126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12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17LVL1" loext:num-list-format="%1%." style:num-suffix="." style:num-format="1">
        <style:list-level-properties text:list-level-position-and-space-mode="label-alignment">
          <style:list-level-label-alignment text:label-followed-by="listtab" fo:margin-left="0.2744in"/>
        </style:list-level-properties>
      </text:list-level-style-number>
      <text:list-level-style-number text:level="2" text:style-name="WW_5f_CharLFO117LVL2" loext:num-list-format="%2%" style:num-format="a" style:num-letter-sync="true">
        <style:list-level-properties text:list-level-position-and-space-mode="label-alignment">
          <style:list-level-label-alignment text:label-followed-by="listtab" fo:margin-left="0.761in"/>
        </style:list-level-properties>
      </text:list-level-style-number>
      <text:list-level-style-number text:level="3" text:style-name="WW_5f_CharLFO117LVL3" loext:num-list-format="%3%" style:num-format="i">
        <style:list-level-properties text:list-level-position-and-space-mode="label-alignment">
          <style:list-level-label-alignment text:label-followed-by="listtab" fo:margin-left="1.261in"/>
        </style:list-level-properties>
      </text:list-level-style-number>
      <text:list-level-style-number text:level="4" text:style-name="WW_5f_CharLFO117LVL4" loext:num-list-format="%4%" style:num-format="1">
        <style:list-level-properties text:list-level-position-and-space-mode="label-alignment">
          <style:list-level-label-alignment text:label-followed-by="listtab" fo:margin-left="1.761in"/>
        </style:list-level-properties>
      </text:list-level-style-number>
      <text:list-level-style-number text:level="5" text:style-name="WW_5f_CharLFO117LVL5" loext:num-list-format="%5%" style:num-format="a" style:num-letter-sync="true">
        <style:list-level-properties text:list-level-position-and-space-mode="label-alignment">
          <style:list-level-label-alignment text:label-followed-by="listtab" fo:margin-left="2.261in"/>
        </style:list-level-properties>
      </text:list-level-style-number>
      <text:list-level-style-number text:level="6" text:style-name="WW_5f_CharLFO117LVL6" loext:num-list-format="%6%" style:num-format="i">
        <style:list-level-properties text:list-level-position-and-space-mode="label-alignment">
          <style:list-level-label-alignment text:label-followed-by="listtab" fo:margin-left="2.761in"/>
        </style:list-level-properties>
      </text:list-level-style-number>
      <text:list-level-style-number text:level="7" text:style-name="WW_5f_CharLFO117LVL7" loext:num-list-format="%7%" style:num-format="1">
        <style:list-level-properties text:list-level-position-and-space-mode="label-alignment">
          <style:list-level-label-alignment text:label-followed-by="listtab" fo:margin-left="3.261in"/>
        </style:list-level-properties>
      </text:list-level-style-number>
      <text:list-level-style-number text:level="8" text:style-name="WW_5f_CharLFO117LVL8" loext:num-list-format="%8%" style:num-format="a" style:num-letter-sync="true">
        <style:list-level-properties text:list-level-position-and-space-mode="label-alignment">
          <style:list-level-label-alignment text:label-followed-by="listtab" fo:margin-left="3.761in"/>
        </style:list-level-properties>
      </text:list-level-style-number>
      <text:list-level-style-number text:level="9" text:style-name="WW_5f_CharLFO117LVL9" loext:num-list-format="%9%" style:num-format="i">
        <style:list-level-properties text:list-level-position-and-space-mode="label-alignment">
          <style:list-level-label-alignment text:label-followed-by="listtab" fo:margin-left="4.26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1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1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1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1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120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2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21LVL1" loext:num-list-format="%1%." style:num-suffix="." style:num-format="1">
        <style:list-level-properties text:list-level-position-and-space-mode="label-alignment">
          <style:list-level-label-alignment text:label-followed-by="listtab" fo:margin-left="0.0047in"/>
        </style:list-level-properties>
      </text:list-level-style-number>
      <text:list-level-style-number text:level="2" text:style-name="WW_5f_CharLFO121LVL2" loext:num-list-format="%2%" style:num-format="a" style:num-letter-sync="true">
        <style:list-level-properties text:list-level-position-and-space-mode="label-alignment">
          <style:list-level-label-alignment text:label-followed-by="listtab" fo:margin-left="0.7953in"/>
        </style:list-level-properties>
      </text:list-level-style-number>
      <text:list-level-style-number text:level="3" text:style-name="WW_5f_CharLFO121LVL3" loext:num-list-format="%3%" style:num-format="i">
        <style:list-level-properties text:list-level-position-and-space-mode="label-alignment">
          <style:list-level-label-alignment text:label-followed-by="listtab" fo:margin-left="1.2953in"/>
        </style:list-level-properties>
      </text:list-level-style-number>
      <text:list-level-style-number text:level="4" text:style-name="WW_5f_CharLFO121LVL4" loext:num-list-format="%4%" style:num-format="1">
        <style:list-level-properties text:list-level-position-and-space-mode="label-alignment">
          <style:list-level-label-alignment text:label-followed-by="listtab" fo:margin-left="1.7953in"/>
        </style:list-level-properties>
      </text:list-level-style-number>
      <text:list-level-style-number text:level="5" text:style-name="WW_5f_CharLFO121LVL5" loext:num-list-format="%5%" style:num-format="a" style:num-letter-sync="true">
        <style:list-level-properties text:list-level-position-and-space-mode="label-alignment">
          <style:list-level-label-alignment text:label-followed-by="listtab" fo:margin-left="2.2953in"/>
        </style:list-level-properties>
      </text:list-level-style-number>
      <text:list-level-style-number text:level="6" text:style-name="WW_5f_CharLFO121LVL6" loext:num-list-format="%6%" style:num-format="i">
        <style:list-level-properties text:list-level-position-and-space-mode="label-alignment">
          <style:list-level-label-alignment text:label-followed-by="listtab" fo:margin-left="2.7953in"/>
        </style:list-level-properties>
      </text:list-level-style-number>
      <text:list-level-style-number text:level="7" text:style-name="WW_5f_CharLFO121LVL7" loext:num-list-format="%7%" style:num-format="1">
        <style:list-level-properties text:list-level-position-and-space-mode="label-alignment">
          <style:list-level-label-alignment text:label-followed-by="listtab" fo:margin-left="3.2953in"/>
        </style:list-level-properties>
      </text:list-level-style-number>
      <text:list-level-style-number text:level="8" text:style-name="WW_5f_CharLFO121LVL8" loext:num-list-format="%8%" style:num-format="a" style:num-letter-sync="true">
        <style:list-level-properties text:list-level-position-and-space-mode="label-alignment">
          <style:list-level-label-alignment text:label-followed-by="listtab" fo:margin-left="3.7953in"/>
        </style:list-level-properties>
      </text:list-level-style-number>
      <text:list-level-style-number text:level="9" text:style-name="WW_5f_CharLFO121LVL9" loext:num-list-format="%9%" style:num-format="i">
        <style:list-level-properties text:list-level-position-and-space-mode="label-alignment">
          <style:list-level-label-alignment text:label-followed-by="listtab" fo:margin-left="4.295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122LVL1" loext:num-list-format="%1%." style:num-suffix="." style:num-format="1" text:start-value="5">
        <style:list-level-properties text:list-level-position-and-space-mode="label-alignment">
          <style:list-level-label-alignment text:label-followed-by="listtab" fo:margin-left="0.0047in"/>
        </style:list-level-properties>
      </text:list-level-style-number>
      <text:list-level-style-number text:level="2" text:style-name="WW_5f_CharLFO122LVL2" loext:num-list-format="%2%" style:num-format="a" style:num-letter-sync="true">
        <style:list-level-properties text:list-level-position-and-space-mode="label-alignment">
          <style:list-level-label-alignment text:label-followed-by="listtab" fo:margin-left="0.7953in"/>
        </style:list-level-properties>
      </text:list-level-style-number>
      <text:list-level-style-number text:level="3" text:style-name="WW_5f_CharLFO122LVL3" loext:num-list-format="%3%" style:num-format="i">
        <style:list-level-properties text:list-level-position-and-space-mode="label-alignment">
          <style:list-level-label-alignment text:label-followed-by="listtab" fo:margin-left="1.2953in"/>
        </style:list-level-properties>
      </text:list-level-style-number>
      <text:list-level-style-number text:level="4" text:style-name="WW_5f_CharLFO122LVL4" loext:num-list-format="%4%" style:num-format="1">
        <style:list-level-properties text:list-level-position-and-space-mode="label-alignment">
          <style:list-level-label-alignment text:label-followed-by="listtab" fo:margin-left="1.7953in"/>
        </style:list-level-properties>
      </text:list-level-style-number>
      <text:list-level-style-number text:level="5" text:style-name="WW_5f_CharLFO122LVL5" loext:num-list-format="%5%" style:num-format="a" style:num-letter-sync="true">
        <style:list-level-properties text:list-level-position-and-space-mode="label-alignment">
          <style:list-level-label-alignment text:label-followed-by="listtab" fo:margin-left="2.2953in"/>
        </style:list-level-properties>
      </text:list-level-style-number>
      <text:list-level-style-number text:level="6" text:style-name="WW_5f_CharLFO122LVL6" loext:num-list-format="%6%" style:num-format="i">
        <style:list-level-properties text:list-level-position-and-space-mode="label-alignment">
          <style:list-level-label-alignment text:label-followed-by="listtab" fo:margin-left="2.7953in"/>
        </style:list-level-properties>
      </text:list-level-style-number>
      <text:list-level-style-number text:level="7" text:style-name="WW_5f_CharLFO122LVL7" loext:num-list-format="%7%" style:num-format="1">
        <style:list-level-properties text:list-level-position-and-space-mode="label-alignment">
          <style:list-level-label-alignment text:label-followed-by="listtab" fo:margin-left="3.2953in"/>
        </style:list-level-properties>
      </text:list-level-style-number>
      <text:list-level-style-number text:level="8" text:style-name="WW_5f_CharLFO122LVL8" loext:num-list-format="%8%" style:num-format="a" style:num-letter-sync="true">
        <style:list-level-properties text:list-level-position-and-space-mode="label-alignment">
          <style:list-level-label-alignment text:label-followed-by="listtab" fo:margin-left="3.7953in"/>
        </style:list-level-properties>
      </text:list-level-style-number>
      <text:list-level-style-number text:level="9" text:style-name="WW_5f_CharLFO122LVL9" loext:num-list-format="%9%" style:num-format="i">
        <style:list-level-properties text:list-level-position-and-space-mode="label-alignment">
          <style:list-level-label-alignment text:label-followed-by="listtab" fo:margin-left="4.295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123LVL1" loext:num-list-format="%1%." style:num-suffix="." style:num-format="1">
        <style:list-level-properties text:list-level-position-and-space-mode="label-alignment">
          <style:list-level-label-alignment text:label-followed-by="listtab" fo:margin-left="0.1953in"/>
        </style:list-level-properties>
      </text:list-level-style-number>
      <text:list-level-style-number text:level="2" text:style-name="WW_5f_CharLFO123LVL2" loext:num-list-format="%2%" style:num-format="a" style:num-letter-sync="true">
        <style:list-level-properties text:list-level-position-and-space-mode="label-alignment">
          <style:list-level-label-alignment text:label-followed-by="listtab" fo:margin-left="0.7654in"/>
        </style:list-level-properties>
      </text:list-level-style-number>
      <text:list-level-style-number text:level="3" text:style-name="WW_5f_CharLFO123LVL3" loext:num-list-format="%3%" style:num-format="i">
        <style:list-level-properties text:list-level-position-and-space-mode="label-alignment">
          <style:list-level-label-alignment text:label-followed-by="listtab" fo:margin-left="1.2654in"/>
        </style:list-level-properties>
      </text:list-level-style-number>
      <text:list-level-style-number text:level="4" text:style-name="WW_5f_CharLFO123LVL4" loext:num-list-format="%4%" style:num-format="1">
        <style:list-level-properties text:list-level-position-and-space-mode="label-alignment">
          <style:list-level-label-alignment text:label-followed-by="listtab" fo:margin-left="1.7654in"/>
        </style:list-level-properties>
      </text:list-level-style-number>
      <text:list-level-style-number text:level="5" text:style-name="WW_5f_CharLFO123LVL5" loext:num-list-format="%5%" style:num-format="a" style:num-letter-sync="true">
        <style:list-level-properties text:list-level-position-and-space-mode="label-alignment">
          <style:list-level-label-alignment text:label-followed-by="listtab" fo:margin-left="2.2654in"/>
        </style:list-level-properties>
      </text:list-level-style-number>
      <text:list-level-style-number text:level="6" text:style-name="WW_5f_CharLFO123LVL6" loext:num-list-format="%6%" style:num-format="i">
        <style:list-level-properties text:list-level-position-and-space-mode="label-alignment">
          <style:list-level-label-alignment text:label-followed-by="listtab" fo:margin-left="2.7654in"/>
        </style:list-level-properties>
      </text:list-level-style-number>
      <text:list-level-style-number text:level="7" text:style-name="WW_5f_CharLFO123LVL7" loext:num-list-format="%7%" style:num-format="1">
        <style:list-level-properties text:list-level-position-and-space-mode="label-alignment">
          <style:list-level-label-alignment text:label-followed-by="listtab" fo:margin-left="3.2654in"/>
        </style:list-level-properties>
      </text:list-level-style-number>
      <text:list-level-style-number text:level="8" text:style-name="WW_5f_CharLFO123LVL8" loext:num-list-format="%8%" style:num-format="a" style:num-letter-sync="true">
        <style:list-level-properties text:list-level-position-and-space-mode="label-alignment">
          <style:list-level-label-alignment text:label-followed-by="listtab" fo:margin-left="3.7654in"/>
        </style:list-level-properties>
      </text:list-level-style-number>
      <text:list-level-style-number text:level="9" text:style-name="WW_5f_CharLFO123LVL9" loext:num-list-format="%9%" style:num-format="i">
        <style:list-level-properties text:list-level-position-and-space-mode="label-alignment">
          <style:list-level-label-alignment text:label-followed-by="listtab" fo:margin-left="4.26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124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2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2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2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1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1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_5f_CharLFO11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1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1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1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1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1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1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1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1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_5f_CharLFO120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2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21LVL1" loext:num-list-format="%1%." style:num-suffix="." style:num-format="1">
        <style:list-level-properties text:list-level-position-and-space-mode="label-alignment">
          <style:list-level-label-alignment text:label-followed-by="listtab" fo:margin-left="0.0047in"/>
        </style:list-level-properties>
      </text:list-level-style-number>
      <text:list-level-style-number text:level="2" text:style-name="WW_5f_CharLFO121LVL2" loext:num-list-format="%2%" style:num-format="a" style:num-letter-sync="true">
        <style:list-level-properties text:list-level-position-and-space-mode="label-alignment">
          <style:list-level-label-alignment text:label-followed-by="listtab" fo:margin-left="0.7953in"/>
        </style:list-level-properties>
      </text:list-level-style-number>
      <text:list-level-style-number text:level="3" text:style-name="WW_5f_CharLFO121LVL3" loext:num-list-format="%3%" style:num-format="i">
        <style:list-level-properties text:list-level-position-and-space-mode="label-alignment">
          <style:list-level-label-alignment text:label-followed-by="listtab" fo:margin-left="1.2953in"/>
        </style:list-level-properties>
      </text:list-level-style-number>
      <text:list-level-style-number text:level="4" text:style-name="WW_5f_CharLFO121LVL4" loext:num-list-format="%4%" style:num-format="1">
        <style:list-level-properties text:list-level-position-and-space-mode="label-alignment">
          <style:list-level-label-alignment text:label-followed-by="listtab" fo:margin-left="1.7953in"/>
        </style:list-level-properties>
      </text:list-level-style-number>
      <text:list-level-style-number text:level="5" text:style-name="WW_5f_CharLFO121LVL5" loext:num-list-format="%5%" style:num-format="a" style:num-letter-sync="true">
        <style:list-level-properties text:list-level-position-and-space-mode="label-alignment">
          <style:list-level-label-alignment text:label-followed-by="listtab" fo:margin-left="2.2953in"/>
        </style:list-level-properties>
      </text:list-level-style-number>
      <text:list-level-style-number text:level="6" text:style-name="WW_5f_CharLFO121LVL6" loext:num-list-format="%6%" style:num-format="i">
        <style:list-level-properties text:list-level-position-and-space-mode="label-alignment">
          <style:list-level-label-alignment text:label-followed-by="listtab" fo:margin-left="2.7953in"/>
        </style:list-level-properties>
      </text:list-level-style-number>
      <text:list-level-style-number text:level="7" text:style-name="WW_5f_CharLFO121LVL7" loext:num-list-format="%7%" style:num-format="1">
        <style:list-level-properties text:list-level-position-and-space-mode="label-alignment">
          <style:list-level-label-alignment text:label-followed-by="listtab" fo:margin-left="3.2953in"/>
        </style:list-level-properties>
      </text:list-level-style-number>
      <text:list-level-style-number text:level="8" text:style-name="WW_5f_CharLFO121LVL8" loext:num-list-format="%8%" style:num-format="a" style:num-letter-sync="true">
        <style:list-level-properties text:list-level-position-and-space-mode="label-alignment">
          <style:list-level-label-alignment text:label-followed-by="listtab" fo:margin-left="3.7953in"/>
        </style:list-level-properties>
      </text:list-level-style-number>
      <text:list-level-style-number text:level="9" text:style-name="WW_5f_CharLFO121LVL9" loext:num-list-format="%9%" style:num-format="i">
        <style:list-level-properties text:list-level-position-and-space-mode="label-alignment">
          <style:list-level-label-alignment text:label-followed-by="listtab" fo:margin-left="4.295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_5f_CharLFO122LVL1" loext:num-list-format="%1%." style:num-suffix="." style:num-format="1" text:start-value="5">
        <style:list-level-properties text:list-level-position-and-space-mode="label-alignment">
          <style:list-level-label-alignment text:label-followed-by="listtab" fo:margin-left="0.0047in"/>
        </style:list-level-properties>
      </text:list-level-style-number>
      <text:list-level-style-number text:level="2" text:style-name="WW_5f_CharLFO122LVL2" loext:num-list-format="%2%" style:num-format="a" style:num-letter-sync="true">
        <style:list-level-properties text:list-level-position-and-space-mode="label-alignment">
          <style:list-level-label-alignment text:label-followed-by="listtab" fo:margin-left="0.7953in"/>
        </style:list-level-properties>
      </text:list-level-style-number>
      <text:list-level-style-number text:level="3" text:style-name="WW_5f_CharLFO122LVL3" loext:num-list-format="%3%" style:num-format="i">
        <style:list-level-properties text:list-level-position-and-space-mode="label-alignment">
          <style:list-level-label-alignment text:label-followed-by="listtab" fo:margin-left="1.2953in"/>
        </style:list-level-properties>
      </text:list-level-style-number>
      <text:list-level-style-number text:level="4" text:style-name="WW_5f_CharLFO122LVL4" loext:num-list-format="%4%" style:num-format="1">
        <style:list-level-properties text:list-level-position-and-space-mode="label-alignment">
          <style:list-level-label-alignment text:label-followed-by="listtab" fo:margin-left="1.7953in"/>
        </style:list-level-properties>
      </text:list-level-style-number>
      <text:list-level-style-number text:level="5" text:style-name="WW_5f_CharLFO122LVL5" loext:num-list-format="%5%" style:num-format="a" style:num-letter-sync="true">
        <style:list-level-properties text:list-level-position-and-space-mode="label-alignment">
          <style:list-level-label-alignment text:label-followed-by="listtab" fo:margin-left="2.2953in"/>
        </style:list-level-properties>
      </text:list-level-style-number>
      <text:list-level-style-number text:level="6" text:style-name="WW_5f_CharLFO122LVL6" loext:num-list-format="%6%" style:num-format="i">
        <style:list-level-properties text:list-level-position-and-space-mode="label-alignment">
          <style:list-level-label-alignment text:label-followed-by="listtab" fo:margin-left="2.7953in"/>
        </style:list-level-properties>
      </text:list-level-style-number>
      <text:list-level-style-number text:level="7" text:style-name="WW_5f_CharLFO122LVL7" loext:num-list-format="%7%" style:num-format="1">
        <style:list-level-properties text:list-level-position-and-space-mode="label-alignment">
          <style:list-level-label-alignment text:label-followed-by="listtab" fo:margin-left="3.2953in"/>
        </style:list-level-properties>
      </text:list-level-style-number>
      <text:list-level-style-number text:level="8" text:style-name="WW_5f_CharLFO122LVL8" loext:num-list-format="%8%" style:num-format="a" style:num-letter-sync="true">
        <style:list-level-properties text:list-level-position-and-space-mode="label-alignment">
          <style:list-level-label-alignment text:label-followed-by="listtab" fo:margin-left="3.7953in"/>
        </style:list-level-properties>
      </text:list-level-style-number>
      <text:list-level-style-number text:level="9" text:style-name="WW_5f_CharLFO122LVL9" loext:num-list-format="%9%" style:num-format="i">
        <style:list-level-properties text:list-level-position-and-space-mode="label-alignment">
          <style:list-level-label-alignment text:label-followed-by="listtab" fo:margin-left="4.295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WW_5f_CharLFO123LVL1" loext:num-list-format="%1%." style:num-suffix="." style:num-format="1">
        <style:list-level-properties text:list-level-position-and-space-mode="label-alignment">
          <style:list-level-label-alignment text:label-followed-by="listtab" fo:margin-left="0.1953in"/>
        </style:list-level-properties>
      </text:list-level-style-number>
      <text:list-level-style-number text:level="2" text:style-name="WW_5f_CharLFO123LVL2" loext:num-list-format="%2%" style:num-format="a" style:num-letter-sync="true">
        <style:list-level-properties text:list-level-position-and-space-mode="label-alignment">
          <style:list-level-label-alignment text:label-followed-by="listtab" fo:margin-left="0.7654in"/>
        </style:list-level-properties>
      </text:list-level-style-number>
      <text:list-level-style-number text:level="3" text:style-name="WW_5f_CharLFO123LVL3" loext:num-list-format="%3%" style:num-format="i">
        <style:list-level-properties text:list-level-position-and-space-mode="label-alignment">
          <style:list-level-label-alignment text:label-followed-by="listtab" fo:margin-left="1.2654in"/>
        </style:list-level-properties>
      </text:list-level-style-number>
      <text:list-level-style-number text:level="4" text:style-name="WW_5f_CharLFO123LVL4" loext:num-list-format="%4%" style:num-format="1">
        <style:list-level-properties text:list-level-position-and-space-mode="label-alignment">
          <style:list-level-label-alignment text:label-followed-by="listtab" fo:margin-left="1.7654in"/>
        </style:list-level-properties>
      </text:list-level-style-number>
      <text:list-level-style-number text:level="5" text:style-name="WW_5f_CharLFO123LVL5" loext:num-list-format="%5%" style:num-format="a" style:num-letter-sync="true">
        <style:list-level-properties text:list-level-position-and-space-mode="label-alignment">
          <style:list-level-label-alignment text:label-followed-by="listtab" fo:margin-left="2.2654in"/>
        </style:list-level-properties>
      </text:list-level-style-number>
      <text:list-level-style-number text:level="6" text:style-name="WW_5f_CharLFO123LVL6" loext:num-list-format="%6%" style:num-format="i">
        <style:list-level-properties text:list-level-position-and-space-mode="label-alignment">
          <style:list-level-label-alignment text:label-followed-by="listtab" fo:margin-left="2.7654in"/>
        </style:list-level-properties>
      </text:list-level-style-number>
      <text:list-level-style-number text:level="7" text:style-name="WW_5f_CharLFO123LVL7" loext:num-list-format="%7%" style:num-format="1">
        <style:list-level-properties text:list-level-position-and-space-mode="label-alignment">
          <style:list-level-label-alignment text:label-followed-by="listtab" fo:margin-left="3.2654in"/>
        </style:list-level-properties>
      </text:list-level-style-number>
      <text:list-level-style-number text:level="8" text:style-name="WW_5f_CharLFO123LVL8" loext:num-list-format="%8%" style:num-format="a" style:num-letter-sync="true">
        <style:list-level-properties text:list-level-position-and-space-mode="label-alignment">
          <style:list-level-label-alignment text:label-followed-by="listtab" fo:margin-left="3.7654in"/>
        </style:list-level-properties>
      </text:list-level-style-number>
      <text:list-level-style-number text:level="9" text:style-name="WW_5f_CharLFO123LVL9" loext:num-list-format="%9%" style:num-format="i">
        <style:list-level-properties text:list-level-position-and-space-mode="label-alignment">
          <style:list-level-label-alignment text:label-followed-by="listtab" fo:margin-left="4.26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WW_5f_CharLFO124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2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WW_5f_CharLFO12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12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WW_5f_CharLFO126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12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2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2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2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2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2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2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2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000000" draw:opacity="100%" fo:min-height="0in" fo:min-width="0in" style:run-through="background"/>
    </style:style>
    <style:style style:name="gr3"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6"><text:s/></text:p>
      <text:p text:style-name="P34"><text:s/></text:p>
      <text:h text:style-name="P1" text:outline-level="2"><text:span text:style-name="Default_20_Paragraph_20_Font"><text:span text:style-name="T4"><text:tab/></text:span></text:span>9. Jechoota Tajaajilaa <text:tab/><text:span text:style-name="Default_20_Paragraph_20_Font"><text:span text:style-name="T5"> </text:span></text:span></text:h>
      <text:p text:style-name="P17"><text:s/></text:p>
      <text:p text:style-name="P45">Akkumaan duraan eerretti, jechoonni akaakuuwwan lamatti qoodamu. Isaanis jechoota qabiyyeefi jechoota tajaajilat. Jechoonni qabiyyee kanneen boqonnaawwan darban keessatti ilaalle, maqaa, maqibsa, gochimafi ibsa gochimaa fa’i. <text:s/>Jechoonni qabiyyee jijjiiramaaf saaxilamoodha. Adeemsa siyaasaa, dinagdeefi hawaasummaa waliin hidhata guddaa qabu. Sirni tokko yoo dhufe jechoota haaraatu gara afaanichaatti makama. Sirni tokko yoo bademmoo jechoonni qabiyyee sirnicha ibsan nimanca’u. <text:s/></text:p>
      <text:p text:style-name="P16"><text:s/></text:p>
      <text:p text:style-name="P46">Jechoonni tajaajila garuu jechoota qabiyyeerra adda. Jechoonni tajaajilaa wayita barreefaman ykn dubbataman sammuu namaa keessatti fakkii hinmul’isani. Jechoonni tajaajilaa seera afaanichaa, caasluga afaanichaa eegu malee jijjiirama sirnaa kamiyyuu waliin hidhata hinqaban. Kanaaf , jechoonni tajaajilaa jijjiiramaaf saaxilamoo miti; umrii dheeraas jiraatu. Jechoonni kanneen akka durduubee, walqabsiistuufi xiyyeeffannoo gara garaa jechoota tajaajilaa jedhamu. Jechoota tajaajilaa kanneenis kutaa kana keessatti gad fageenyaan ilaalla. <text:s/></text:p>
      <text:h text:style-name="P2" text:outline-level="3">9.1. Durduubee </text:h>
      <text:p text:style-name="P18"><text:s/></text:p>
      <text:p text:style-name="P47">AO keessatti durduubee akaakuu adda addaatu jiru. Isaanis kanneen jechatti fufaman, kanneen jecha dursanii dhufan, kanneen jecha booda dhufaniifi kanneen lamatti qoodamanii jecha ofiisaanii gidduu galshanidha. <text:s/></text:p>
      <text:list xml:id="list2040839906" text:style-name="L2">
        <text:list-item>
          <text:p text:style-name="P52">Durduubeewwan armaan gadii jechatti fufamanii argamu (Griefcnow-Mewis, 2001: 50). <text:s/></text:p>
        </text:list-item>
      </text:list>
      <text:p text:style-name="P19"><text:s/></text:p>
      <table:table table:name="Table68" table:style-name="Table68">
        <table:table-column table:style-name="Table68.A"/>
        <table:table-column table:style-name="Table68.B"/>
        <table:table-row table:style-name="Table68.1">
          <table:table-cell table:style-name="Table68.A1" office:value-type="string">
            <text:p text:style-name="P22"><text:span text:style-name="Default_20_Paragraph_20_Font"><text:span text:style-name="T6">Durduubee </text:span></text:span></text:p>
          </table:table-cell>
          <table:table-cell table:style-name="Table68.A1" office:value-type="string">
            <text:p text:style-name="P19"><text:span text:style-name="Default_20_Paragraph_20_Font"><text:span text:style-name="T6">Fakkeenya </text:span></text:span></text:p>
          </table:table-cell>
        </table:table-row>
        <table:table-row table:style-name="Table68.2">
          <table:table-cell table:style-name="Table68.A2" office:value-type="string">
            <text:p text:style-name="P22"><text:span text:style-name="Default_20_Paragraph_20_Font"><text:span text:style-name="T6">-itti </text:span></text:span></text:p>
          </table:table-cell>
          <table:table-cell table:style-name="Table68.A2" office:value-type="string">
            <text:p text:style-name="P19"><text:span text:style-name="Default_20_Paragraph_20_Font"><text:span text:style-name="T6">manaa gad-itti </text:span></text:span></text:p>
          </table:table-cell>
        </table:table-row>
        <table:table-row table:style-name="Table68.3">
          <table:table-cell table:style-name="Table68.A3" office:value-type="string">
            <text:p text:style-name="P22"><text:span text:style-name="Default_20_Paragraph_20_Font"><text:span text:style-name="T6">-tti </text:span></text:span></text:p>
          </table:table-cell>
          <table:table-cell table:style-name="Table68.A3" office:value-type="string">
            <text:p text:style-name="P19"><text:span text:style-name="Default_20_Paragraph_20_Font"><text:span text:style-name="T6">mana-tti </text:span></text:span></text:p>
          </table:table-cell>
        </table:table-row>
        <table:table-row table:style-name="Table68.4">
          <table:table-cell table:style-name="Table68.A3" office:value-type="string">
            <text:p text:style-name="P22"><text:span text:style-name="Default_20_Paragraph_20_Font"><text:span text:style-name="T6">-rra </text:span></text:span></text:p>
          </table:table-cell>
          <table:table-cell table:style-name="Table68.A3" office:value-type="string">
            <text:p text:style-name="P19"><text:span text:style-name="Default_20_Paragraph_20_Font"><text:span text:style-name="T6">mana-rra </text:span></text:span></text:p>
          </table:table-cell>
        </table:table-row>
        <table:table-row table:style-name="Table68.4">
          <table:table-cell table:style-name="Table68.A3" office:value-type="string">
            <text:p text:style-name="P22"><text:span text:style-name="Default_20_Paragraph_20_Font"><text:span text:style-name="T6">-irra </text:span></text:span></text:p>
          </table:table-cell>
          <table:table-cell table:style-name="Table68.A3" office:value-type="string">
            <text:p text:style-name="P19"><text:span text:style-name="Default_20_Paragraph_20_Font"><text:span text:style-name="T6">mana irra </text:span></text:span></text:p>
          </table:table-cell>
        </table:table-row>
        <table:table-row table:style-name="Table68.4">
          <table:table-cell table:style-name="Table68.A3" office:value-type="string">
            <text:p text:style-name="P22"><text:span text:style-name="Default_20_Paragraph_20_Font"><text:span text:style-name="T6">-rraa </text:span></text:span></text:p>
          </table:table-cell>
          <table:table-cell table:style-name="Table68.A3" office:value-type="string">
            <text:p text:style-name="P19"><text:span text:style-name="Default_20_Paragraph_20_Font"><text:span text:style-name="T6">muka-rraa </text:span></text:span></text:p>
          </table:table-cell>
        </table:table-row>
        <table:table-row table:style-name="Table68.7">
          <table:table-cell table:style-name="Table68.A7" office:value-type="string">
            <text:p text:style-name="P22"><text:span text:style-name="Default_20_Paragraph_20_Font"><text:span text:style-name="T6">-irraa </text:span></text:span></text:p>
          </table:table-cell>
          <table:table-cell table:style-name="Table68.B7" office:value-type="string">
            <text:p text:style-name="P19"><text:span text:style-name="Default_20_Paragraph_20_Font"><text:span text:style-name="T6">muka irraa </text:span></text:span></text:p>
          </table:table-cell>
        </table:table-row>
      </table:table>
      <text:list xml:id="list131809759764467" text:continue-numbering="true" text:style-name="L2">
        <text:list-item>
          <text:p text:style-name="P53">Durduubeewwan dura jechaa dufanis (Griefcnow-Mewis, </text:p>
        </text:list-item>
      </text:list>
      <text:p text:style-name="P47">2001: 51) jiru. <text:s/></text:p>
      <text:p text:style-name="P19"><text:s/></text:p>
      <table:table table:name="Table69" table:style-name="Table69">
        <table:table-column table:style-name="Table69.A"/>
        <table:table-column table:style-name="Table69.B"/>
        <text:soft-page-break/>
        <table:table-row table:style-name="Table69.1">
          <table:table-cell table:style-name="Table69.A1" office:value-type="string">
            <text:p text:style-name="P22"><text:span text:style-name="Default_20_Paragraph_20_Font"><text:span text:style-name="T6">Durduubee </text:span></text:span></text:p>
          </table:table-cell>
          <table:table-cell table:style-name="Table69.A1" office:value-type="string">
            <text:p text:style-name="P19"><text:span text:style-name="Default_20_Paragraph_20_Font"><text:span text:style-name="T6">Fakkeenya </text:span></text:span></text:p>
          </table:table-cell>
        </table:table-row>
        <table:table-row table:style-name="Table69.2">
          <table:table-cell table:style-name="Table69.A2" office:value-type="string">
            <text:p text:style-name="P22"><text:span text:style-name="Default_20_Paragraph_20_Font"><text:span text:style-name="T6">akka </text:span></text:span></text:p>
          </table:table-cell>
          <table:table-cell table:style-name="Table69.A2" office:value-type="string">
            <text:p text:style-name="P19"><text:span text:style-name="Default_20_Paragraph_20_Font"><text:span text:style-name="T6">akka miilaan deemu </text:span></text:span></text:p>
          </table:table-cell>
        </table:table-row>
        <table:table-row table:style-name="Table69.3">
          <table:table-cell table:style-name="Table69.A3" office:value-type="string">
            <text:p text:style-name="P22"><text:span text:style-name="Default_20_Paragraph_20_Font"><text:span text:style-name="T6">gara </text:span></text:span></text:p>
          </table:table-cell>
          <table:table-cell table:style-name="Table69.A3" office:value-type="string">
            <text:p text:style-name="P19"><text:span text:style-name="Default_20_Paragraph_20_Font"><text:span text:style-name="T6">gara manaa deemaa </text:span></text:span></text:p>
          </table:table-cell>
        </table:table-row>
        <table:table-row table:style-name="Table69.4">
          <table:table-cell table:style-name="Table69.A3" office:value-type="string">
            <text:p text:style-name="P22"><text:span text:style-name="Default_20_Paragraph_20_Font"><text:span text:style-name="T6">hanga </text:span></text:span></text:p>
          </table:table-cell>
          <table:table-cell table:style-name="Table69.A3" office:value-type="string">
            <text:p text:style-name="P19"><text:span text:style-name="Default_20_Paragraph_20_Font"><text:span text:style-name="T6">hanga sa’atii lamaa turaa </text:span></text:span></text:p>
          </table:table-cell>
        </table:table-row>
        <table:table-row table:style-name="Table69.4">
          <table:table-cell table:style-name="Table69.A3" office:value-type="string">
            <text:p text:style-name="P22"><text:span text:style-name="Default_20_Paragraph_20_Font"><text:span text:style-name="T6">hamma </text:span></text:span></text:p>
          </table:table-cell>
          <table:table-cell table:style-name="Table69.A3" office:value-type="string">
            <text:p text:style-name="P19"><text:span text:style-name="Default_20_Paragraph_20_Font"><text:span text:style-name="T6">hamma boruutti na eegaa </text:span></text:span></text:p>
          </table:table-cell>
        </table:table-row>
        <table:table-row table:style-name="Table69.6">
          <table:table-cell table:style-name="Table69.A3" office:value-type="string">
            <text:p text:style-name="P22"><text:span text:style-name="Default_20_Paragraph_20_Font"><text:span text:style-name="T6">karaa </text:span></text:span></text:p>
          </table:table-cell>
          <table:table-cell table:style-name="Table69.A3" office:value-type="string">
            <text:p text:style-name="P19"><text:span text:style-name="Default_20_Paragraph_20_Font"><text:span text:style-name="T6">karaa mirgaa koottaa </text:span></text:span></text:p>
          </table:table-cell>
        </table:table-row>
        <table:table-row table:style-name="Table69.7">
          <table:table-cell table:style-name="Table69.A3" office:value-type="string">
            <text:p text:style-name="P22"><text:span text:style-name="Default_20_Paragraph_20_Font"><text:span text:style-name="T6">waa’ee </text:span></text:span></text:p>
          </table:table-cell>
          <table:table-cell table:style-name="Table69.A3" office:value-type="string">
            <text:p text:style-name="P19"><text:span text:style-name="Default_20_Paragraph_20_Font"><text:span text:style-name="T6">waa’ee dinagdee dubbadhaa </text:span></text:span></text:p>
          </table:table-cell>
        </table:table-row>
        <table:table-row table:style-name="Table69.8">
          <table:table-cell table:style-name="Table69.A8" office:value-type="string">
            <text:p text:style-name="P22"><text:span text:style-name="Default_20_Paragraph_20_Font"><text:span text:style-name="T6">waayee </text:span></text:span></text:p>
          </table:table-cell>
          <table:table-cell table:style-name="Table69.A8" office:value-type="string">
            <text:p text:style-name="P19"><text:span text:style-name="Default_20_Paragraph_20_Font"><text:span text:style-name="T6">waayee barnootaa odeessaa </text:span></text:span></text:p>
          </table:table-cell>
        </table:table-row>
      </table:table>
      <text:p text:style-name="P18"><text:s/></text:p>
      <text:list xml:id="list131808107344070" text:continue-numbering="true" text:style-name="L2">
        <text:list-item>
          <text:p text:style-name="P54">Durduubeewwan lamatti qoodamanii jecha of gidduu galshan (Griefcnow-Mewis, 2001: 53) kanneen armaan gadii fa’i. <text:s text:c="2"/></text:p>
        </text:list-item>
      </text:list>
      <table:table table:name="Table70" table:style-name="Table70">
        <table:table-column table:style-name="Table70.A"/>
        <table:table-column table:style-name="Table70.B"/>
        <table:table-row table:style-name="Table70.1">
          <table:table-cell table:style-name="Table70.A1" office:value-type="string">
            <text:p text:style-name="P22"><text:span text:style-name="Default_20_Paragraph_20_Font"><text:span text:style-name="T6">Durduubee </text:span></text:span></text:p>
          </table:table-cell>
          <table:table-cell table:style-name="Table70.A1" office:value-type="string">
            <text:p text:style-name="P19"><text:span text:style-name="Default_20_Paragraph_20_Font"><text:span text:style-name="T6">Fakkeenya </text:span></text:span></text:p>
          </table:table-cell>
        </table:table-row>
        <table:table-row table:style-name="Table70.2">
          <table:table-cell table:style-name="Table70.A2" office:value-type="string">
            <text:p text:style-name="P22"><text:span text:style-name="Default_20_Paragraph_20_Font"><text:span text:style-name="T6">gara...tti </text:span></text:span></text:p>
          </table:table-cell>
          <table:table-cell table:style-name="Table70.A2" office:value-type="string">
            <text:p text:style-name="P19"><text:span text:style-name="Default_20_Paragraph_20_Font"><text:span text:style-name="T6">gara manaatti </text:span></text:span></text:p>
          </table:table-cell>
        </table:table-row>
        <table:table-row table:style-name="Table70.3">
          <table:table-cell table:style-name="Table70.A3" office:value-type="string">
            <text:p text:style-name="P22"><text:span text:style-name="Default_20_Paragraph_20_Font"><text:span text:style-name="T6">gara...tiin </text:span></text:span></text:p>
          </table:table-cell>
          <table:table-cell table:style-name="Table70.A3" office:value-type="string">
            <text:p text:style-name="P19"><text:span text:style-name="Default_20_Paragraph_20_Font"><text:span text:style-name="T6">gara manaatiin dhufa </text:span></text:span></text:p>
          </table:table-cell>
        </table:table-row>
        <table:table-row table:style-name="Table70.4">
          <table:table-cell table:style-name="Table70.A4" office:value-type="string">
            <text:p text:style-name="P22"><text:span text:style-name="Default_20_Paragraph_20_Font"><text:span text:style-name="T6">hanga...tti </text:span></text:span></text:p>
          </table:table-cell>
          <table:table-cell table:style-name="Table70.A4" office:value-type="string">
            <text:p text:style-name="P19"><text:span text:style-name="Default_20_Paragraph_20_Font"><text:span text:style-name="T6">hanga ammaatti jirra </text:span></text:span></text:p>
          </table:table-cell>
        </table:table-row>
      </table:table>
      <text:list xml:id="list131808833078735" text:continue-numbering="true" text:style-name="L2">
        <text:list-item>
          <text:p text:style-name="P55">Durduubeewwan booda jechaa dhufan (Griefcnow-Mewis, 2001: 52) akka armaan gadiitti eeramaniiru. <text:s/></text:p>
        </text:list-item>
      </text:list>
      <text:p text:style-name="P23"><text:s/></text:p>
      <table:table table:name="Table71" table:style-name="Table71">
        <table:table-column table:style-name="Table71.A"/>
        <table:table-column table:style-name="Table71.B"/>
        <table:table-row table:style-name="Table71.1">
          <table:table-cell table:style-name="Table71.A1" office:value-type="string">
            <text:p text:style-name="P22"><text:span text:style-name="Default_20_Paragraph_20_Font"><text:span text:style-name="T6">Durduubeewwan </text:span></text:span></text:p>
          </table:table-cell>
          <table:table-cell table:style-name="Table71.A1" office:value-type="string">
            <text:p text:style-name="P19"><text:span text:style-name="Default_20_Paragraph_20_Font"><text:span text:style-name="T6">Fakkeenya </text:span></text:span></text:p>
          </table:table-cell>
        </table:table-row>
        <table:table-row table:style-name="Table71.2">
          <table:table-cell table:style-name="Table71.A2" office:value-type="string">
            <text:p text:style-name="P22"><text:span text:style-name="Default_20_Paragraph_20_Font"><text:span text:style-name="T6">ala </text:span></text:span></text:p>
          </table:table-cell>
          <table:table-cell table:style-name="Table71.A2" office:value-type="string">
            <text:p text:style-name="P19"><text:span text:style-name="Default_20_Paragraph_20_Font"><text:span text:style-name="T6">hojiin ala hinta’iin </text:span></text:span></text:p>
          </table:table-cell>
        </table:table-row>
        <text:soft-page-break/>
        <table:table-row table:style-name="Table71.3">
          <table:table-cell table:style-name="Table71.A3" office:value-type="string">
            <text:p text:style-name="P22"><text:span text:style-name="Default_20_Paragraph_20_Font"><text:span text:style-name="T6">bira </text:span></text:span></text:p>
          </table:table-cell>
          <table:table-cell table:style-name="Table71.A3" office:value-type="string">
            <text:p text:style-name="P19"><text:span text:style-name="Default_20_Paragraph_20_Font"><text:span text:style-name="T6">mana bira kaa’i </text:span></text:span></text:p>
          </table:table-cell>
        </table:table-row>
        <table:table-row table:style-name="Table71.4">
          <table:table-cell table:style-name="Table71.A3" office:value-type="string">
            <text:p text:style-name="P22"><text:span text:style-name="Default_20_Paragraph_20_Font"><text:span text:style-name="T6">booda </text:span></text:span></text:p>
          </table:table-cell>
          <table:table-cell table:style-name="Table71.A3" office:value-type="string">
            <text:p text:style-name="P19"><text:span text:style-name="Default_20_Paragraph_20_Font"><text:span text:style-name="T6">saa’a afur booda koottu </text:span></text:span></text:p>
          </table:table-cell>
        </table:table-row>
        <table:table-row table:style-name="Table71.4">
          <table:table-cell table:style-name="Table71.A3" office:value-type="string">
            <text:p text:style-name="P22"><text:span text:style-name="Default_20_Paragraph_20_Font"><text:span text:style-name="T6">duuba </text:span></text:span></text:p>
          </table:table-cell>
          <table:table-cell table:style-name="Table71.A3" office:value-type="string">
            <text:p text:style-name="P19"><text:span text:style-name="Default_20_Paragraph_20_Font"><text:span text:style-name="T6">mana duuba jira </text:span></text:span></text:p>
          </table:table-cell>
        </table:table-row>
        <table:table-row table:style-name="Table71.6">
          <table:table-cell table:style-name="Table71.A3" office:value-type="string">
            <text:p text:style-name="P22"><text:span text:style-name="Default_20_Paragraph_20_Font"><text:span text:style-name="T6">dura </text:span></text:span></text:p>
          </table:table-cell>
          <table:table-cell table:style-name="Table71.A3" office:value-type="string">
            <text:p text:style-name="P19"><text:span text:style-name="Default_20_Paragraph_20_Font"><text:span text:style-name="T6">nama dura hindhaabatiin </text:span></text:span></text:p>
          </table:table-cell>
        </table:table-row>
        <table:table-row table:style-name="Table71.6">
          <table:table-cell table:style-name="Table71.A3" office:value-type="string">
            <text:p text:style-name="P22"><text:span text:style-name="Default_20_Paragraph_20_Font"><text:span text:style-name="T6">fuuldura </text:span></text:span></text:p>
          </table:table-cell>
          <table:table-cell table:style-name="Table71.A3" office:value-type="string">
            <text:p text:style-name="P19"><text:span text:style-name="Default_20_Paragraph_20_Font"><text:span text:style-name="T6">mana fuuldura jira </text:span></text:span></text:p>
          </table:table-cell>
        </table:table-row>
        <table:table-row table:style-name="Table71.4">
          <table:table-cell table:style-name="Table71.A3" office:value-type="string">
            <text:p text:style-name="P22"><text:span text:style-name="Default_20_Paragraph_20_Font"><text:span text:style-name="T6">gadi </text:span></text:span></text:p>
          </table:table-cell>
          <table:table-cell table:style-name="Table71.A3" office:value-type="string">
            <text:p text:style-name="P19"><text:span text:style-name="Default_20_Paragraph_20_Font"><text:span text:style-name="T6">manaa gadi ba’i </text:span></text:span></text:p>
          </table:table-cell>
        </table:table-row>
        <table:table-row table:style-name="Table71.9">
          <table:table-cell table:style-name="Table71.A3" office:value-type="string">
            <text:p text:style-name="P22"><text:span text:style-name="Default_20_Paragraph_20_Font"><text:span text:style-name="T6">gubbaa </text:span></text:span></text:p>
          </table:table-cell>
          <table:table-cell table:style-name="Table71.A3" office:value-type="string">
            <text:p text:style-name="P19"><text:span text:style-name="Default_20_Paragraph_20_Font"><text:span text:style-name="T6">muka gubbaa taa’e </text:span></text:span></text:p>
          </table:table-cell>
        </table:table-row>
        <table:table-row table:style-name="Table71.9">
          <table:table-cell table:style-name="Table71.A3" office:value-type="string">
            <text:p text:style-name="P22"><text:span text:style-name="Default_20_Paragraph_20_Font"><text:span text:style-name="T6">gidduu </text:span></text:span></text:p>
          </table:table-cell>
          <table:table-cell table:style-name="Table71.A3" office:value-type="string">
            <text:p text:style-name="P19"><text:span text:style-name="Default_20_Paragraph_20_Font"><text:span text:style-name="T6">saba gidduu jirra </text:span></text:span></text:p>
          </table:table-cell>
        </table:table-row>
        <table:table-row table:style-name="Table71.6">
          <table:table-cell table:style-name="Table71.A3" office:value-type="string">
            <text:p text:style-name="P22"><text:span text:style-name="Default_20_Paragraph_20_Font"><text:span text:style-name="T6">jala </text:span></text:span></text:p>
          </table:table-cell>
          <table:table-cell table:style-name="Table71.A3" office:value-type="string">
            <text:p text:style-name="P19"><text:span text:style-name="Default_20_Paragraph_20_Font"><text:span text:style-name="T6">mana jala kaa’i </text:span></text:span></text:p>
          </table:table-cell>
        </table:table-row>
        <table:table-row table:style-name="Table71.6">
          <table:table-cell table:style-name="Table71.A3" office:value-type="string">
            <text:p text:style-name="P22"><text:span text:style-name="Default_20_Paragraph_20_Font"><text:span text:style-name="T6">keessa </text:span></text:span></text:p>
          </table:table-cell>
          <table:table-cell table:style-name="Table71.A3" office:value-type="string">
            <text:p text:style-name="P19"><text:span text:style-name="Default_20_Paragraph_20_Font"><text:span text:style-name="T6">mana keessa jira </text:span></text:span></text:p>
          </table:table-cell>
        </table:table-row>
        <table:table-row table:style-name="Table71.4">
          <table:table-cell table:style-name="Table71.A3" office:value-type="string">
            <text:p text:style-name="P22"><text:span text:style-name="Default_20_Paragraph_20_Font"><text:span text:style-name="T6">ol </text:span></text:span></text:p>
          </table:table-cell>
          <table:table-cell table:style-name="Table71.A3" office:value-type="string">
            <text:p text:style-name="P19"><text:span text:style-name="Default_20_Paragraph_20_Font"><text:span text:style-name="T6">asii ol deeme </text:span></text:span></text:p>
          </table:table-cell>
        </table:table-row>
        <table:table-row table:style-name="Table71.4">
          <table:table-cell table:style-name="Table71.A3" office:value-type="string">
            <text:p text:style-name="P22"><text:span text:style-name="Default_20_Paragraph_20_Font"><text:span text:style-name="T6">malee </text:span></text:span></text:p>
          </table:table-cell>
          <table:table-cell table:style-name="Table71.A3" office:value-type="string">
            <text:p text:style-name="P19"><text:span text:style-name="Default_20_Paragraph_20_Font"><text:span text:style-name="T6">si malee hintaa’u </text:span></text:span></text:p>
          </table:table-cell>
        </table:table-row>
        <table:table-row table:style-name="Table71.6">
          <table:table-cell table:style-name="Table71.A3" office:value-type="string">
            <text:p text:style-name="P22"><text:span text:style-name="Default_20_Paragraph_20_Font"><text:span text:style-name="T6">teellaa </text:span></text:span></text:p>
          </table:table-cell>
          <table:table-cell table:style-name="Table71.A3" office:value-type="string">
            <text:p text:style-name="P19"><text:span text:style-name="Default_20_Paragraph_20_Font"><text:span text:style-name="T6">ana teellaa deemuu </text:span></text:span></text:p>
          </table:table-cell>
        </table:table-row>
        <table:table-row table:style-name="Table71.16">
          <table:table-cell table:style-name="Table71.A16" office:value-type="string">
            <text:p text:style-name="P22"><text:span text:style-name="Default_20_Paragraph_20_Font"><text:span text:style-name="T6">wajjin </text:span></text:span></text:p>
          </table:table-cell>
          <table:table-cell table:style-name="Table71.A16" office:value-type="string">
            <text:p text:style-name="P19"><text:span text:style-name="Default_20_Paragraph_20_Font"><text:span text:style-name="T6">isa wajjin hojjetu </text:span></text:span></text:p>
          </table:table-cell>
        </table:table-row>
      </table:table>
      <text:p text:style-name="P35"><text:s/></text:p>
      <text:h text:style-name="P4" text:outline-level="3"><text:span text:style-name="Default_20_Paragraph_20_Font"><text:span text:style-name="T4"><text:tab/></text:span></text:span>9.2. Xiyyeeffannoo Matimaafi Kutimaa <text:tab/><text:span text:style-name="Default_20_Paragraph_20_Font"><text:span text:style-name="T5"> </text:span></text:span></text:h>
      <text:p text:style-name="P48">AO keessatti fufileen xiyyeeffannoo matimaafi kutima irratti mul’atu. Fufiin xiyyeeffannoo hiika mataa isaa danda’e <text:soft-page-break/>hinqabaatu. Fayidaan isaa tajaajila caaslugaa qofa. Fufiin xiyyeeffannoo matimaa fufii boodaa ta’ee dhufa. Fufiin xiyyeeffannoo kutimaa garuu gochima irratti fufii duraa ta’ee argama. Fufiin matimaa –<text:span text:style-name="Default_20_Paragraph_20_Font"><text:span text:style-name="T7">tu </text:span></text:span>dha (Baye, 1988: 371; Griefcnow-</text:p>
      <text:p text:style-name="P47">Mewis, 2001: 53). Fkn, <text:s/></text:p>
      <text:list xml:id="list2862828859" text:style-name="L11">
        <text:list-item>
          <text:p text:style-name="P68">Eenyu-<text:span text:style-name="Default_20_Paragraph_20_Font"><text:span text:style-name="T7">tu </text:span></text:span>foon hoolaa bite? </text:p>
        </text:list-item>
        <text:list-item>
          <text:p text:style-name="P69">Eebbaa-<text:span text:style-name="Default_20_Paragraph_20_Font"><text:span text:style-name="T7">tu </text:span></text:span>foon hoolaa bite. </text:p>
        </text:list-item>
        <text:list-item>
          <text:p text:style-name="P43">Galgaloo-<text:span text:style-name="Default_20_Paragraph_20_Font"><text:span text:style-name="T7">tu </text:span></text:span>daree keessaa tokkoffaa ba’e. <text:s/></text:p>
        </text:list-item>
        <text:list-item>
          <text:p text:style-name="P70">Eenyu-<text:span text:style-name="Default_20_Paragraph_20_Font"><text:span text:style-name="T7">tu </text:span></text:span>filatame? </text:p>
        </text:list-item>
        <text:list-item>
          <text:p text:style-name="P68">Gaarii-<text:span text:style-name="Default_20_Paragraph_20_Font"><text:span text:style-name="T7">tu </text:span></text:span>filatame. <text:s/></text:p>
        </text:list-item>
        <text:list-item>
          <text:p text:style-name="P68">Namicha dheeraa-<text:span text:style-name="Default_20_Paragraph_20_Font"><text:span text:style-name="T7">tu </text:span></text:span>hoolaa bite. </text:p>
        </text:list-item>
        <text:list-item>
          <text:p text:style-name="P68">Namicha dheeraa sana-<text:span text:style-name="Default_20_Paragraph_20_Font"><text:span text:style-name="T7">tu </text:span></text:span>hoolaa bite. <text:s/></text:p>
        </text:list-item>
        <text:list-item>
          <text:p text:style-name="P68">Namicha isa kaleessa dhufe-<text:span text:style-name="Default_20_Paragraph_20_Font"><text:span text:style-name="T7">tu </text:span></text:span>hoolaa bite. <text:s/></text:p>
        </text:list-item>
        <text:list-item>
          <text:p text:style-name="P70">Namicha isa kitaaba dubbise-<text:span text:style-name="Default_20_Paragraph_20_Font"><text:span text:style-name="T7">tu </text:span></text:span>hoolaa bite. <text:s/></text:p>
        </text:list-item>
      </text:list>
      <text:p text:style-name="P20"><text:s/></text:p>
      <text:p text:style-name="P56">Akka fakkeenyota armaan oliirraa hubachuu dandeenyutti fufiin xiyyeeffannoo matimaa, gaalee maqaa akka matimaatti tajaajilu irratti karaa boodaa fufamti. <text:s/></text:p>
      <text:p text:style-name="P49">AO keessatti xiyyeeffannoo kutimaa kan agarsiisuu fufii –<text:span text:style-name="Default_20_Paragraph_20_Font"><text:span text:style-name="T7">ni </text:span></text:span>dha </text:p>
      <text:p text:style-name="P50">(Griefcnow-Mewis, 2001:54). Fkn, <text:s/></text:p>
      <text:list xml:id="list2117959116" text:style-name="L12">
        <text:list-item>
          <text:p text:style-name="P71">Manni daldalaa bara dhufu <text:span text:style-name="Default_20_Paragraph_20_Font"><text:span text:style-name="T7">ni</text:span></text:span>-banama. <text:s/></text:p>
        </text:list-item>
        <text:list-item>
          <text:p text:style-name="P71">Koottu <text:span text:style-name="Default_20_Paragraph_20_Font"><text:span text:style-name="T7">ni</text:span></text:span>-taphanna. </text:p>
        </text:list-item>
        <text:list-item>
          <text:p text:style-name="P71">Achi deemnee <text:span text:style-name="Default_20_Paragraph_20_Font"><text:span text:style-name="T7">ni</text:span></text:span>-taphanna. </text:p>
        </text:list-item>
      </text:list>
      <text:p text:style-name="P20"><text:soft-page-break/><text:s/></text:p>
      <text:p text:style-name="P59">Fufiin –<text:span text:style-name="Default_20_Paragraph_20_Font"><text:span text:style-name="T7">ni </text:span></text:span>xiyyeeffannoo kutimaa agarsiisti. Fufiin –<text:span text:style-name="Default_20_Paragraph_20_Font"><text:span text:style-name="T7">ni </text:span></text:span>hima kanneen keessaa yoo hafte himoonni fudhatama hindhaban. <text:s/>a. Manni daldalaa bara dhufu banama. </text:p>
      <text:list xml:id="list3885395880" text:style-name="L13">
        <text:list-item>
          <text:p text:style-name="P72">Koottu taphanna. </text:p>
        </text:list-item>
        <text:list-item>
          <text:p text:style-name="P72">Achi deemnee taphanna. <text:s/></text:p>
        </text:list-item>
      </text:list>
      <text:p text:style-name="P60">Fakkeenyota armaan olii keessaa fufiin –<text:span text:style-name="Default_20_Paragraph_20_Font"><text:span text:style-name="T7">ni </text:span></text:span>hinjirtu; garuu himoonni hiika qabu. Haa ta’u malee xiyyeeffannoo hinqaban. <text:s/></text:p>
      <text:p text:style-name="P20"><text:s/></text:p>
      <text:p text:style-name="P21"><text:s/></text:p>
      <text:h text:style-name="P5" text:outline-level="3"><text:span text:style-name="Default_20_Paragraph_20_Font"><text:span text:style-name="T8"><text:s/><text:tab/></text:span></text:span>9.3. Walqabsiistuu </text:h>
      <text:p text:style-name="P56">Walqabsiistuun akaakuu jecha tajaajilaati. Walqabsiistuun himaafi hima ykn gaaleefi gaalee walqabsiisuuf tajaajila. AO keessa walqabsiistota akaakuu sadiitu jiru. Isaanis kanneen of danda’anii dhaabbatan, kanneen hirkataniifi kanneen irra deebi’ani dha (Griefcnow-Mewis, 2001: 55). <text:s/></text:p>
      <text:list xml:id="list2979167467" text:style-name="L14">
        <text:list-item>
          <text:p text:style-name="P62">Walqabsiistotni hima of danda’ee dhaabbate walqabsiisanii tajaajilan hedduudha (Griefcnow-Mewis, 2001:56): </text:p>
        </text:list-item>
      </text:list>
      <text:p text:style-name="P36"><text:s/></text:p>
      <table:table table:name="Table72" table:style-name="Table72">
        <table:table-column table:style-name="Table72.A"/>
        <table:table-column table:style-name="Table72.B"/>
        <table:table-row table:style-name="Table72.1">
          <table:table-cell table:style-name="Table72.A1" office:value-type="string">
            <text:p text:style-name="P24"><text:span text:style-name="Default_20_Paragraph_20_Font"><text:span text:style-name="T6">Walqabsiistuu </text:span></text:span></text:p>
          </table:table-cell>
          <table:table-cell table:style-name="Table72.A1" office:value-type="string">
            <text:p text:style-name="P19"><text:span text:style-name="Default_20_Paragraph_20_Font"><text:span text:style-name="T6">Fakkeenya </text:span></text:span></text:p>
          </table:table-cell>
        </table:table-row>
        <table:table-row table:style-name="Table72.2">
          <table:table-cell table:style-name="Table72.A2" office:value-type="string">
            <text:p text:style-name="P24"><text:span text:style-name="Default_20_Paragraph_20_Font"><text:span text:style-name="T6">ammoo </text:span></text:span></text:p>
          </table:table-cell>
          <table:table-cell table:style-name="Table72.A2" office:value-type="string">
            <text:p text:style-name="P19"><text:span text:style-name="Default_20_Paragraph_20_Font"><text:span text:style-name="T6">Achi deemeeti ammoo deebi’a. </text:span></text:span></text:p>
          </table:table-cell>
        </table:table-row>
        <text:soft-page-break/>
        <table:table-row table:style-name="Table72.3">
          <table:table-cell table:style-name="Table72.A3" office:value-type="string">
            <text:p text:style-name="P24"><text:span text:style-name="Default_20_Paragraph_20_Font"><text:span text:style-name="T6">garuu </text:span></text:span></text:p>
          </table:table-cell>
          <table:table-cell table:style-name="Table72.A3" office:value-type="string">
            <text:p text:style-name="P19"><text:span text:style-name="Default_20_Paragraph_20_Font"><text:span text:style-name="T6">Re’een garuu baala jaalatti. </text:span></text:span></text:p>
          </table:table-cell>
        </table:table-row>
        <table:table-row table:style-name="Table72.4">
          <table:table-cell table:style-name="Table72.A3" office:value-type="string">
            <text:p text:style-name="P24"><text:span text:style-name="Default_20_Paragraph_20_Font"><text:span text:style-name="T6">yookaan </text:span></text:span></text:p>
          </table:table-cell>
          <table:table-cell table:style-name="Table72.A3" office:value-type="string">
            <text:p text:style-name="P19"><text:span text:style-name="Default_20_Paragraph_20_Font"><text:span text:style-name="T6">Inni yookaan isheen haa dhuftu. </text:span></text:span></text:p>
          </table:table-cell>
        </table:table-row>
        <table:table-row table:style-name="Table72.4">
          <table:table-cell table:style-name="Table72.A3" office:value-type="string">
            <text:p text:style-name="P24"><text:span text:style-name="Default_20_Paragraph_20_Font"><text:span text:style-name="T6">akkasuma </text:span></text:span></text:p>
          </table:table-cell>
          <table:table-cell table:style-name="Table72.A3" office:value-type="string">
            <text:p text:style-name="P19"><text:span text:style-name="Default_20_Paragraph_20_Font"><text:span text:style-name="T6">Borus akkasuma dalagi. </text:span></text:span></text:p>
          </table:table-cell>
        </table:table-row>
        <table:table-row table:style-name="Table72.4">
          <table:table-cell table:style-name="Table72.A3" office:value-type="string">
            <text:p text:style-name="P24"><text:span text:style-name="Default_20_Paragraph_20_Font"><text:span text:style-name="T6">booda </text:span></text:span></text:p>
          </table:table-cell>
          <table:table-cell table:style-name="Table72.A3" office:value-type="string">
            <text:p text:style-name="P19"><text:span text:style-name="Default_20_Paragraph_20_Font"><text:span text:style-name="T6">Hojii booda wal agarra. </text:span></text:span></text:p>
          </table:table-cell>
        </table:table-row>
        <table:table-row table:style-name="Table72.7">
          <table:table-cell table:style-name="Table72.A3" office:value-type="string">
            <text:p text:style-name="P24"><text:span text:style-name="Default_20_Paragraph_20_Font"><text:span text:style-name="T6">eegasii </text:span></text:span></text:p>
          </table:table-cell>
          <table:table-cell table:style-name="Table72.A3" office:value-type="string">
            <text:p text:style-name="P19"><text:span text:style-name="Default_20_Paragraph_20_Font"><text:span text:style-name="T6">Eegasii ani deebi’uun qaba. </text:span></text:span></text:p>
          </table:table-cell>
        </table:table-row>
        <table:table-row table:style-name="Table72.4">
          <table:table-cell table:style-name="Table72.A3" office:value-type="string">
            <text:p text:style-name="P24"><text:span text:style-name="Default_20_Paragraph_20_Font"><text:span text:style-name="T6">erga </text:span></text:span></text:p>
          </table:table-cell>
          <table:table-cell table:style-name="Table72.A3" office:value-type="string">
            <text:p text:style-name="P19"><text:span text:style-name="Default_20_Paragraph_20_Font"><text:span text:style-name="T6">Erga ani dhufee inni deeme. </text:span></text:span></text:p>
          </table:table-cell>
        </table:table-row>
        <table:table-row table:style-name="Table72.4">
          <table:table-cell table:style-name="Table72.A3" office:value-type="string">
            <text:p text:style-name="P24"><text:span text:style-name="Default_20_Paragraph_20_Font"><text:span text:style-name="T6">kanaaf </text:span></text:span></text:p>
          </table:table-cell>
          <table:table-cell table:style-name="Table72.A3" office:value-type="string">
            <text:p text:style-name="P19"><text:span text:style-name="Default_20_Paragraph_20_Font"><text:span text:style-name="T6">Kanaaf qarshii qusatti. </text:span></text:span></text:p>
          </table:table-cell>
        </table:table-row>
        <table:table-row table:style-name="Table72.7">
          <table:table-cell table:style-name="Table72.A3" office:value-type="string">
            <text:p text:style-name="P24"><text:span text:style-name="Default_20_Paragraph_20_Font"><text:span text:style-name="T6">malee </text:span></text:span></text:p>
          </table:table-cell>
          <table:table-cell table:style-name="Table72.A3" office:value-type="string">
            <text:p text:style-name="P19"><text:span text:style-name="Default_20_Paragraph_20_Font"><text:span text:style-name="T6">Malee inni sooroma ba’eera. </text:span></text:span></text:p>
          </table:table-cell>
        </table:table-row>
        <table:table-row table:style-name="Table72.4">
          <table:table-cell table:style-name="Table72.A3" office:value-type="string">
            <text:p text:style-name="P24"><text:span text:style-name="Default_20_Paragraph_20_Font"><text:span text:style-name="T6">silaa </text:span></text:span></text:p>
          </table:table-cell>
          <table:table-cell table:style-name="Table72.A3" office:value-type="string">
            <text:p text:style-name="P19"><text:span text:style-name="Default_20_Paragraph_20_Font"><text:span text:style-name="T6">Silaa baadiyyaan jiraadhan ture. </text:span></text:span></text:p>
          </table:table-cell>
        </table:table-row>
        <table:table-row table:style-name="Table72.4">
          <table:table-cell table:style-name="Table72.A3" office:value-type="string">
            <text:p text:style-name="P24"><text:span text:style-name="Default_20_Paragraph_20_Font"><text:span text:style-name="T6">fi </text:span></text:span></text:p>
          </table:table-cell>
          <table:table-cell table:style-name="Table72.A3" office:value-type="string">
            <text:p text:style-name="P19"><text:span text:style-name="Default_20_Paragraph_20_Font"><text:span text:style-name="T6">Innifi isheen wal jaallatu. </text:span></text:span></text:p>
          </table:table-cell>
        </table:table-row>
        <table:table-row table:style-name="Table72.4">
          <table:table-cell table:style-name="Table72.A3" office:value-type="string">
            <text:p text:style-name="P24"><text:span text:style-name="Default_20_Paragraph_20_Font"><text:span text:style-name="T6">illee </text:span></text:span></text:p>
          </table:table-cell>
          <table:table-cell table:style-name="Table72.A3" office:value-type="string">
            <text:p text:style-name="P19"><text:span text:style-name="Default_20_Paragraph_20_Font"><text:span text:style-name="T6">Inniillee nama gaariidha. </text:span></text:span></text:p>
          </table:table-cell>
        </table:table-row>
        <table:table-row table:style-name="Table72.14">
          <table:table-cell table:style-name="Table72.A14" office:value-type="string">
            <text:p text:style-name="P24"><text:span text:style-name="Default_20_Paragraph_20_Font"><text:span text:style-name="T6">yookiinammoo </text:span></text:span></text:p>
          </table:table-cell>
          <table:table-cell table:style-name="Table72.A14" office:value-type="string">
            <text:p text:style-name="P19"><text:span text:style-name="Default_20_Paragraph_20_Font"><text:span text:style-name="T6">Yookiinammoo ati koottu. </text:span></text:span></text:p>
          </table:table-cell>
        </table:table-row>
      </table:table>
      <text:p text:style-name="P61">Walqabsiistonni armaan olii kunneen himoota of danda’anii dhaabbatan lamaafi lamaa ol walqabsiisuun tajaajilu. <text:s/></text:p>
      <text:list xml:id="list131809403794178" text:continue-numbering="true" text:style-name="L14">
        <text:list-item>
          <text:p text:style-name="P73">AO <text:tab/>keessatti <text:tab/>walqabsiistonni <text:tab/>himoota <text:tab/>hirkatoo </text:p>
        </text:list-item>
      </text:list>
      <text:p text:style-name="P51">walqabsiisuun tajaajilanis hedduudha. Fkn, <text:s/></text:p>
      <table:table table:name="Table73" table:style-name="Table73">
        <table:table-column table:style-name="Table73.A"/>
        <table:table-column table:style-name="Table73.B"/>
        <table:table-row table:style-name="Table73.1">
          <table:table-cell table:style-name="Table73.A1" office:value-type="string">
            <text:p text:style-name="P22"><text:span text:style-name="Default_20_Paragraph_20_Font"><text:span text:style-name="T6">Walqabsiistuu </text:span></text:span></text:p>
          </table:table-cell>
          <table:table-cell table:style-name="Table73.A1" office:value-type="string">
            <text:p text:style-name="P19"><text:span text:style-name="Default_20_Paragraph_20_Font"><text:span text:style-name="T6">Fakkeenya </text:span></text:span></text:p>
          </table:table-cell>
        </table:table-row>
        <table:table-row table:style-name="Table73.2">
          <table:table-cell table:style-name="Table73.A2" office:value-type="string">
            <text:p text:style-name="P22"><text:span text:style-name="Default_20_Paragraph_20_Font"><text:span text:style-name="T6">akka </text:span></text:span></text:p>
          </table:table-cell>
          <table:table-cell table:style-name="Table73.A2" office:value-type="string">
            <text:p text:style-name="P19"><text:span text:style-name="Default_20_Paragraph_20_Font"><text:span text:style-name="T6">Akka ati dhuftu innuu beeka. </text:span></text:span></text:p>
          </table:table-cell>
        </table:table-row>
        <table:table-row table:style-name="Table73.3">
          <table:table-cell table:style-name="Table73.A3" office:value-type="string">
            <text:p text:style-name="P22"><text:span text:style-name="Default_20_Paragraph_20_Font"><text:span text:style-name="T6">jechuun </text:span></text:span></text:p>
          </table:table-cell>
          <table:table-cell table:style-name="Table73.A3" office:value-type="string">
            <text:p text:style-name="P19"><text:span text:style-name="Default_20_Paragraph_20_Font"><text:span text:style-name="T6">Leenca jechuun bineensa bosonaati. </text:span></text:span></text:p>
          </table:table-cell>
        </table:table-row>
        <table:table-row table:style-name="Table73.4">
          <table:table-cell table:style-name="Table73.A3" office:value-type="string">
            <text:p text:style-name="P22"><text:span text:style-name="Default_20_Paragraph_20_Font"><text:span text:style-name="T6">osoo </text:span></text:span></text:p>
          </table:table-cell>
          <table:table-cell table:style-name="Table73.A3" office:value-type="string">
            <text:p text:style-name="P19"><text:span text:style-name="Default_20_Paragraph_20_Font"><text:span text:style-name="T6">Osoo allaatti taatee nibalaliita. </text:span></text:span></text:p>
          </table:table-cell>
        </table:table-row>
        <text:soft-page-break/>
        <table:table-row table:style-name="Table73.4">
          <table:table-cell table:style-name="Table73.A3" office:value-type="string">
            <text:p text:style-name="P22"><text:span text:style-name="Default_20_Paragraph_20_Font"><text:span text:style-name="T6">akkuma </text:span></text:span></text:p>
          </table:table-cell>
          <table:table-cell table:style-name="Table73.A3" office:value-type="string">
            <text:p text:style-name="P19"><text:span text:style-name="Default_20_Paragraph_20_Font"><text:span text:style-name="T6">Akkuma ati yaaddu namnis yaada. </text:span></text:span></text:p>
          </table:table-cell>
        </table:table-row>
        <table:table-row table:style-name="Table73.4">
          <table:table-cell table:style-name="Table73.A3" office:value-type="string">
            <text:p text:style-name="P22"><text:span text:style-name="Default_20_Paragraph_20_Font"><text:span text:style-name="T6">booda </text:span></text:span></text:p>
          </table:table-cell>
          <table:table-cell table:style-name="Table73.A3" office:value-type="string">
            <text:p text:style-name="P19"><text:span text:style-name="Default_20_Paragraph_20_Font"><text:span text:style-name="T6">Dhufaatiishee booda roobni caame. </text:span></text:span></text:p>
          </table:table-cell>
        </table:table-row>
        <table:table-row table:style-name="Table73.4">
          <table:table-cell table:style-name="Table73.A3" office:value-type="string">
            <text:p text:style-name="P22"><text:span text:style-name="Default_20_Paragraph_20_Font"><text:span text:style-name="T6">dura </text:span></text:span></text:p>
          </table:table-cell>
          <table:table-cell table:style-name="Table73.A3" office:value-type="string">
            <text:p text:style-name="P19"><text:span text:style-name="Default_20_Paragraph_20_Font"><text:span text:style-name="T6">Sirbuu dura shaakaluu barbaachisa. </text:span></text:span></text:p>
          </table:table-cell>
        </table:table-row>
        <table:table-row table:style-name="Table73.4">
          <table:table-cell table:style-name="Table73.A3" office:value-type="string">
            <text:p text:style-name="P22"><text:span text:style-name="Default_20_Paragraph_20_Font"><text:span text:style-name="T6">erga </text:span></text:span></text:p>
          </table:table-cell>
          <table:table-cell table:style-name="Table73.A3" office:value-type="string">
            <text:p text:style-name="P19"><text:span text:style-name="Default_20_Paragraph_20_Font"><text:span text:style-name="T6">Erga roobni caamee manaa ba’an. </text:span></text:span></text:p>
          </table:table-cell>
        </table:table-row>
        <table:table-row table:style-name="Table73.4">
          <table:table-cell table:style-name="Table73.A3" office:value-type="string">
            <text:p text:style-name="P22"><text:span text:style-name="Default_20_Paragraph_20_Font"><text:span text:style-name="T6">kanaaf </text:span></text:span></text:p>
          </table:table-cell>
          <table:table-cell table:style-name="Table73.A3" office:value-type="string">
            <text:p text:style-name="P19"><text:span text:style-name="Default_20_Paragraph_20_Font"><text:span text:style-name="T6">Kanaaf jettee nama hinlolliin. </text:span></text:span></text:p>
          </table:table-cell>
        </table:table-row>
        <table:table-row table:style-name="Table73.4">
          <table:table-cell table:style-name="Table73.A3" office:value-type="string">
            <text:p text:style-name="P22"><text:span text:style-name="Default_20_Paragraph_20_Font"><text:span text:style-name="T6">waan </text:span></text:span></text:p>
          </table:table-cell>
          <table:table-cell table:style-name="Table73.A3" office:value-type="string">
            <text:p text:style-name="P19"><text:span text:style-name="Default_20_Paragraph_20_Font"><text:span text:style-name="T6">Waan kana ta’eef tasgabbaa’i. </text:span></text:span></text:p>
          </table:table-cell>
        </table:table-row>
        <table:table-row table:style-name="Table73.4">
          <table:table-cell table:style-name="Table73.A3" office:value-type="string">
            <text:p text:style-name="P22"><text:span text:style-name="Default_20_Paragraph_20_Font"><text:span text:style-name="T6">otumallee </text:span></text:span></text:p>
          </table:table-cell>
          <table:table-cell table:style-name="Table73.A3" office:value-type="string">
            <text:p text:style-name="P19"><text:span text:style-name="Default_20_Paragraph_20_Font"><text:span text:style-name="T6">Otumallee ta’e wal ooduun sirrii miti. </text:span></text:span></text:p>
          </table:table-cell>
        </table:table-row>
        <table:table-row table:style-name="Table73.4">
          <table:table-cell table:style-name="Table73.A3" office:value-type="string">
            <text:p text:style-name="P22"><text:span text:style-name="Default_20_Paragraph_20_Font"><text:span text:style-name="T6">ennaa </text:span></text:span></text:p>
          </table:table-cell>
          <table:table-cell table:style-name="Table73.A3" office:value-type="string">
            <text:p text:style-name="P19"><text:span text:style-name="Default_20_Paragraph_20_Font"><text:span text:style-name="T6">Ennaa biiftuun seentu horiin gala. </text:span></text:span></text:p>
          </table:table-cell>
        </table:table-row>
        <table:table-row table:style-name="Table73.4">
          <table:table-cell table:style-name="Table73.A3" office:value-type="string">
            <text:p text:style-name="P22"><text:span text:style-name="Default_20_Paragraph_20_Font"><text:span text:style-name="T6">hoggaa </text:span></text:span></text:p>
          </table:table-cell>
          <table:table-cell table:style-name="Table73.A3" office:value-type="string">
            <text:p text:style-name="P19"><text:span text:style-name="Default_20_Paragraph_20_Font"><text:span text:style-name="T6">Hoggaa wal argan walitti boo’u. </text:span></text:span></text:p>
          </table:table-cell>
        </table:table-row>
        <table:table-row table:style-name="Table73.14">
          <table:table-cell table:style-name="Table73.A14" office:value-type="string">
            <text:p text:style-name="P22"><text:span text:style-name="Default_20_Paragraph_20_Font"><text:span text:style-name="T6">yeroo </text:span></text:span></text:p>
          </table:table-cell>
          <table:table-cell table:style-name="Table73.A14" office:value-type="string">
            <text:p text:style-name="P19"><text:span text:style-name="Default_20_Paragraph_20_Font"><text:span text:style-name="T6">Yeroo ati dhuftu ani nan qo’adha. </text:span></text:span></text:p>
          </table:table-cell>
        </table:table-row>
      </table:table>
      <text:p text:style-name="P48">Himoota armaan olii keessa himoonni lama lama jiru. Himoota kanneenis walqobsiistonni walitti firoomsaniiru. </text:p>
      <text:list xml:id="list131808420602489" text:continue-numbering="true" text:style-name="L14">
        <text:list-item>
          <text:p text:style-name="P74">Walqabsiistonni unka fufii qabanis jiru. Fakkeenya isaanii armaan gaditti ilaalla. <text:s/></text:p>
        </text:list-item>
      </text:list>
      <table:table table:name="Table74" table:style-name="Table74">
        <table:table-column table:style-name="Table74.A"/>
        <table:table-column table:style-name="Table74.B"/>
        <table:table-row table:style-name="Table74.1">
          <table:table-cell table:style-name="Table74.A1" office:value-type="string">
            <text:p text:style-name="P24"><text:span text:style-name="Default_20_Paragraph_20_Font"><text:span text:style-name="T6">Walqabsiistuu </text:span></text:span></text:p>
          </table:table-cell>
          <table:table-cell table:style-name="Table74.A1" office:value-type="string">
            <text:p text:style-name="P19"><text:span text:style-name="Default_20_Paragraph_20_Font"><text:span text:style-name="T6">Fakkeenya </text:span></text:span></text:p>
          </table:table-cell>
        </table:table-row>
        <table:table-row table:style-name="Table74.2">
          <table:table-cell table:style-name="Table74.A2" office:value-type="string">
            <text:p text:style-name="P24"><text:span text:style-name="Default_20_Paragraph_20_Font"><text:span text:style-name="T6">-f </text:span></text:span></text:p>
          </table:table-cell>
          <table:table-cell table:style-name="Table74.A2" office:value-type="string">
            <text:p text:style-name="P19"><text:span text:style-name="Default_20_Paragraph_20_Font"><text:span text:style-name="T6">Kanaa-f jettee hojii hindhiisin. </text:span></text:span></text:p>
          </table:table-cell>
        </table:table-row>
        <table:table-row table:style-name="Table74.3">
          <table:table-cell table:style-name="Table74.A3" office:value-type="string">
            <text:p text:style-name="P24"><text:span text:style-name="Default_20_Paragraph_20_Font"><text:span text:style-name="T6">-(i)s </text:span></text:span></text:p>
          </table:table-cell>
          <table:table-cell table:style-name="Table74.A3" office:value-type="string">
            <text:p text:style-name="P19"><text:span text:style-name="Default_20_Paragraph_20_Font"><text:span text:style-name="T6">Inni-s haadhufu. </text:span></text:span></text:p>
          </table:table-cell>
        </table:table-row>
        <table:table-row table:style-name="Table74.4">
          <table:table-cell table:style-name="Table74.A3" office:value-type="string">
            <text:p text:style-name="P24"><text:span text:style-name="Default_20_Paragraph_20_Font"><text:span text:style-name="T6">-ti </text:span></text:span></text:p>
          </table:table-cell>
          <table:table-cell table:style-name="Table74.A3" office:value-type="string">
            <text:p text:style-name="P19"><text:span text:style-name="Default_20_Paragraph_20_Font"><text:span text:style-name="T6">Kanaaf jedhee-ti barumsa dhiise. </text:span></text:span></text:p>
          </table:table-cell>
        </table:table-row>
        <table:table-row table:style-name="Table74.4">
          <table:table-cell table:style-name="Table74.A3" office:value-type="string">
            <text:p text:style-name="P24"><text:span text:style-name="Default_20_Paragraph_20_Font"><text:span text:style-name="T6">-tii </text:span></text:span></text:p>
          </table:table-cell>
          <table:table-cell table:style-name="Table74.A3" office:value-type="string">
            <text:p text:style-name="P19"><text:span text:style-name="Default_20_Paragraph_20_Font"><text:span text:style-name="T6">Isa gaafadhaa-tii adda baafadhaa. </text:span></text:span></text:p>
          </table:table-cell>
        </table:table-row>
        <text:soft-page-break/>
        <table:table-row table:style-name="Table74.6">
          <table:table-cell table:style-name="Table74.A3" office:value-type="string">
            <text:p text:style-name="P24"><text:span text:style-name="Default_20_Paragraph_20_Font"><text:span text:style-name="T6">-sammoo </text:span></text:span></text:p>
          </table:table-cell>
          <table:table-cell table:style-name="Table74.A3" office:value-type="string">
            <text:p text:style-name="P19"><text:span text:style-name="Default_20_Paragraph_20_Font"><text:span text:style-name="T6">Isaani-sammoo dhufuu fedhu. </text:span></text:span></text:p>
          </table:table-cell>
        </table:table-row>
        <table:table-row table:style-name="Table74.4">
          <table:table-cell table:style-name="Table74.A3" office:value-type="string">
            <text:p text:style-name="P24"><text:span text:style-name="Default_20_Paragraph_20_Font"><text:span text:style-name="T6">-oo </text:span></text:span></text:p>
          </table:table-cell>
          <table:table-cell table:style-name="Table74.A3" office:value-type="string">
            <text:p text:style-name="P19"><text:span text:style-name="Default_20_Paragraph_20_Font"><text:span text:style-name="T6">Inn-oo gara namaa hindhufu. </text:span></text:span></text:p>
          </table:table-cell>
        </table:table-row>
        <table:table-row table:style-name="Table74.4">
          <table:table-cell table:style-name="Table74.A3" office:value-type="string">
            <text:p text:style-name="P24"><text:span text:style-name="Default_20_Paragraph_20_Font"><text:span text:style-name="T6">-llee </text:span></text:span></text:p>
          </table:table-cell>
          <table:table-cell table:style-name="Table74.A3" office:value-type="string">
            <text:p text:style-name="P19"><text:span text:style-name="Default_20_Paragraph_20_Font"><text:span text:style-name="T6">Ishee-llee argeera. </text:span></text:span></text:p>
          </table:table-cell>
        </table:table-row>
        <table:table-row table:style-name="Table74.6">
          <table:table-cell table:style-name="Table74.A3" office:value-type="string">
            <text:p text:style-name="P24"><text:span text:style-name="Default_20_Paragraph_20_Font"><text:span text:style-name="T6">-moo </text:span></text:span></text:p>
          </table:table-cell>
          <table:table-cell table:style-name="Table74.A3" office:value-type="string">
            <text:p text:style-name="P19"><text:span text:style-name="Default_20_Paragraph_20_Font"><text:span text:style-name="T6">Isa-mmoo hinargine. </text:span></text:span></text:p>
          </table:table-cell>
        </table:table-row>
        <table:table-row table:style-name="Table74.10">
          <table:table-cell table:style-name="Table74.A10" office:value-type="string">
            <text:p text:style-name="P24"><text:span text:style-name="Default_20_Paragraph_20_Font"><text:span text:style-name="T6">-moo </text:span></text:span></text:p>
          </table:table-cell>
          <table:table-cell table:style-name="Table74.B10" office:value-type="string">
            <text:p text:style-name="P19"><text:span text:style-name="Default_20_Paragraph_20_Font"><text:span text:style-name="T6">Innis hindhufne-moo? </text:span></text:span></text:p>
          </table:table-cell>
        </table:table-row>
      </table:table>
      <text:list xml:id="list131808967306594" text:continue-numbering="true" text:style-name="L14">
        <text:list-item>
          <text:p text:style-name="P64">Walqabsiistonni unkota adda addaa lama qabanis jiru. Fakkeenya isaanii armaan gaditti ilaalla. <text:s/></text:p>
        </text:list-item>
      </text:list>
      <text:p text:style-name="P37"><text:span text:style-name="Default_20_Paragraph_20_Font"><text:span text:style-name="T9"><draw:g text:anchor-type="as-char" draw:z-index="14" draw:name="Group 271445" draw:style-name="gr1"><draw:custom-shape draw:name="Shape 3" draw:style-name="gr2" draw:text-style-name="P83" svg:width="1.5614in" svg:height="0.015in" svg:x="0in" svg:y="0in"><text:p/><draw:enhanced-geometry svg:viewBox="0 0 1427607 13716" draw:text-areas="?f8 ?f10 ?f9 ?f11" draw:type="non-primitive" draw:enhanced-path="M 0 0 L 1427607 0 1427607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7607"/><draw:equation draw:name="f7" draw:formula="?f4 / 13716"/><draw:equation draw:name="f8" draw:formula="0 / ?f6"/><draw:equation draw:name="f9" draw:formula="1427607 / ?f6"/><draw:equation draw:name="f10" draw:formula="0 / ?f7"/><draw:equation draw:name="f11" draw:formula="13716 / ?f7"/></draw:enhanced-geometry></draw:custom-shape><draw:custom-shape draw:name="Shape 4" draw:style-name="gr2" draw:text-style-name="P83" svg:width="2.9913in" svg:height="0.015in" svg:x="1.561in" svg:y="0in"><text:p/><draw:enhanced-geometry svg:viewBox="0 0 2735453 13716" draw:text-areas="?f8 ?f10 ?f9 ?f11" draw:type="non-primitive" draw:enhanced-path="M 0 0 L 2735453 0 2735453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5453"/><draw:equation draw:name="f7" draw:formula="?f4 / 13716"/><draw:equation draw:name="f8" draw:formula="0 / ?f6"/><draw:equation draw:name="f9" draw:formula="2735453 / ?f6"/><draw:equation draw:name="f10" draw:formula="0 / ?f7"/><draw:equation draw:name="f11" draw:formula="13716 / ?f7"/></draw:enhanced-geometry></draw:custom-shape></draw:g></text:span></text:span><text:s/></text:p>
      <text:h text:style-name="P6" text:outline-level="4"><text:span text:style-name="Default_20_Paragraph_20_Font"><text:span text:style-name="T4"><text:tab/></text:span></text:span><text:span text:style-name="Default_20_Paragraph_20_Font"><text:span text:style-name="T10">Walqabsiistuu <text:tab/>Fakkeenya </text:span></text:span></text:h>
      <text:p text:style-name="P25"><text:span text:style-name="Default_20_Paragraph_20_Font"><text:span text:style-name="T9"><draw:g text:anchor-type="as-char" draw:z-index="15" draw:name="Group 271448" draw:style-name="gr1"><draw:custom-shape draw:name="Shape 1" draw:style-name="gr2" draw:text-style-name="P83" svg:width="1.5614in" svg:height="0.015in" svg:x="0in" svg:y="0in"><text:p/><draw:enhanced-geometry svg:viewBox="0 0 1427607 13716" draw:text-areas="?f8 ?f10 ?f9 ?f11" draw:type="non-primitive" draw:enhanced-path="M 0 0 L 1427607 0 1427607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7607"/><draw:equation draw:name="f7" draw:formula="?f4 / 13716"/><draw:equation draw:name="f8" draw:formula="0 / ?f6"/><draw:equation draw:name="f9" draw:formula="1427607 / ?f6"/><draw:equation draw:name="f10" draw:formula="0 / ?f7"/><draw:equation draw:name="f11" draw:formula="13716 / ?f7"/></draw:enhanced-geometry></draw:custom-shape><draw:custom-shape draw:name="Shape 2" draw:style-name="gr2" draw:text-style-name="P83" svg:width="2.9913in" svg:height="0.015in" svg:x="1.561in" svg:y="0in"><text:p/><draw:enhanced-geometry svg:viewBox="0 0 2735453 13716" draw:text-areas="?f8 ?f10 ?f9 ?f11" draw:type="non-primitive" draw:enhanced-path="M 0 0 L 2735453 0 2735453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5453"/><draw:equation draw:name="f7" draw:formula="?f4 / 13716"/><draw:equation draw:name="f8" draw:formula="0 / ?f6"/><draw:equation draw:name="f9" draw:formula="2735453 / ?f6"/><draw:equation draw:name="f10" draw:formula="0 / ?f7"/><draw:equation draw:name="f11" draw:formula="13716 / ?f7"/></draw:enhanced-geometry></draw:custom-shape></draw:g></text:span></text:span></text:p>
      <text:p text:style-name="P65"><text:span text:style-name="Default_20_Paragraph_20_Font"><text:span text:style-name="T6">-(i)mmoo <text:s/>akkasuma Isaan-ammoo akkasuma jedhan. </text:span></text:span></text:p>
      <table:table table:name="Table75" table:style-name="Table75">
        <table:table-column table:style-name="Table75.A"/>
        <table:table-column table:style-name="Table75.B"/>
        <table:table-row table:style-name="Table75.1">
          <table:table-cell table:style-name="Table75.A1" office:value-type="string">
            <text:p text:style-name="P19"><text:span text:style-name="Default_20_Paragraph_20_Font"><text:span text:style-name="T6">-mmoo yookaan </text:span></text:span></text:p>
          </table:table-cell>
          <table:table-cell table:style-name="Table75.A1" office:value-type="string">
            <text:p text:style-name="P27"><text:span text:style-name="Default_20_Paragraph_20_Font"><text:span text:style-name="T6">Isa-mmoo yookaan as keenya. </text:span></text:span></text:p>
          </table:table-cell>
        </table:table-row>
        <table:table-row table:style-name="Table75.2">
          <table:table-cell table:style-name="Table75.A2" office:value-type="string">
            <text:p text:style-name="P19"><text:span text:style-name="Default_20_Paragraph_20_Font"><text:span text:style-name="T6">kanaaf jecha </text:span></text:span></text:p>
          </table:table-cell>
          <table:table-cell table:style-name="Table75.A2" office:value-type="string">
            <text:p text:style-name="P27"><text:span text:style-name="Default_20_Paragraph_20_Font"><text:span text:style-name="T6">Kanaaf jecha biyya tajaajilla. </text:span></text:span></text:p>
          </table:table-cell>
        </table:table-row>
        <table:table-row table:style-name="Table75.3">
          <table:table-cell table:style-name="Table75.A2" office:value-type="string">
            <text:p text:style-name="P19"><text:span text:style-name="Default_20_Paragraph_20_Font"><text:span text:style-name="T6">kanaaf egaa </text:span></text:span></text:p>
          </table:table-cell>
          <table:table-cell table:style-name="Table75.A2" office:value-type="string">
            <text:p text:style-name="P27"><text:span text:style-name="Default_20_Paragraph_20_Font"><text:span text:style-name="T6">Kanaaf egaa gara biyyaa galla. </text:span></text:span></text:p>
          </table:table-cell>
        </table:table-row>
        <table:table-row table:style-name="Table75.3">
          <table:table-cell table:style-name="Table75.A2" office:value-type="string">
            <text:p text:style-name="P19"><text:span text:style-name="Default_20_Paragraph_20_Font"><text:span text:style-name="T6">Kanaafii edaa </text:span></text:span></text:p>
          </table:table-cell>
          <table:table-cell table:style-name="Table75.A2" office:value-type="string">
            <text:p text:style-name="P27"><text:span text:style-name="Default_20_Paragraph_20_Font"><text:span text:style-name="T6">Kanaafii edaa yeroon dhufuunkee. </text:span></text:span></text:p>
          </table:table-cell>
        </table:table-row>
        <text:soft-page-break/>
        <table:table-row table:style-name="Table75.2">
          <table:table-cell table:style-name="Table75.A2" office:value-type="string">
            <text:p text:style-name="P19"><text:span text:style-name="Default_20_Paragraph_20_Font"><text:span text:style-name="T6">akkam akka </text:span></text:span></text:p>
          </table:table-cell>
          <table:table-cell table:style-name="Table75.A2" office:value-type="string">
            <text:p text:style-name="P27"><text:span text:style-name="Default_20_Paragraph_20_Font"><text:span text:style-name="T6">Akkam akka ta’e hinargine. </text:span></text:span></text:p>
          </table:table-cell>
        </table:table-row>
        <table:table-row table:style-name="Table75.6">
          <table:table-cell table:style-name="Table75.A1" office:value-type="string">
            <text:p text:style-name="P19"><text:span text:style-name="Default_20_Paragraph_20_Font"><text:span text:style-name="T6">silaa osoo </text:span></text:span></text:p>
          </table:table-cell>
          <table:table-cell table:style-name="Table75.B6" office:value-type="string">
            <text:p text:style-name="P27"><text:span text:style-name="Default_20_Paragraph_20_Font"><text:span text:style-name="T6">Silaa osoo dafee dhufe, anis gara hojiin deema. </text:span></text:span></text:p>
          </table:table-cell>
        </table:table-row>
        <table:table-row table:style-name="Table75.7">
          <table:table-cell table:style-name="Table75.B6" office:value-type="string">
            <text:p text:style-name="P19"><text:span text:style-name="Default_20_Paragraph_20_Font"><text:span text:style-name="T6">yommu yeroo </text:span></text:span></text:p>
          </table:table-cell>
          <table:table-cell table:style-name="Table75.B6" office:value-type="string">
            <text:p text:style-name="P27"><text:span text:style-name="Default_20_Paragraph_20_Font"><text:span text:style-name="T6">Yommuu yeroon argamu gara biyyaa </text:span></text:span></text:p>
          </table:table-cell>
        </table:table-row>
      </table:table>
      <text:p text:style-name="P66"><text:span text:style-name="Default_20_Paragraph_20_Font"><text:span text:style-name="T6">deemna. </text:span></text:span></text:p>
      <text:p text:style-name="P26"><text:span text:style-name="Default_20_Paragraph_20_Font"><text:span text:style-name="T9"><draw:g text:anchor-type="as-char" draw:z-index="16" draw:name="Group 271449" draw:style-name="gr1"><draw:custom-shape draw:name="Shape 7" draw:style-name="gr2" draw:text-style-name="P83" svg:width="1.5614in" svg:height="0.015in" svg:x="0in" svg:y="0in"><text:p/><draw:enhanced-geometry svg:viewBox="0 0 1427607 13716" draw:text-areas="?f8 ?f10 ?f9 ?f11" draw:type="non-primitive" draw:enhanced-path="M 0 0 L 1427607 0 1427607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7607"/><draw:equation draw:name="f7" draw:formula="?f4 / 13716"/><draw:equation draw:name="f8" draw:formula="0 / ?f6"/><draw:equation draw:name="f9" draw:formula="1427607 / ?f6"/><draw:equation draw:name="f10" draw:formula="0 / ?f7"/><draw:equation draw:name="f11" draw:formula="13716 / ?f7"/></draw:enhanced-geometry></draw:custom-shape><draw:custom-shape draw:name="Shape 8" draw:style-name="gr2" draw:text-style-name="P83" svg:width="2.9913in" svg:height="0.015in" svg:x="1.561in" svg:y="0in"><text:p/><draw:enhanced-geometry svg:viewBox="0 0 2735453 13716" draw:text-areas="?f8 ?f10 ?f9 ?f11" draw:type="non-primitive" draw:enhanced-path="M 0 0 L 2735453 0 2735453 13716 0 1371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5453"/><draw:equation draw:name="f7" draw:formula="?f4 / 13716"/><draw:equation draw:name="f8" draw:formula="0 / ?f6"/><draw:equation draw:name="f9" draw:formula="2735453 / ?f6"/><draw:equation draw:name="f10" draw:formula="0 / ?f7"/><draw:equation draw:name="f11" draw:formula="13716 / ?f7"/></draw:enhanced-geometry></draw:custom-shape></draw:g></text:span></text:span></text:p>
      <text:list xml:id="list3943825942" text:style-name="L15">
        <text:list-item>
          <text:p text:style-name="P75">Walqabsiistonni lamatti saqamanii gidduu gaalee biroo galchanis jiru. Fakkeenya isaanii armaan gaditti ilaalla (Griefcnow-Mewis, 2001: 60): <text:s/></text:p>
        </text:list-item>
      </text:list>
      <table:table table:name="Table76" table:style-name="Table76">
        <table:table-column table:style-name="Table76.A"/>
        <table:table-column table:style-name="Table76.B"/>
        <table:table-row table:style-name="Table76.1">
          <table:table-cell table:style-name="Table76.A1" office:value-type="string">
            <text:p text:style-name="P24"><text:span text:style-name="Default_20_Paragraph_20_Font"><text:span text:style-name="T6">Walqabsiistuu </text:span></text:span></text:p>
          </table:table-cell>
          <table:table-cell table:style-name="Table76.A1" office:value-type="string">
            <text:p text:style-name="P19"><text:span text:style-name="Default_20_Paragraph_20_Font"><text:span text:style-name="T6">Fakkeenya </text:span></text:span></text:p>
          </table:table-cell>
        </table:table-row>
        <table:table-row table:style-name="Table76.2">
          <table:table-cell table:style-name="Table76.A2" office:value-type="string">
            <text:p text:style-name="P24"><text:span text:style-name="Default_20_Paragraph_20_Font"><text:span text:style-name="T6">akkasuma...s </text:span></text:span></text:p>
          </table:table-cell>
          <table:table-cell table:style-name="Table76.A2" office:value-type="string">
            <text:p text:style-name="P19"><text:span text:style-name="Default_20_Paragraph_20_Font"><text:span text:style-name="T6">Akkasuma hoolaa-s bite. </text:span></text:span></text:p>
          </table:table-cell>
        </table:table-row>
        <table:table-row table:style-name="Table76.3">
          <table:table-cell table:style-name="Table76.A3" office:value-type="string">
            <text:p text:style-name="P24"><text:span text:style-name="Default_20_Paragraph_20_Font"><text:span text:style-name="T6">osoo...dura </text:span></text:span></text:p>
          </table:table-cell>
          <table:table-cell table:style-name="Table76.B3" office:value-type="string">
            <text:p text:style-name="P19"><text:span text:style-name="Default_20_Paragraph_20_Font"><text:span text:style-name="T6">Osoo inni hoolaa hinbitiin dura isheen gara manaa deemte. </text:span></text:span></text:p>
          </table:table-cell>
        </table:table-row>
        <table:table-row table:style-name="Table76.4">
          <table:table-cell table:style-name="Table76.A4" office:value-type="string">
            <text:p text:style-name="P24"><text:span text:style-name="Default_20_Paragraph_20_Font"><text:span text:style-name="T6">hamma...tti </text:span></text:span></text:p>
          </table:table-cell>
          <table:table-cell table:style-name="Table76.B3" office:value-type="string">
            <text:p text:style-name="P19"><text:span text:style-name="Default_20_Paragraph_20_Font"><text:span text:style-name="T6">Hamma ammaa-ttii barattoonni as hindhufne. </text:span></text:span></text:p>
          </table:table-cell>
        </table:table-row>
        <table:table-row table:style-name="Table76.5">
          <table:table-cell table:style-name="Table76.A5" office:value-type="string">
            <text:p text:style-name="P24"><text:span text:style-name="Default_20_Paragraph_20_Font"><text:span text:style-name="T6">erga...booda </text:span></text:span></text:p>
          </table:table-cell>
          <table:table-cell table:style-name="Table76.B3" office:value-type="string">
            <text:p text:style-name="P19"><text:span text:style-name="Default_20_Paragraph_20_Font"><text:span text:style-name="T6">Erga waraabessi darbee booda sareen dutte. </text:span></text:span></text:p>
          </table:table-cell>
        </table:table-row>
        <table:table-row table:style-name="Table76.5">
          <table:table-cell table:style-name="Table76.A6" office:value-type="string">
            <text:p text:style-name="P24"><text:span text:style-name="Default_20_Paragraph_20_Font"><text:span text:style-name="T6">akka...f </text:span></text:span></text:p>
          </table:table-cell>
          <table:table-cell table:style-name="Table76.B3" office:value-type="string">
            <text:p text:style-name="P42"><text:span text:style-name="Default_20_Paragraph_20_Font"><text:span text:style-name="T6">Akka hammina keessanii-f ani deebi’ee hindhufun ture. </text:span></text:span></text:p>
          </table:table-cell>
        </table:table-row>
        <table:table-row table:style-name="Table76.4">
          <table:table-cell table:style-name="Table76.A7" office:value-type="string">
            <text:p text:style-name="P24"><text:span text:style-name="Default_20_Paragraph_20_Font"><text:span text:style-name="T6">akka...tti </text:span></text:span></text:p>
          </table:table-cell>
          <table:table-cell table:style-name="Table76.B3" office:value-type="string">
            <text:p text:style-name="P19"><text:span text:style-name="Default_20_Paragraph_20_Font"><text:span text:style-name="T6">Akka ilaalcha keessan-tti yaadni kun sirrii miti. <text:s/></text:span></text:span></text:p>
          </table:table-cell>
        </table:table-row>
        <table:table-row table:style-name="Table76.8">
          <table:table-cell table:style-name="Table76.A8" office:value-type="string">
            <text:p text:style-name="P24"><text:span text:style-name="Default_20_Paragraph_20_Font"><text:span text:style-name="T6">waan...if </text:span></text:span></text:p>
          </table:table-cell>
          <table:table-cell table:style-name="Table76.B8" office:value-type="string">
            <text:p text:style-name="P19"><text:span text:style-name="Default_20_Paragraph_20_Font"><text:span text:style-name="T6">Waan isin dhuftani-if inni deeme. </text:span></text:span></text:p>
          </table:table-cell>
        </table:table-row>
        <table:table-row table:style-name="Table76.9">
          <table:table-cell table:style-name="Table76.B3" office:value-type="string">
            <text:p text:style-name="P24"><text:span text:style-name="Default_20_Paragraph_20_Font"><text:span text:style-name="T6">ijaa...if </text:span></text:span></text:p>
          </table:table-cell>
          <table:table-cell table:style-name="Table76.B3" office:value-type="string">
            <text:p text:style-name="P19"><text:span text:style-name="Default_20_Paragraph_20_Font"><text:span text:style-name="T6">Ijaa isin dhuftani-if isheen deemte. </text:span></text:span></text:p>
          </table:table-cell>
        </table:table-row>
        <text:soft-page-break/>
        <table:table-row table:style-name="Table76.10">
          <table:table-cell table:style-name="Table76.A10" office:value-type="string">
            <text:p text:style-name="P24"><text:span text:style-name="Default_20_Paragraph_20_Font"><text:span text:style-name="T6">yoo...malee </text:span></text:span></text:p>
          </table:table-cell>
          <table:table-cell table:style-name="Table76.B10" office:value-type="string">
            <text:p text:style-name="P19"><text:span text:style-name="Default_20_Paragraph_20_Font"><text:span text:style-name="T6">Yoo inni dhufe malee isheen midhaan hin nyaattu. </text:span></text:span></text:p>
          </table:table-cell>
        </table:table-row>
        <table:table-row table:style-name="Table76.11">
          <table:table-cell table:style-name="Table76.A11" office:value-type="string">
            <text:p text:style-name="P24"><text:span text:style-name="Default_20_Paragraph_20_Font"><text:span text:style-name="T6">yoo...llee </text:span></text:span></text:p>
          </table:table-cell>
          <table:table-cell table:style-name="Table76.B11" office:value-type="string">
            <text:p text:style-name="P42"><text:span text:style-name="Default_20_Paragraph_20_Font"><text:span text:style-name="T6">Yoo inni dhufe-llee isheen gadi hinteessu. </text:span></text:span></text:p>
          </table:table-cell>
        </table:table-row>
        <table:table-row table:style-name="Table76.12">
          <table:table-cell table:style-name="Table76.A12" office:value-type="string">
            <text:p text:style-name="P24"><text:span text:style-name="Default_20_Paragraph_20_Font"><text:span text:style-name="T6">yoo...yyuu </text:span></text:span></text:p>
          </table:table-cell>
          <table:table-cell table:style-name="Table76.B12" office:value-type="string">
            <text:p text:style-name="P19"><text:span text:style-name="Default_20_Paragraph_20_Font"><text:span text:style-name="T6">Yoo inni dhufe-yyuu isheen gadi hinteessu. </text:span></text:span></text:p>
          </table:table-cell>
        </table:table-row>
      </table:table>
      <text:list xml:id="list131809618153526" text:continue-numbering="true" text:style-name="L15">
        <text:list-item>
          <text:p text:style-name="P63">Walqabsiistonni irra deebi’anii qaama hima walqabsiisanis jiru (Griefcnow-Mewis, 2001): </text:p>
        </text:list-item>
      </text:list>
      <text:p text:style-name="P28"><text:s/></text:p>
      <table:table table:name="Table77" table:style-name="Table77">
        <table:table-column table:style-name="Table77.A"/>
        <table:table-column table:style-name="Table77.B"/>
        <table:table-row table:style-name="Table77.1">
          <table:table-cell table:style-name="Table77.A1" office:value-type="string">
            <text:p text:style-name="P30"><text:span text:style-name="Default_20_Paragraph_20_Font"><text:span text:style-name="T6">Walqabsiistota </text:span></text:span></text:p>
          </table:table-cell>
          <table:table-cell table:style-name="Table77.A1" office:value-type="string">
            <text:p text:style-name="P19"><text:span text:style-name="Default_20_Paragraph_20_Font"><text:span text:style-name="T6">Fakkeena </text:span></text:span></text:p>
          </table:table-cell>
        </table:table-row>
        <table:table-row table:style-name="Table77.2">
          <table:table-cell table:style-name="Table77.A2" office:value-type="string">
            <text:p text:style-name="P30"><text:span text:style-name="Default_20_Paragraph_20_Font"><text:span text:style-name="T6">-s...s...s </text:span></text:span></text:p>
          </table:table-cell>
          <table:table-cell table:style-name="Table77.A2" office:value-type="string">
            <text:p text:style-name="P19"><text:span text:style-name="Default_20_Paragraph_20_Font"><text:span text:style-name="T6">Isa-s, ishee-s, Ganamoo-s hinargine. <text:s/></text:span></text:span></text:p>
          </table:table-cell>
        </table:table-row>
        <table:table-row table:style-name="Table77.3">
          <table:table-cell table:style-name="Table77.A3" office:value-type="string">
            <text:p text:style-name="P30"><text:span text:style-name="Default_20_Paragraph_20_Font"><text:span text:style-name="T6">-llee...llee....llee </text:span></text:span></text:p>
          </table:table-cell>
          <table:table-cell table:style-name="Table77.A3" office:value-type="string">
            <text:p text:style-name="P19"><text:span text:style-name="Default_20_Paragraph_20_Font"><text:span text:style-name="T6">Isa-llee, ishee-llee hinwaamne. </text:span></text:span></text:p>
          </table:table-cell>
        </table:table-row>
        <table:table-row table:style-name="Table77.4">
          <table:table-cell table:style-name="Table77.A4" office:value-type="string">
            <text:p text:style-name="P30"><text:span text:style-name="Default_20_Paragraph_20_Font"><text:span text:style-name="T6">yookaan...yookaan </text:span></text:span></text:p>
          </table:table-cell>
          <table:table-cell table:style-name="Table77.B4" office:value-type="string">
            <text:p text:style-name="P19"><text:span text:style-name="Default_20_Paragraph_20_Font"><text:span text:style-name="T6">Yookaan isa ergi yookaan ofiikee koottu. </text:span></text:span></text:p>
          </table:table-cell>
        </table:table-row>
      </table:table>
      <text:p text:style-name="P29"><text:s/></text:p>
      <text:p text:style-name="P38"><text:s/></text:p>
      <text:h text:style-name="P3" text:outline-level="3">9.4. Fufiilee xiyyeeffannoo Adda Addaa </text:h>
      <text:p text:style-name="P39"><text:s/></text:p>
      <text:p text:style-name="P47">AO keessa fufiileen gara garaa xiyyeeffannoo adda addaa agarsiisu. Isan keessaa kanneen jecha, kutaa himaa, qoddataaf <text:soft-page-break/>xiyyeeffannoo godhan jiru. Akkasumas gaaffii gaafatameef kanneen xiyyeeffannoo kennan jiru. Akkasumas ciroof kanneen xiyyeeffannoo kennan jiru. Kana malees kan miiraf xiyyeeffannoo kennan jiru. Qabxileen kunneen armaan gaditti gabaabumaan dhiyaatu: </text:p>
      <text:list xml:id="list2581692579" text:style-name="L16">
        <text:list-item>
          <text:p text:style-name="P58">Fufiilee armaan gadii hasbarruu, qooddataa, jecha yookiin qaama jechaaf xiyyeeffannoo kennu. Fufiileen kunnee akka walqabsiistuutis akka xiyyeeffannoottis tajaajila kennu (Griefcnow-Mewis, 2001:61-62): </text:p>
        </text:list-item>
      </text:list>
      <text:p text:style-name="P40"><text:s/></text:p>
      <table:table table:name="Table78" table:style-name="Table78">
        <table:table-column table:style-name="Table78.A"/>
        <table:table-column table:style-name="Table78.B"/>
        <table:table-row table:style-name="Table78.1">
          <table:table-cell table:style-name="Table78.A1" office:value-type="string">
            <text:p text:style-name="P30"><text:span text:style-name="Default_20_Paragraph_20_Font"><text:span text:style-name="T6">Xiyyeeffannoo </text:span></text:span></text:p>
          </table:table-cell>
          <table:table-cell table:style-name="Table78.A1" office:value-type="string">
            <text:p text:style-name="P19"><text:span text:style-name="Default_20_Paragraph_20_Font"><text:span text:style-name="T6">Fakkeenya </text:span></text:span></text:p>
          </table:table-cell>
        </table:table-row>
        <table:table-row table:style-name="Table78.2">
          <table:table-cell table:style-name="Table78.A2" office:value-type="string">
            <text:p text:style-name="P30"><text:span text:style-name="Default_20_Paragraph_20_Font"><text:span text:style-name="T6">-llee/illee </text:span></text:span></text:p>
          </table:table-cell>
          <table:table-cell table:style-name="Table78.A2" office:value-type="string">
            <text:p text:style-name="P19"><text:span text:style-name="Default_20_Paragraph_20_Font"><text:span text:style-name="T6">Namni tokk-llee hindhufne. </text:span></text:span></text:p>
          </table:table-cell>
        </table:table-row>
        <table:table-row table:style-name="Table78.3">
          <table:table-cell table:style-name="Table78.A3" office:value-type="string">
            <text:p text:style-name="P30"><text:span text:style-name="Default_20_Paragraph_20_Font"><text:span text:style-name="T6">-mmoo/-ammoo </text:span></text:span></text:p>
          </table:table-cell>
          <table:table-cell table:style-name="Table78.A3" office:value-type="string">
            <text:p text:style-name="P19"><text:span text:style-name="Default_20_Paragraph_20_Font"><text:span text:style-name="T6">Amma-mmoo biyya gargaari. </text:span></text:span></text:p>
          </table:table-cell>
        </table:table-row>
        <table:table-row table:style-name="Table78.4">
          <table:table-cell table:style-name="Table78.A3" office:value-type="string">
            <text:p text:style-name="P30"><text:span text:style-name="Default_20_Paragraph_20_Font"><text:span text:style-name="T6">-oo </text:span></text:span></text:p>
          </table:table-cell>
          <table:table-cell table:style-name="Table78.A3" office:value-type="string">
            <text:p text:style-name="P19"><text:span text:style-name="Default_20_Paragraph_20_Font"><text:span text:style-name="T6">Ijooleen-oo eessa? </text:span></text:span></text:p>
          </table:table-cell>
        </table:table-row>
        <table:table-row table:style-name="Table78.4">
          <table:table-cell table:style-name="Table78.A3" office:value-type="string">
            <text:p text:style-name="P30"><text:span text:style-name="Default_20_Paragraph_20_Font"><text:span text:style-name="T6">-uma </text:span></text:span></text:p>
          </table:table-cell>
          <table:table-cell table:style-name="Table78.A3" office:value-type="string">
            <text:p text:style-name="P19"><text:span text:style-name="Default_20_Paragraph_20_Font"><text:span text:style-name="T6">Kan na arge isaan-uma. </text:span></text:span></text:p>
          </table:table-cell>
        </table:table-row>
        <table:table-row table:style-name="Table78.6">
          <table:table-cell table:style-name="Table78.A6" office:value-type="string">
            <text:p text:style-name="P30"><text:span text:style-name="Default_20_Paragraph_20_Font"><text:span text:style-name="T6">-yyuu/-iyyuu </text:span></text:span></text:p>
          </table:table-cell>
          <table:table-cell table:style-name="Table78.A6" office:value-type="string">
            <text:p text:style-name="P19"><text:span text:style-name="Default_20_Paragraph_20_Font"><text:span text:style-name="T6">Ini-yyuu nama gaariidha. </text:span></text:span></text:p>
          </table:table-cell>
        </table:table-row>
      </table:table>
      <text:p text:style-name="P18"><text:s/></text:p>
      <text:list xml:id="list131808977297469" text:continue-numbering="true" text:style-name="L16">
        <text:list-item>
          <text:p text:style-name="P67">Kana malees fufiileen gaaffii xiyyeeffannoo kennan jiru: </text:p>
        </text:list-item>
      </text:list>
      <text:p text:style-name="P41"><text:s/></text:p>
      <table:table table:name="Table79" table:style-name="Table79">
        <table:table-column table:style-name="Table79.A"/>
        <table:table-column table:style-name="Table79.B"/>
        <table:table-row table:style-name="Table79.1">
          <table:table-cell table:style-name="Table79.A1" office:value-type="string">
            <text:p text:style-name="P30"><text:span text:style-name="Default_20_Paragraph_20_Font"><text:span text:style-name="T6">Xiyyeeffannoo </text:span></text:span></text:p>
          </table:table-cell>
          <table:table-cell table:style-name="Table79.A1" office:value-type="string">
            <text:p text:style-name="P19"><text:span text:style-name="Default_20_Paragraph_20_Font"><text:span text:style-name="T6">Fakkeena </text:span></text:span></text:p>
          </table:table-cell>
        </table:table-row>
        <table:table-row table:style-name="Table79.2">
          <table:table-cell table:style-name="Table79.A2" office:value-type="string">
            <text:p text:style-name="P30"><text:span text:style-name="Default_20_Paragraph_20_Font"><text:span text:style-name="T6">-ree </text:span></text:span></text:p>
          </table:table-cell>
          <table:table-cell table:style-name="Table79.A2" office:value-type="string">
            <text:p text:style-name="P19"><text:span text:style-name="Default_20_Paragraph_20_Font"><text:span text:style-name="T6">Maaliif dhugaatii dhugda-ree? </text:span></text:span></text:p>
          </table:table-cell>
        </table:table-row>
        <table:table-row table:style-name="Table79.3">
          <table:table-cell table:style-name="Table79.A3" office:value-type="string">
            <text:p text:style-name="P30"><text:span text:style-name="Default_20_Paragraph_20_Font"><text:span text:style-name="T6">laata/laa </text:span></text:span></text:p>
          </table:table-cell>
          <table:table-cell table:style-name="Table79.A3" office:value-type="string">
            <text:p text:style-name="P19"><text:span text:style-name="Default_20_Paragraph_20_Font"><text:span text:style-name="T6">Ka’ee barsiisuu laata/laa? </text:span></text:span></text:p>
          </table:table-cell>
        </table:table-row>
        <table:table-row table:style-name="Table79.4">
          <table:table-cell table:style-name="Table79.A3" office:value-type="string">
            <text:p text:style-name="P30"><text:span text:style-name="Default_20_Paragraph_20_Font"><text:span text:style-name="T6">mitii </text:span></text:span></text:p>
          </table:table-cell>
          <table:table-cell table:style-name="Table79.A3" office:value-type="string">
            <text:p text:style-name="P19"><text:span text:style-name="Default_20_Paragraph_20_Font"><text:span text:style-name="T6">Kun qabenyaa mitii? </text:span></text:span></text:p>
          </table:table-cell>
        </table:table-row>
        <text:soft-page-break/>
        <table:table-row table:style-name="Table79.4">
          <table:table-cell table:style-name="Table79.A3" office:value-type="string">
            <text:p text:style-name="P30"><text:span text:style-name="Default_20_Paragraph_20_Font"><text:span text:style-name="T6">-moo </text:span></text:span></text:p>
          </table:table-cell>
          <table:table-cell table:style-name="Table79.A3" office:value-type="string">
            <text:p text:style-name="P19"><text:span text:style-name="Default_20_Paragraph_20_Font"><text:span text:style-name="T6">Hojjedhe-moo hinhojjenne? </text:span></text:span></text:p>
          </table:table-cell>
        </table:table-row>
        <table:table-row table:style-name="Table79.6">
          <table:table-cell table:style-name="Table79.A6" office:value-type="string">
            <text:p text:style-name="P30"><text:span text:style-name="Default_20_Paragraph_20_Font"><text:span text:style-name="T6">-m </text:span></text:span></text:p>
          </table:table-cell>
          <table:table-cell table:style-name="Table79.A6" office:value-type="string">
            <text:p text:style-name="P19"><text:span text:style-name="Default_20_Paragraph_20_Font"><text:span text:style-name="T6">Dhufeeraa-m. </text:span></text:span></text:p>
          </table:table-cell>
        </table:table-row>
      </table:table>
      <text:list xml:id="list131810059909376" text:continue-numbering="true" text:style-name="L16">
        <text:list-item>
          <text:p text:style-name="P58">Jechoonni ciroo firoomseef xiyyeeffannoo kennan AO keessa jiru. Jechoonni xiyyeeffannoo kunneenis <text:span text:style-name="Default_20_Paragraph_20_Font"><text:span text:style-name="T7">kan</text:span></text:span>, <text:span text:style-name="Default_20_Paragraph_20_Font"><text:span text:style-name="T7">waan</text:span></text:span>, <text:span text:style-name="Default_20_Paragraph_20_Font"><text:span text:style-name="T7">warra</text:span></text:span>, <text:span text:style-name="Default_20_Paragraph_20_Font"><text:span text:style-name="T7">inni </text:span></text:span>fi <text:span text:style-name="Default_20_Paragraph_20_Font"><text:span text:style-name="T7">isa, ishee</text:span></text:span>fi<text:span text:style-name="Default_20_Paragraph_20_Font"><text:span text:style-name="T7"> </text:span></text:span>kkf dha (Griefcnow-Mewis, 2001: 63-64). <text:s/>a. Nama lafarraa <text:span text:style-name="Default_20_Paragraph_20_Font"><text:span text:style-name="T7">kan </text:span></text:span>balleessu jibbadha. </text:p>
        </text:list-item>
      </text:list>
      <text:list xml:id="list931857653" text:style-name="L17">
        <text:list-item>
          <text:p text:style-name="P76">Nama <text:span text:style-name="Default_20_Paragraph_20_Font"><text:span text:style-name="T7">kan </text:span></text:span>guddisu maali? </text:p>
        </text:list-item>
        <text:list-item>
          <text:p text:style-name="P76">Namaafi nama <text:span text:style-name="Default_20_Paragraph_20_Font"><text:span text:style-name="T7">kan </text:span></text:span>walitti fidu bishaaniifi midhaani. </text:p>
        </text:list-item>
        <text:list-item>
          <text:p text:style-name="P76">Ati <text:span text:style-name="Default_20_Paragraph_20_Font"><text:span text:style-name="T7">waan </text:span></text:span>bituu barbaaddu natti himi. </text:p>
        </text:list-item>
        <text:list-item>
          <text:p text:style-name="P76"><text:span text:style-name="Default_20_Paragraph_20_Font"><text:span text:style-name="T7">Waan </text:span></text:span>jechuu qabdu situ filata. </text:p>
        </text:list-item>
        <text:list-item>
          <text:p text:style-name="P77">Ati <text:span text:style-name="Default_20_Paragraph_20_Font"><text:span text:style-name="T7">warra </text:span></text:span>nama jibbumoo <text:span text:style-name="Default_20_Paragraph_20_Font"><text:span text:style-name="T7">warra </text:span></text:span>nama jaalatu? </text:p>
        </text:list-item>
        <text:list-item>
          <text:p text:style-name="P76">Isaan loltoota <text:span text:style-name="Default_20_Paragraph_20_Font"><text:span text:style-name="T7">warra </text:span></text:span>isaan waraane beeku. </text:p>
        </text:list-item>
        <text:list-item>
          <text:p text:style-name="P76">Namichi <text:span text:style-name="Default_20_Paragraph_20_Font"><text:span text:style-name="T7">inni </text:span></text:span>kaleessa dhufe hoolaa bite. </text:p>
        </text:list-item>
        <text:list-item>
          <text:p text:style-name="P76">Dubartiin <text:span text:style-name="Default_20_Paragraph_20_Font"><text:span text:style-name="T7">isheen </text:span></text:span>na barsiifte asiin darbite. </text:p>
        </text:list-item>
        <text:list-item>
          <text:p text:style-name="P76">Dubartiin kun namicha <text:span text:style-name="Default_20_Paragraph_20_Font"><text:span text:style-name="T7">isa </text:span></text:span>kaleessa hoolaa bite beekti. </text:p>
        </text:list-item>
        <text:list-item>
          <text:p text:style-name="P77">Namichi dubartii <text:span text:style-name="Default_20_Paragraph_20_Font"><text:span text:style-name="T7">ishee </text:span></text:span>na barsiifte beeka. </text:p>
        </text:list-item>
      </text:list>
      <text:p text:style-name="P57">4. Akkasumas fufiileen miiraaf xiyyeeffannoo kennaan jiru (Griefcnow-Mewis, 2001: 63-64). Fufileen kanneen <text:s/>akka -<text:span text:style-name="Default_20_Paragraph_20_Font"><text:span text:style-name="T7">yyo</text:span></text:span>, <text:span text:style-name="Default_20_Paragraph_20_Font"><text:span text:style-name="T7">yaa </text:span></text:span>fi –<text:span text:style-name="Default_20_Paragraph_20_Font"><text:span text:style-name="T7">kaa </text:span></text:span>jiran miiraaf xiyyeeffannoo kennu. <text:s/>a. Yoo nabarbaaddee, koottu-<text:span text:style-name="Default_20_Paragraph_20_Font"><text:span text:style-name="T7">kaa</text:span></text:span>. <text:s/></text:p>
      <text:list xml:id="list2029792302" text:style-name="L18">
        <text:list-item>
          <text:p text:style-name="P78">Leencatu baroode-<text:span text:style-name="Default_20_Paragraph_20_Font"><text:span text:style-name="T7">kaa</text:span></text:span>. </text:p>
        </text:list-item>
        <text:list-item>
          <text:p text:style-name="P78">Nama guddaatu nama kabaja-<text:span text:style-name="Default_20_Paragraph_20_Font"><text:span text:style-name="T7">kaa</text:span></text:span>. </text:p>
        </text:list-item>
        <text:list-item>
          <text:p text:style-name="P44"><text:soft-page-break/>Yaa waaqa-<text:span text:style-name="Default_20_Paragraph_20_Font"><text:span text:style-name="T7">yyo</text:span></text:span>, na dhaga’i! </text:p>
        </text:list-item>
      </text:list>
      <text:p text:style-name="P32"><text:s/></text:p>
      <text:h text:style-name="P7" text:outline-level="4"><text:span text:style-name="Default_20_Paragraph_20_Font"><text:span text:style-name="T11">Gaaffilee Boqonnichaa </text:span></text:span></text:h>
      <text:p text:style-name="P33"><text:s/></text:p>
      <text:list xml:id="list4091238031" text:style-name="L19">
        <text:list-item>
          <text:p text:style-name="P79">Jechoota tajaajilaa boqonnaa kana jalatti ibsaman kan boqonnaa 3 keessatti tuqaman waliin tokko moo addadda? </text:p>
        </text:list-item>
        <text:list-item>
          <text:p text:style-name="P80">Xiyyeeffannoon matimaa kami? </text:p>
        </text:list-item>
        <text:list-item>
          <text:p text:style-name="P81">Xiyyeeffannoon kutimaa kami? </text:p>
        </text:list-item>
        <text:list-item>
          <text:p text:style-name="P81">Walqabsiistuuwwan tarreessiitii tajaajila isaanii ibsi. </text:p>
        </text:list-item>
        <text:list-item>
          <text:p text:style-name="P81">Durduubeewwan gara gara tarreessiiti tajaajila isaanii ibsi. <text:s/></text:p>
        </text:list-item>
        <text:list-item>
          <text:p text:style-name="P82">Fufiilee xiyyeeffannoo akaakuu addaddaa tuqi.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4pt" style:font-name-asian="Franklin Gothic" style:font-family-asian="'Franklin Gothic'" style:font-family-generic-asian="roman" style:font-size-asian="24pt" style:font-name-complex="Franklin Gothic" style:font-family-complex="'Franklin Gothic'" style:font-family-generic-complex="roman"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Heading_20_4" style:display-name="Heading 4" style:family="paragraph" style:next-style-name="Normal" style:default-outline-level="4" style:class="text">
      <style:paragraph-properties fo:margin-left="0.0071in" fo:margin-right="0.0661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8pt" style:font-name-asian="Franklin Gothic" style:font-family-asian="'Franklin Gothic'" style:font-family-generic-asian="roman" style:font-size-asian="18pt" style:font-name-complex="Franklin Gothic" style:font-family-complex="'Franklin Gothic'" style:font-family-generic-complex="roman" fo:hyphenate="false" loext:hyphenation-no-caps="false"/>
    </style:style>
    <style:style style:name="WW_5f_CharLFO126LVL1" style:display-name="WW_CharLFO12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6LVL2" style:display-name="WW_CharLFO12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6LVL3" style:display-name="WW_CharLFO12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6LVL4" style:display-name="WW_CharLFO12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6LVL5" style:display-name="WW_CharLFO12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6LVL6" style:display-name="WW_CharLFO12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6LVL7" style:display-name="WW_CharLFO12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6LVL8" style:display-name="WW_CharLFO12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6LVL9" style:display-name="WW_CharLFO12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Default_20_Paragraph_20_Font" style:display-name="Default Paragraph Font" style:family="text"/>
    <style:style style:name="WW_5f_CharLFO117LVL1" style:display-name="WW_CharLFO11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7LVL2" style:display-name="WW_CharLFO11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7LVL3" style:display-name="WW_CharLFO11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7LVL4" style:display-name="WW_CharLFO11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7LVL5" style:display-name="WW_CharLFO11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7LVL6" style:display-name="WW_CharLFO11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7LVL7" style:display-name="WW_CharLFO11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7LVL8" style:display-name="WW_CharLFO11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7LVL9" style:display-name="WW_CharLFO11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8LVL1" style:display-name="WW_CharLFO11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8LVL2" style:display-name="WW_CharLFO11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8LVL3" style:display-name="WW_CharLFO11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8LVL4" style:display-name="WW_CharLFO11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8LVL5" style:display-name="WW_CharLFO11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8LVL6" style:display-name="WW_CharLFO11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8LVL7" style:display-name="WW_CharLFO11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8LVL8" style:display-name="WW_CharLFO11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8LVL9" style:display-name="WW_CharLFO11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9LVL1" style:display-name="WW_CharLFO11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9LVL2" style:display-name="WW_CharLFO11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9LVL3" style:display-name="WW_CharLFO11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9LVL4" style:display-name="WW_CharLFO11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9LVL5" style:display-name="WW_CharLFO11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9LVL6" style:display-name="WW_CharLFO11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9LVL7" style:display-name="WW_CharLFO11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9LVL8" style:display-name="WW_CharLFO11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9LVL9" style:display-name="WW_CharLFO11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0LVL1" style:display-name="WW_CharLFO12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0LVL2" style:display-name="WW_CharLFO12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0LVL3" style:display-name="WW_CharLFO12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0LVL4" style:display-name="WW_CharLFO12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0LVL5" style:display-name="WW_CharLFO12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0LVL6" style:display-name="WW_CharLFO12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0LVL7" style:display-name="WW_CharLFO12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0LVL8" style:display-name="WW_CharLFO12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0LVL9" style:display-name="WW_CharLFO12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1LVL1" style:display-name="WW_CharLFO12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1LVL2" style:display-name="WW_CharLFO12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1LVL3" style:display-name="WW_CharLFO12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1LVL4" style:display-name="WW_CharLFO12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1LVL5" style:display-name="WW_CharLFO12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1LVL6" style:display-name="WW_CharLFO12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1LVL7" style:display-name="WW_CharLFO12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1LVL8" style:display-name="WW_CharLFO12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1LVL9" style:display-name="WW_CharLFO12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2LVL1" style:display-name="WW_CharLFO12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2LVL2" style:display-name="WW_CharLFO12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2LVL3" style:display-name="WW_CharLFO12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2LVL4" style:display-name="WW_CharLFO12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2LVL5" style:display-name="WW_CharLFO12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2LVL6" style:display-name="WW_CharLFO12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2LVL7" style:display-name="WW_CharLFO12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2LVL8" style:display-name="WW_CharLFO12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2LVL9" style:display-name="WW_CharLFO12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3LVL1" style:display-name="WW_CharLFO12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3LVL2" style:display-name="WW_CharLFO12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3LVL3" style:display-name="WW_CharLFO12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3LVL4" style:display-name="WW_CharLFO12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3LVL5" style:display-name="WW_CharLFO12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3LVL6" style:display-name="WW_CharLFO12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3LVL7" style:display-name="WW_CharLFO12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3LVL8" style:display-name="WW_CharLFO12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3LVL9" style:display-name="WW_CharLFO12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4LVL1" style:display-name="WW_CharLFO12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4LVL2" style:display-name="WW_CharLFO12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4LVL3" style:display-name="WW_CharLFO12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4LVL4" style:display-name="WW_CharLFO12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4LVL5" style:display-name="WW_CharLFO12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4LVL6" style:display-name="WW_CharLFO12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4LVL7" style:display-name="WW_CharLFO12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4LVL8" style:display-name="WW_CharLFO12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4LVL9" style:display-name="WW_CharLFO12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5LVL1" style:display-name="WW_CharLFO12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5LVL2" style:display-name="WW_CharLFO12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5LVL3" style:display-name="WW_CharLFO12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5LVL4" style:display-name="WW_CharLFO12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5LVL5" style:display-name="WW_CharLFO12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5LVL6" style:display-name="WW_CharLFO12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5LVL7" style:display-name="WW_CharLFO12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5LVL8" style:display-name="WW_CharLFO12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5LVL9" style:display-name="WW_CharLFO12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MP2" style:family="paragraph" style:parent-style-name="Normal">
      <style:paragraph-properties fo:margin-left="0in" fo:margin-right="0in" fo:margin-top="0in" fo:margin-bottom="0.1783in" style:contextual-spacing="false" fo:line-height="107%" fo:text-align="start" style:justify-single-word="false" fo:text-indent="0in" style:auto-text-indent="false">
        <style:tab-stops/>
      </style:paragraph-properties>
    </style:style>
    <style:style style:name="MP3" style:family="paragraph">
      <loext:graphic-properties draw:fill="none"/>
    </style:style>
    <style:style style:name="MP4" style:family="paragraph" style:parent-style-name="Normal">
      <style:paragraph-properties fo:margin-left="2.4984in" fo:margin-right="0in" fo:margin-top="0in" fo:margin-bottom="0in" style:contextual-spacing="false" fo:line-height="107%" fo:text-align="start" style:justify-single-word="false" fo:text-indent="0in" style:auto-text-indent="false">
        <style:tab-stops/>
      </style:paragraph-properties>
    </style:style>
    <style:style style:name="MP5" style:family="paragraph" style:parent-style-name="Normal">
      <style:paragraph-properties fo:margin-left="0.361in" fo:margin-right="0in" fo:margin-top="0in" fo:margin-bottom="0in" style:contextual-spacing="false" fo:line-height="107%" fo:text-align="center" style:justify-single-word="false" fo:text-indent="0in" style:auto-text-indent="false">
        <style:tab-stops/>
      </style:paragraph-properties>
    </style:style>
    <style:style style:name="MP6" style:family="paragraph" style:parent-style-name="Normal">
      <style:paragraph-properties fo:margin-left="0.3453in" fo:margin-right="0in" fo:margin-top="0in" fo:margin-bottom="0in" style:contextual-spacing="false" fo:line-height="107%" fo:text-align="start" style:justify-single-word="false" fo:text-indent="0in" style:auto-text-indent="false">
        <style:tab-stops/>
      </style:paragraph-properties>
    </style:style>
    <style:style style:name="MP7" style:family="paragraph" style:parent-style-name="Normal">
      <style:paragraph-properties fo:margin-left="0.0346in" fo:margin-right="0in" fo:margin-top="0in" fo:margin-bottom="0.2217in" style:contextual-spacing="false" fo:line-height="107%" fo:text-align="start" style:justify-single-word="false" fo:text-indent="0in" style:auto-text-indent="false">
        <style:tab-stops/>
      </style:paragraph-properties>
    </style:style>
    <style:style style:name="MP8"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style>
    <style:style style:name="MP9" style:family="paragraph" style:parent-style-name="Normal">
      <style:paragraph-properties fo:margin-left="-0.2602in" fo:margin-right="0in" fo:margin-top="0in" fo:margin-bottom="0in" style:contextual-spacing="false" fo:line-height="107%" fo:text-align="start" style:justify-single-word="false" fo:text-indent="0in" style:auto-text-indent="false">
        <style:tab-stops/>
      </style:paragraph-properties>
    </style:style>
    <style:style style:name="MT1" style:family="text">
      <style:text-properties style:font-name="Arial" fo:font-size="10pt" fo:font-weight="bold" style:font-name-asian="Arial" style:font-size-asian="10pt" style:font-weight-asian="bold" style:font-name-complex="Arial"/>
    </style:style>
    <style:style style:name="MT2" style:family="text">
      <style:text-properties style:font-name="Garamond" style:font-name-asian="Garamond" style:font-name-complex="Garamond"/>
    </style:style>
    <style:style style:name="MT3" style:family="text">
      <style:text-properties style:font-name="Arial" style:font-name-asian="Arial" style:font-name-complex="Arial"/>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6929in" fo:page-height="9.4484in" style:num-format="i" style:print-orientation="portrait" fo:margin-top="0.5in" fo:margin-bottom="0.5in" fo:margin-left="0.7283in" fo:margin-right="1.0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73in" fo:margin-left="0in" fo:margin-right="0in" fo:margin-bottom="0in" style:dynamic-spacing="true"/>
      </style:header-style>
      <style:footer-style>
        <style:header-footer-properties fo:min-height="0.1835in" fo:margin-left="0in" fo:margin-right="0in" fo:margin-top="0in" style:dynamic-spacing="true"/>
      </style:footer-style>
    </style:page-layout>
    <style:page-layout style:name="Mpm3">
      <style:page-layout-properties fo:page-width="6.6929in" fo:page-height="9.4484in" style:num-format="1" style:print-orientation="portrait" fo:margin-top="0.6835in" fo:margin-bottom="0.1717in" fo:margin-left="0.6937in" fo:margin-right="1.013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571in" fo:margin-left="0in" fo:margin-right="0in" fo:margin-bottom="0in" style:dynamic-spacing="true"/>
      </style:header-style>
      <style:footer-style>
        <style:header-footer-properties fo:min-height="0.803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next-style-name="MP0">
      <style:header>
        <text:p text:style-name="MP1"/>
      </style:header>
      <style:footer>
        <text:p text:style-name="MP1"/>
      </style:footer>
    </style:master-page>
    <style:master-page style:name="MP0" style:page-layout-name="Mpm2" draw:style-name="Mdp1">
      <style:header>
        <text:p text:style-name="MP2"><draw:g text:anchor-type="paragraph" draw:z-index="0" draw:name="Group 313721" draw:style-name="Mgr1"><draw:frame draw:name="Picture 3" draw:style-name="Mgr2" draw:text-style-name="MP3" svg:width="0.6862in" svg:height="0.3051in" svg:x="0.6382in" svg:y="0.6835in"><draw:image xlink:href="Pictures/10000001000000CF0000005CFCE8C518850C17F4.png" xlink:type="simple" xlink:show="embed" xlink:actuate="onLoad" draw:mime-type="image/png"><text:p/></draw:image></draw:frame><draw:frame draw:name="Picture 4" draw:style-name="Mgr2" draw:text-style-name="MP3" svg:width="0.2622in" svg:height="0.3051in" svg:x="1.1402in" svg:y="0.6835in"><draw:image xlink:href="Pictures/100000010000004F0000005CF1A4C75CEA444258.png" xlink:type="simple" xlink:show="embed" xlink:actuate="onLoad" draw:mime-type="image/png"><text:p/></draw:image></draw:frame></draw:g><text:span text:style-name="Default_20_Paragraph_20_Font"><text:span text:style-name="MT1">Baafata </text:span></text:span></text:p>
        <text:p text:style-name="MP4"><text:span text:style-name="Default_20_Paragraph_20_Font"><text:span text:style-name="MT2"><text:s/><text:tab/> </text:span></text:span></text:p>
      </style:header>
      <style:header-left>
        <text:p text:style-name="MP1"/>
      </style:header-left>
      <style:footer>
        <text:p text:style-name="MP5"><text:span text:style-name="Default_20_Paragraph_20_Font"><text:span text:style-name="MT3"><text:page-number text:select-page="current">7</text:page-number></text:span></text:span><text:span text:style-name="Default_20_Paragraph_20_Font"><text:span text:style-name="MT3"><text:s/></text:span></text:span></text:p>
      </style:footer>
      <style:footer-left>
        <text:p text:style-name="MP1"/>
      </style:footer-left>
    </style:master-page>
    <style:master-page style:name="MP15" style:page-layout-name="Mpm3" draw:style-name="Mdp1">
      <style:header>
        <text:p text:style-name="MP6"><draw:g text:anchor-type="paragraph" draw:z-index="6" draw:name="Group 314398" draw:style-name="Mgr1"><draw:frame draw:name="Picture 1" draw:style-name="Mgr2" draw:text-style-name="MP3" svg:width="1.0421in" svg:height="0.3051in" svg:x="0.9484in" svg:y="0.6835in"><draw:image xlink:href="Pictures/10000001000001390000005C5F22C062A201AD6B.png" xlink:type="simple" xlink:show="embed" xlink:actuate="onLoad" draw:mime-type="image/png"><text:p/></draw:image></draw:frame><draw:frame draw:name="Picture 2" draw:style-name="Mgr2" draw:text-style-name="MP3"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7"><draw:g text:anchor-type="paragraph" draw:z-index="13" draw:name="Group 314416" draw:style-name="Mgr1"><draw:frame draw:name="Picture 7" draw:style-name="Mgr2" draw:text-style-name="MP3" svg:width="2.3386in" svg:height="0.3051in" svg:x="0.6382in" svg:y="0.6835in"><draw:image xlink:href="Pictures/10000001000002BE0000005C853746C87C7DF292.png" xlink:type="simple" xlink:show="embed" xlink:actuate="onLoad" draw:mime-type="image/png"><text:p/></draw:image></draw:frame><draw:frame draw:name="Picture 8" draw:style-name="Mgr2" draw:text-style-name="MP3" svg:width="0.2622in" svg:height="0.3051in" svg:x="2.7917in" svg:y="0.6835in"><draw:image xlink:href="Pictures/100000010000004F0000005CF1A4C75CEA444258.png" xlink:type="simple" xlink:show="embed" xlink:actuate="onLoad" draw:mime-type="image/png"><text:p/></draw:image></draw:frame></draw:g><text:span text:style-name="Default_20_Paragraph_20_Font"><text:span text:style-name="MT1">Boqonnaa 9: Jechoota Tajaajilaa </text:span></text:span></text:p>
        <text:p text:style-name="MP8"><text:s/></text:p>
      </style:header-left>
      <style:footer>
        <text:p text:style-name="MP9"><text:span text:style-name="Default_20_Paragraph_20_Font"><text:span text:style-name="MT3"><text:page-number text:select-page="current">13</text:page-number></text:span></text:span><text:span text:style-name="Default_20_Paragraph_20_Font"><text:span text:style-name="MT3"><text:s text:c="2"/></text:span></text:span></text:p>
      </style:footer>
      <style:footer-left>
        <text:p text:style-name="MP9"><text:span text:style-name="Default_20_Paragraph_20_Font"><text:span text:style-name="MT3"><text:page-number text:select-page="current">14</text:page-number></text:span></text:span><text:span text:style-name="Default_20_Paragraph_20_Font"><text:span text:style-name="MT3"><text:s text:c="2"/></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17:37.587032345</meta:creation-date>
    <dc:date>2022-02-27T13:18:07.687686027</dc:date>
    <meta:editing-duration>PT30S</meta:editing-duration>
    <meta:editing-cycles>1</meta:editing-cycles>
    <meta:document-statistic meta:table-count="12" meta:image-count="0" meta:object-count="0" meta:page-count="14" meta:paragraph-count="323" meta:word-count="1287" meta:character-count="9975" meta:non-whitespace-character-count="8654"/>
    <meta:generator>LibreOffice/7.3.0.3$Linux_X86_64 LibreOffice_project/30$Build-3</meta:generator>
  </office:meta>
</office:document-meta>
</file>